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-ranges="Sheet1.H11:Sheet1.J15 Sheet1.E41:Sheet1.H55 Sheet1.A1:Sheet1.F20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sheet1.A1</text:p>
          </table:table-cell>
          <table:table-cell office:value-type="string">
            <text:p>sheet1.B1</text:p>
          </table:table-cell>
          <table:table-cell office:value-type="string">
            <text:p>sheet1.C1</text:p>
          </table:table-cell>
          <table:table-cell office:value-type="string">
            <text:p>sheet1.D1</text:p>
          </table:table-cell>
          <table:table-cell office:value-type="string">
            <text:p>sheet1.E1</text:p>
          </table:table-cell>
          <table:table-cell office:value-type="string">
            <text:p>sheet1.F1</text:p>
          </table:table-cell>
          <table:table-cell office:value-type="string">
            <text:p>sheet1.G1</text:p>
          </table:table-cell>
          <table:table-cell office:value-type="string">
            <text:p>sheet1.H1</text:p>
          </table:table-cell>
          <table:table-cell office:value-type="string">
            <text:p>sheet1.I1</text:p>
          </table:table-cell>
          <table:table-cell office:value-type="string">
            <text:p>sheet1.J1</text:p>
          </table:table-cell>
        </table:table-row>
        <table:table-row table:style-name="ro1">
          <table:table-cell office:value-type="string">
            <text:p>sheet1.A2</text:p>
          </table:table-cell>
          <table:table-cell office:value-type="string">
            <text:p>sheet1.B2</text:p>
          </table:table-cell>
          <table:table-cell office:value-type="string">
            <text:p>sheet1.C2</text:p>
          </table:table-cell>
          <table:table-cell office:value-type="string">
            <text:p>sheet1.D2</text:p>
          </table:table-cell>
          <table:table-cell office:value-type="string">
            <text:p>sheet1.E2</text:p>
          </table:table-cell>
          <table:table-cell office:value-type="string">
            <text:p>sheet1.F2</text:p>
          </table:table-cell>
          <table:table-cell office:value-type="string">
            <text:p>sheet1.G2</text:p>
          </table:table-cell>
          <table:table-cell office:value-type="string">
            <text:p>sheet1.H2</text:p>
          </table:table-cell>
          <table:table-cell office:value-type="string">
            <text:p>sheet1.I2</text:p>
          </table:table-cell>
          <table:table-cell office:value-type="string">
            <text:p>sheet1.J2</text:p>
          </table:table-cell>
        </table:table-row>
        <table:table-row table:style-name="ro1">
          <table:table-cell office:value-type="string">
            <text:p>sheet1.A3</text:p>
          </table:table-cell>
          <table:table-cell office:value-type="string">
            <text:p>sheet1.B3</text:p>
          </table:table-cell>
          <table:table-cell office:value-type="string">
            <text:p>sheet1.C3</text:p>
          </table:table-cell>
          <table:table-cell office:value-type="string">
            <text:p>sheet1.D3</text:p>
          </table:table-cell>
          <table:table-cell office:value-type="string">
            <text:p>sheet1.E3</text:p>
          </table:table-cell>
          <table:table-cell office:value-type="string">
            <text:p>sheet1.F3</text:p>
          </table:table-cell>
          <table:table-cell office:value-type="string">
            <text:p>sheet1.G3</text:p>
          </table:table-cell>
          <table:table-cell office:value-type="string">
            <text:p>sheet1.H3</text:p>
          </table:table-cell>
          <table:table-cell office:value-type="string">
            <text:p>sheet1.I3</text:p>
          </table:table-cell>
          <table:table-cell office:value-type="string">
            <text:p>sheet1.J3</text:p>
          </table:table-cell>
        </table:table-row>
        <table:table-row table:style-name="ro1">
          <table:table-cell office:value-type="string">
            <text:p>sheet1.A4</text:p>
          </table:table-cell>
          <table:table-cell office:value-type="string">
            <text:p>sheet1.B4</text:p>
          </table:table-cell>
          <table:table-cell office:value-type="string">
            <text:p>sheet1.C4</text:p>
          </table:table-cell>
          <table:table-cell office:value-type="string">
            <text:p>sheet1.D4</text:p>
          </table:table-cell>
          <table:table-cell office:value-type="string">
            <text:p>sheet1.E4</text:p>
          </table:table-cell>
          <table:table-cell office:value-type="string">
            <text:p>sheet1.F4</text:p>
          </table:table-cell>
          <table:table-cell office:value-type="string">
            <text:p>sheet1.G4</text:p>
          </table:table-cell>
          <table:table-cell office:value-type="string">
            <text:p>sheet1.H4</text:p>
          </table:table-cell>
          <table:table-cell office:value-type="string">
            <text:p>sheet1.I4</text:p>
          </table:table-cell>
          <table:table-cell office:value-type="string">
            <text:p>sheet1.J4</text:p>
          </table:table-cell>
        </table:table-row>
        <table:table-row table:style-name="ro1">
          <table:table-cell office:value-type="string">
            <text:p>sheet1.A5</text:p>
          </table:table-cell>
          <table:table-cell office:value-type="string">
            <text:p>sheet1.B5</text:p>
          </table:table-cell>
          <table:table-cell office:value-type="string">
            <text:p>sheet1.C5</text:p>
          </table:table-cell>
          <table:table-cell office:value-type="string">
            <text:p>sheet1.D5</text:p>
          </table:table-cell>
          <table:table-cell office:value-type="string">
            <text:p>sheet1.E5</text:p>
          </table:table-cell>
          <table:table-cell office:value-type="string">
            <text:p>sheet1.F5</text:p>
          </table:table-cell>
          <table:table-cell office:value-type="string">
            <text:p>sheet1.G5</text:p>
          </table:table-cell>
          <table:table-cell office:value-type="string">
            <text:p>sheet1.H5</text:p>
          </table:table-cell>
          <table:table-cell office:value-type="string">
            <text:p>sheet1.I5</text:p>
          </table:table-cell>
          <table:table-cell office:value-type="string">
            <text:p>sheet1.J5</text:p>
          </table:table-cell>
        </table:table-row>
        <table:table-row table:style-name="ro1">
          <table:table-cell office:value-type="string">
            <text:p>sheet1.A6</text:p>
          </table:table-cell>
          <table:table-cell office:value-type="string">
            <text:p>sheet1.B6</text:p>
          </table:table-cell>
          <table:table-cell office:value-type="string">
            <text:p>sheet1.C6</text:p>
          </table:table-cell>
          <table:table-cell office:value-type="string">
            <text:p>sheet1.D6</text:p>
          </table:table-cell>
          <table:table-cell office:value-type="string">
            <text:p>sheet1.E6</text:p>
          </table:table-cell>
          <table:table-cell office:value-type="string">
            <text:p>sheet1.F6</text:p>
          </table:table-cell>
          <table:table-cell office:value-type="string">
            <text:p>sheet1.G6</text:p>
          </table:table-cell>
          <table:table-cell office:value-type="string">
            <text:p>sheet1.H6</text:p>
          </table:table-cell>
          <table:table-cell office:value-type="string">
            <text:p>sheet1.I6</text:p>
          </table:table-cell>
          <table:table-cell office:value-type="string">
            <text:p>sheet1.J6</text:p>
          </table:table-cell>
        </table:table-row>
        <table:table-row table:style-name="ro1">
          <table:table-cell office:value-type="string">
            <text:p>sheet1.A7</text:p>
          </table:table-cell>
          <table:table-cell office:value-type="string">
            <text:p>sheet1.B7</text:p>
          </table:table-cell>
          <table:table-cell office:value-type="string">
            <text:p>sheet1.C7</text:p>
          </table:table-cell>
          <table:table-cell office:value-type="string">
            <text:p>sheet1.D7</text:p>
          </table:table-cell>
          <table:table-cell office:value-type="string">
            <text:p>sheet1.E7</text:p>
          </table:table-cell>
          <table:table-cell office:value-type="string">
            <text:p>sheet1.F7</text:p>
          </table:table-cell>
          <table:table-cell office:value-type="string">
            <text:p>sheet1.G7</text:p>
          </table:table-cell>
          <table:table-cell office:value-type="string">
            <text:p>sheet1.H7</text:p>
          </table:table-cell>
          <table:table-cell office:value-type="string">
            <text:p>sheet1.I7</text:p>
          </table:table-cell>
          <table:table-cell office:value-type="string">
            <text:p>sheet1.J7</text:p>
          </table:table-cell>
        </table:table-row>
        <table:table-row table:style-name="ro1">
          <table:table-cell office:value-type="string">
            <text:p>sheet1.A8</text:p>
          </table:table-cell>
          <table:table-cell office:value-type="string">
            <text:p>sheet1.B8</text:p>
          </table:table-cell>
          <table:table-cell office:value-type="string">
            <text:p>sheet1.C8</text:p>
          </table:table-cell>
          <table:table-cell office:value-type="string">
            <text:p>sheet1.D8</text:p>
          </table:table-cell>
          <table:table-cell office:value-type="string">
            <text:p>sheet1.E8</text:p>
          </table:table-cell>
          <table:table-cell office:value-type="string">
            <text:p>sheet1.F8</text:p>
          </table:table-cell>
          <table:table-cell office:value-type="string">
            <text:p>sheet1.G8</text:p>
          </table:table-cell>
          <table:table-cell office:value-type="string">
            <text:p>sheet1.H8</text:p>
          </table:table-cell>
          <table:table-cell office:value-type="string">
            <text:p>sheet1.I8</text:p>
          </table:table-cell>
          <table:table-cell office:value-type="string">
            <text:p>sheet1.J8</text:p>
          </table:table-cell>
        </table:table-row>
        <table:table-row table:style-name="ro1">
          <table:table-cell office:value-type="string">
            <text:p>sheet1.A9</text:p>
          </table:table-cell>
          <table:table-cell office:value-type="string">
            <text:p>sheet1.B9</text:p>
          </table:table-cell>
          <table:table-cell office:value-type="string">
            <text:p>sheet1.C9</text:p>
          </table:table-cell>
          <table:table-cell office:value-type="string">
            <text:p>sheet1.D9</text:p>
          </table:table-cell>
          <table:table-cell office:value-type="string">
            <text:p>sheet1.E9</text:p>
          </table:table-cell>
          <table:table-cell office:value-type="string">
            <text:p>sheet1.F9</text:p>
          </table:table-cell>
          <table:table-cell office:value-type="string">
            <text:p>sheet1.G9</text:p>
          </table:table-cell>
          <table:table-cell office:value-type="string">
            <text:p>sheet1.H9</text:p>
          </table:table-cell>
          <table:table-cell office:value-type="string">
            <text:p>sheet1.I9</text:p>
          </table:table-cell>
          <table:table-cell office:value-type="string">
            <text:p>sheet1.J9</text:p>
          </table:table-cell>
        </table:table-row>
        <table:table-row table:style-name="ro1">
          <table:table-cell office:value-type="string">
            <text:p>sheet1.A10</text:p>
          </table:table-cell>
          <table:table-cell office:value-type="string">
            <text:p>sheet1.B10</text:p>
          </table:table-cell>
          <table:table-cell office:value-type="string">
            <text:p>sheet1.C10</text:p>
          </table:table-cell>
          <table:table-cell office:value-type="string">
            <text:p>sheet1.D10</text:p>
          </table:table-cell>
          <table:table-cell office:value-type="string">
            <text:p>sheet1.E10</text:p>
          </table:table-cell>
          <table:table-cell office:value-type="string">
            <text:p>sheet1.F10</text:p>
          </table:table-cell>
          <table:table-cell office:value-type="string">
            <text:p>sheet1.G10</text:p>
          </table:table-cell>
          <table:table-cell office:value-type="string">
            <text:p>sheet1.H10</text:p>
          </table:table-cell>
          <table:table-cell office:value-type="string">
            <text:p>sheet1.I10</text:p>
          </table:table-cell>
          <table:table-cell office:value-type="string">
            <text:p>sheet1.J10</text:p>
          </table:table-cell>
        </table:table-row>
        <table:table-row table:style-name="ro1">
          <table:table-cell office:value-type="string">
            <text:p>sheet1.A11</text:p>
          </table:table-cell>
          <table:table-cell office:value-type="string">
            <text:p>sheet1.B11</text:p>
          </table:table-cell>
          <table:table-cell office:value-type="string">
            <text:p>sheet1.C11</text:p>
          </table:table-cell>
          <table:table-cell office:value-type="string">
            <text:p>sheet1.D11</text:p>
          </table:table-cell>
          <table:table-cell office:value-type="string">
            <text:p>sheet1.E11</text:p>
          </table:table-cell>
          <table:table-cell office:value-type="string">
            <text:p>sheet1.F11</text:p>
          </table:table-cell>
          <table:table-cell office:value-type="string">
            <text:p>sheet1.G11</text:p>
          </table:table-cell>
          <table:table-cell office:value-type="string">
            <text:p>sheet1.H11</text:p>
          </table:table-cell>
          <table:table-cell office:value-type="string">
            <text:p>sheet1.I11</text:p>
          </table:table-cell>
          <table:table-cell office:value-type="string">
            <text:p>sheet1.J11</text:p>
          </table:table-cell>
        </table:table-row>
        <table:table-row table:style-name="ro1">
          <table:table-cell office:value-type="string">
            <text:p>sheet1.A12</text:p>
          </table:table-cell>
          <table:table-cell office:value-type="string">
            <text:p>sheet1.B12</text:p>
          </table:table-cell>
          <table:table-cell office:value-type="string">
            <text:p>sheet1.C12</text:p>
          </table:table-cell>
          <table:table-cell office:value-type="string">
            <text:p>sheet1.D12</text:p>
          </table:table-cell>
          <table:table-cell office:value-type="string">
            <text:p>sheet1.E12</text:p>
          </table:table-cell>
          <table:table-cell office:value-type="string">
            <text:p>sheet1.F12</text:p>
          </table:table-cell>
          <table:table-cell office:value-type="string">
            <text:p>sheet1.G12</text:p>
          </table:table-cell>
          <table:table-cell office:value-type="string">
            <text:p>sheet1.H12</text:p>
          </table:table-cell>
          <table:table-cell office:value-type="string">
            <text:p>sheet1.I12</text:p>
          </table:table-cell>
          <table:table-cell office:value-type="string">
            <text:p>sheet1.J12</text:p>
          </table:table-cell>
        </table:table-row>
        <table:table-row table:style-name="ro1">
          <table:table-cell office:value-type="string">
            <text:p>sheet1.A13</text:p>
          </table:table-cell>
          <table:table-cell office:value-type="string">
            <text:p>sheet1.B13</text:p>
          </table:table-cell>
          <table:table-cell office:value-type="string">
            <text:p>sheet1.C13</text:p>
          </table:table-cell>
          <table:table-cell office:value-type="string">
            <text:p>sheet1.D13</text:p>
          </table:table-cell>
          <table:table-cell office:value-type="string">
            <text:p>sheet1.E13</text:p>
          </table:table-cell>
          <table:table-cell office:value-type="string">
            <text:p>sheet1.F13</text:p>
          </table:table-cell>
          <table:table-cell office:value-type="string">
            <text:p>sheet1.G13</text:p>
          </table:table-cell>
          <table:table-cell office:value-type="string">
            <text:p>sheet1.H13</text:p>
          </table:table-cell>
          <table:table-cell office:value-type="string">
            <text:p>sheet1.I13</text:p>
          </table:table-cell>
          <table:table-cell office:value-type="string">
            <text:p>sheet1.J13</text:p>
          </table:table-cell>
        </table:table-row>
        <table:table-row table:style-name="ro1">
          <table:table-cell office:value-type="string">
            <text:p>sheet1.A14</text:p>
          </table:table-cell>
          <table:table-cell office:value-type="string">
            <text:p>sheet1.B14</text:p>
          </table:table-cell>
          <table:table-cell office:value-type="string">
            <text:p>sheet1.C14</text:p>
          </table:table-cell>
          <table:table-cell office:value-type="string">
            <text:p>sheet1.D14</text:p>
          </table:table-cell>
          <table:table-cell office:value-type="string">
            <text:p>sheet1.E14</text:p>
          </table:table-cell>
          <table:table-cell office:value-type="string">
            <text:p>sheet1.F14</text:p>
          </table:table-cell>
          <table:table-cell office:value-type="string">
            <text:p>sheet1.G14</text:p>
          </table:table-cell>
          <table:table-cell office:value-type="string">
            <text:p>sheet1.H14</text:p>
          </table:table-cell>
          <table:table-cell office:value-type="string">
            <text:p>sheet1.I14</text:p>
          </table:table-cell>
          <table:table-cell office:value-type="string">
            <text:p>sheet1.J14</text:p>
          </table:table-cell>
        </table:table-row>
        <table:table-row table:style-name="ro1">
          <table:table-cell office:value-type="string">
            <text:p>sheet1.A15</text:p>
          </table:table-cell>
          <table:table-cell office:value-type="string">
            <text:p>sheet1.B15</text:p>
          </table:table-cell>
          <table:table-cell office:value-type="string">
            <text:p>sheet1.C15</text:p>
          </table:table-cell>
          <table:table-cell office:value-type="string">
            <text:p>sheet1.D15</text:p>
          </table:table-cell>
          <table:table-cell office:value-type="string">
            <text:p>sheet1.E15</text:p>
          </table:table-cell>
          <table:table-cell office:value-type="string">
            <text:p>sheet1.F15</text:p>
          </table:table-cell>
          <table:table-cell office:value-type="string">
            <text:p>sheet1.G15</text:p>
          </table:table-cell>
          <table:table-cell office:value-type="string">
            <text:p>sheet1.H15</text:p>
          </table:table-cell>
          <table:table-cell office:value-type="string">
            <text:p>sheet1.I15</text:p>
          </table:table-cell>
          <table:table-cell office:value-type="string">
            <text:p>sheet1.J15</text:p>
          </table:table-cell>
        </table:table-row>
        <table:table-row table:style-name="ro1">
          <table:table-cell office:value-type="string">
            <text:p>sheet1.A16</text:p>
          </table:table-cell>
          <table:table-cell office:value-type="string">
            <text:p>sheet1.B16</text:p>
          </table:table-cell>
          <table:table-cell office:value-type="string">
            <text:p>sheet1.C16</text:p>
          </table:table-cell>
          <table:table-cell office:value-type="string">
            <text:p>sheet1.D16</text:p>
          </table:table-cell>
          <table:table-cell office:value-type="string">
            <text:p>sheet1.E16</text:p>
          </table:table-cell>
          <table:table-cell office:value-type="string">
            <text:p>sheet1.F16</text:p>
          </table:table-cell>
          <table:table-cell office:value-type="string">
            <text:p>sheet1.G16</text:p>
          </table:table-cell>
          <table:table-cell office:value-type="string">
            <text:p>sheet1.H16</text:p>
          </table:table-cell>
          <table:table-cell office:value-type="string">
            <text:p>sheet1.I16</text:p>
          </table:table-cell>
          <table:table-cell office:value-type="string">
            <text:p>sheet1.J16</text:p>
          </table:table-cell>
        </table:table-row>
        <table:table-row table:style-name="ro1">
          <table:table-cell office:value-type="string">
            <text:p>sheet1.A17</text:p>
          </table:table-cell>
          <table:table-cell office:value-type="string">
            <text:p>sheet1.B17</text:p>
          </table:table-cell>
          <table:table-cell office:value-type="string">
            <text:p>sheet1.C17</text:p>
          </table:table-cell>
          <table:table-cell office:value-type="string">
            <text:p>sheet1.D17</text:p>
          </table:table-cell>
          <table:table-cell office:value-type="string">
            <text:p>sheet1.E17</text:p>
          </table:table-cell>
          <table:table-cell office:value-type="string">
            <text:p>sheet1.F17</text:p>
          </table:table-cell>
          <table:table-cell office:value-type="string">
            <text:p>sheet1.G17</text:p>
          </table:table-cell>
          <table:table-cell office:value-type="string">
            <text:p>sheet1.H17</text:p>
          </table:table-cell>
          <table:table-cell office:value-type="string">
            <text:p>sheet1.I17</text:p>
          </table:table-cell>
          <table:table-cell office:value-type="string">
            <text:p>sheet1.J17</text:p>
          </table:table-cell>
        </table:table-row>
        <table:table-row table:style-name="ro1">
          <table:table-cell office:value-type="string">
            <text:p>sheet1.A18</text:p>
          </table:table-cell>
          <table:table-cell office:value-type="string">
            <text:p>sheet1.B18</text:p>
          </table:table-cell>
          <table:table-cell office:value-type="string">
            <text:p>sheet1.C18</text:p>
          </table:table-cell>
          <table:table-cell office:value-type="string">
            <text:p>sheet1.D18</text:p>
          </table:table-cell>
          <table:table-cell office:value-type="string">
            <text:p>sheet1.E18</text:p>
          </table:table-cell>
          <table:table-cell office:value-type="string">
            <text:p>sheet1.F18</text:p>
          </table:table-cell>
          <table:table-cell office:value-type="string">
            <text:p>sheet1.G18</text:p>
          </table:table-cell>
          <table:table-cell office:value-type="string">
            <text:p>sheet1.H18</text:p>
          </table:table-cell>
          <table:table-cell office:value-type="string">
            <text:p>sheet1.I18</text:p>
          </table:table-cell>
          <table:table-cell office:value-type="string">
            <text:p>sheet1.J18</text:p>
          </table:table-cell>
        </table:table-row>
        <table:table-row table:style-name="ro1">
          <table:table-cell office:value-type="string">
            <text:p>sheet1.A19</text:p>
          </table:table-cell>
          <table:table-cell office:value-type="string">
            <text:p>sheet1.B19</text:p>
          </table:table-cell>
          <table:table-cell office:value-type="string">
            <text:p>sheet1.C19</text:p>
          </table:table-cell>
          <table:table-cell office:value-type="string">
            <text:p>sheet1.D19</text:p>
          </table:table-cell>
          <table:table-cell office:value-type="string">
            <text:p>sheet1.E19</text:p>
          </table:table-cell>
          <table:table-cell office:value-type="string">
            <text:p>sheet1.F19</text:p>
          </table:table-cell>
          <table:table-cell office:value-type="string">
            <text:p>sheet1.G19</text:p>
          </table:table-cell>
          <table:table-cell office:value-type="string">
            <text:p>sheet1.H19</text:p>
          </table:table-cell>
          <table:table-cell office:value-type="string">
            <text:p>sheet1.I19</text:p>
          </table:table-cell>
          <table:table-cell office:value-type="string">
            <text:p>sheet1.J19</text:p>
          </table:table-cell>
        </table:table-row>
        <table:table-row table:style-name="ro1">
          <table:table-cell office:value-type="string">
            <text:p>sheet1.A20</text:p>
          </table:table-cell>
          <table:table-cell office:value-type="string">
            <text:p>sheet1.B20</text:p>
          </table:table-cell>
          <table:table-cell office:value-type="string">
            <text:p>sheet1.C20</text:p>
          </table:table-cell>
          <table:table-cell office:value-type="string">
            <text:p>sheet1.D20</text:p>
          </table:table-cell>
          <table:table-cell office:value-type="string">
            <text:p>sheet1.E20</text:p>
          </table:table-cell>
          <table:table-cell office:value-type="string">
            <text:p>sheet1.F20</text:p>
          </table:table-cell>
          <table:table-cell office:value-type="string">
            <text:p>sheet1.G20</text:p>
          </table:table-cell>
          <table:table-cell office:value-type="string">
            <text:p>sheet1.H20</text:p>
          </table:table-cell>
          <table:table-cell office:value-type="string">
            <text:p>sheet1.I20</text:p>
          </table:table-cell>
          <table:table-cell office:value-type="string">
            <text:p>sheet1.J20</text:p>
          </table:table-cell>
        </table:table-row>
        <table:table-row table:style-name="ro1">
          <table:table-cell office:value-type="string">
            <text:p>sheet1.A21</text:p>
          </table:table-cell>
          <table:table-cell office:value-type="string">
            <text:p>sheet1.B21</text:p>
          </table:table-cell>
          <table:table-cell office:value-type="string">
            <text:p>sheet1.C21</text:p>
          </table:table-cell>
          <table:table-cell office:value-type="string">
            <text:p>sheet1.D21</text:p>
          </table:table-cell>
          <table:table-cell office:value-type="string">
            <text:p>sheet1.E21</text:p>
          </table:table-cell>
          <table:table-cell office:value-type="string">
            <text:p>sheet1.F21</text:p>
          </table:table-cell>
          <table:table-cell office:value-type="string">
            <text:p>sheet1.G21</text:p>
          </table:table-cell>
          <table:table-cell office:value-type="string">
            <text:p>sheet1.H21</text:p>
          </table:table-cell>
          <table:table-cell office:value-type="string">
            <text:p>sheet1.I21</text:p>
          </table:table-cell>
          <table:table-cell office:value-type="string">
            <text:p>sheet1.J21</text:p>
          </table:table-cell>
        </table:table-row>
        <table:table-row table:style-name="ro1">
          <table:table-cell office:value-type="string">
            <text:p>sheet1.A22</text:p>
          </table:table-cell>
          <table:table-cell office:value-type="string">
            <text:p>sheet1.B22</text:p>
          </table:table-cell>
          <table:table-cell office:value-type="string">
            <text:p>sheet1.C22</text:p>
          </table:table-cell>
          <table:table-cell office:value-type="string">
            <text:p>sheet1.D22</text:p>
          </table:table-cell>
          <table:table-cell office:value-type="string">
            <text:p>sheet1.E22</text:p>
          </table:table-cell>
          <table:table-cell office:value-type="string">
            <text:p>sheet1.F22</text:p>
          </table:table-cell>
          <table:table-cell office:value-type="string">
            <text:p>sheet1.G22</text:p>
          </table:table-cell>
          <table:table-cell office:value-type="string">
            <text:p>sheet1.H22</text:p>
          </table:table-cell>
          <table:table-cell office:value-type="string">
            <text:p>sheet1.I22</text:p>
          </table:table-cell>
          <table:table-cell office:value-type="string">
            <text:p>sheet1.J22</text:p>
          </table:table-cell>
        </table:table-row>
        <table:table-row table:style-name="ro1">
          <table:table-cell office:value-type="string">
            <text:p>sheet1.A23</text:p>
          </table:table-cell>
          <table:table-cell office:value-type="string">
            <text:p>sheet1.B23</text:p>
          </table:table-cell>
          <table:table-cell office:value-type="string">
            <text:p>sheet1.C23</text:p>
          </table:table-cell>
          <table:table-cell office:value-type="string">
            <text:p>sheet1.D23</text:p>
          </table:table-cell>
          <table:table-cell office:value-type="string">
            <text:p>sheet1.E23</text:p>
          </table:table-cell>
          <table:table-cell office:value-type="string">
            <text:p>sheet1.F23</text:p>
          </table:table-cell>
          <table:table-cell office:value-type="string">
            <text:p>sheet1.G23</text:p>
          </table:table-cell>
          <table:table-cell office:value-type="string">
            <text:p>sheet1.H23</text:p>
          </table:table-cell>
          <table:table-cell office:value-type="string">
            <text:p>sheet1.I23</text:p>
          </table:table-cell>
          <table:table-cell office:value-type="string">
            <text:p>sheet1.J23</text:p>
          </table:table-cell>
        </table:table-row>
        <table:table-row table:style-name="ro1">
          <table:table-cell office:value-type="string">
            <text:p>sheet1.A24</text:p>
          </table:table-cell>
          <table:table-cell office:value-type="string">
            <text:p>sheet1.B24</text:p>
          </table:table-cell>
          <table:table-cell office:value-type="string">
            <text:p>sheet1.C24</text:p>
          </table:table-cell>
          <table:table-cell office:value-type="string">
            <text:p>sheet1.D24</text:p>
          </table:table-cell>
          <table:table-cell office:value-type="string">
            <text:p>sheet1.E24</text:p>
          </table:table-cell>
          <table:table-cell office:value-type="string">
            <text:p>sheet1.F24</text:p>
          </table:table-cell>
          <table:table-cell office:value-type="string">
            <text:p>sheet1.G24</text:p>
          </table:table-cell>
          <table:table-cell office:value-type="string">
            <text:p>sheet1.H24</text:p>
          </table:table-cell>
          <table:table-cell office:value-type="string">
            <text:p>sheet1.I24</text:p>
          </table:table-cell>
          <table:table-cell office:value-type="string">
            <text:p>sheet1.J24</text:p>
          </table:table-cell>
        </table:table-row>
        <table:table-row table:style-name="ro1">
          <table:table-cell office:value-type="string">
            <text:p>sheet1.A25</text:p>
          </table:table-cell>
          <table:table-cell office:value-type="string">
            <text:p>sheet1.B25</text:p>
          </table:table-cell>
          <table:table-cell office:value-type="string">
            <text:p>sheet1.C25</text:p>
          </table:table-cell>
          <table:table-cell office:value-type="string">
            <text:p>sheet1.D25</text:p>
          </table:table-cell>
          <table:table-cell office:value-type="string">
            <text:p>sheet1.E25</text:p>
          </table:table-cell>
          <table:table-cell office:value-type="string">
            <text:p>sheet1.F25</text:p>
          </table:table-cell>
          <table:table-cell office:value-type="string">
            <text:p>sheet1.G25</text:p>
          </table:table-cell>
          <table:table-cell office:value-type="string">
            <text:p>sheet1.H25</text:p>
          </table:table-cell>
          <table:table-cell office:value-type="string">
            <text:p>sheet1.I25</text:p>
          </table:table-cell>
          <table:table-cell office:value-type="string">
            <text:p>sheet1.J25</text:p>
          </table:table-cell>
        </table:table-row>
        <table:table-row table:style-name="ro1">
          <table:table-cell office:value-type="string">
            <text:p>sheet1.A26</text:p>
          </table:table-cell>
          <table:table-cell office:value-type="string">
            <text:p>sheet1.B26</text:p>
          </table:table-cell>
          <table:table-cell office:value-type="string">
            <text:p>sheet1.C26</text:p>
          </table:table-cell>
          <table:table-cell office:value-type="string">
            <text:p>sheet1.D26</text:p>
          </table:table-cell>
          <table:table-cell office:value-type="string">
            <text:p>sheet1.E26</text:p>
          </table:table-cell>
          <table:table-cell office:value-type="string">
            <text:p>sheet1.F26</text:p>
          </table:table-cell>
          <table:table-cell office:value-type="string">
            <text:p>sheet1.G26</text:p>
          </table:table-cell>
          <table:table-cell office:value-type="string">
            <text:p>sheet1.H26</text:p>
          </table:table-cell>
          <table:table-cell office:value-type="string">
            <text:p>sheet1.I26</text:p>
          </table:table-cell>
          <table:table-cell office:value-type="string">
            <text:p>sheet1.J26</text:p>
          </table:table-cell>
        </table:table-row>
        <table:table-row table:style-name="ro1">
          <table:table-cell office:value-type="string">
            <text:p>sheet1.A27</text:p>
          </table:table-cell>
          <table:table-cell office:value-type="string">
            <text:p>sheet1.B27</text:p>
          </table:table-cell>
          <table:table-cell office:value-type="string">
            <text:p>sheet1.C27</text:p>
          </table:table-cell>
          <table:table-cell office:value-type="string">
            <text:p>sheet1.D27</text:p>
          </table:table-cell>
          <table:table-cell office:value-type="string">
            <text:p>sheet1.E27</text:p>
          </table:table-cell>
          <table:table-cell office:value-type="string">
            <text:p>sheet1.F27</text:p>
          </table:table-cell>
          <table:table-cell office:value-type="string">
            <text:p>sheet1.G27</text:p>
          </table:table-cell>
          <table:table-cell office:value-type="string">
            <text:p>sheet1.H27</text:p>
          </table:table-cell>
          <table:table-cell office:value-type="string">
            <text:p>sheet1.I27</text:p>
          </table:table-cell>
          <table:table-cell office:value-type="string">
            <text:p>sheet1.J27</text:p>
          </table:table-cell>
        </table:table-row>
        <table:table-row table:style-name="ro1">
          <table:table-cell office:value-type="string">
            <text:p>sheet1.A28</text:p>
          </table:table-cell>
          <table:table-cell office:value-type="string">
            <text:p>sheet1.B28</text:p>
          </table:table-cell>
          <table:table-cell office:value-type="string">
            <text:p>sheet1.C28</text:p>
          </table:table-cell>
          <table:table-cell office:value-type="string">
            <text:p>sheet1.D28</text:p>
          </table:table-cell>
          <table:table-cell office:value-type="string">
            <text:p>sheet1.E28</text:p>
          </table:table-cell>
          <table:table-cell office:value-type="string">
            <text:p>sheet1.F28</text:p>
          </table:table-cell>
          <table:table-cell office:value-type="string">
            <text:p>sheet1.G28</text:p>
          </table:table-cell>
          <table:table-cell office:value-type="string">
            <text:p>sheet1.H28</text:p>
          </table:table-cell>
          <table:table-cell office:value-type="string">
            <text:p>sheet1.I28</text:p>
          </table:table-cell>
          <table:table-cell office:value-type="string">
            <text:p>sheet1.J28</text:p>
          </table:table-cell>
        </table:table-row>
        <table:table-row table:style-name="ro1">
          <table:table-cell office:value-type="string">
            <text:p>sheet1.A29</text:p>
          </table:table-cell>
          <table:table-cell office:value-type="string">
            <text:p>sheet1.B29</text:p>
          </table:table-cell>
          <table:table-cell office:value-type="string">
            <text:p>sheet1.C29</text:p>
          </table:table-cell>
          <table:table-cell office:value-type="string">
            <text:p>sheet1.D29</text:p>
          </table:table-cell>
          <table:table-cell office:value-type="string">
            <text:p>sheet1.E29</text:p>
          </table:table-cell>
          <table:table-cell office:value-type="string">
            <text:p>sheet1.F29</text:p>
          </table:table-cell>
          <table:table-cell office:value-type="string">
            <text:p>sheet1.G29</text:p>
          </table:table-cell>
          <table:table-cell office:value-type="string">
            <text:p>sheet1.H29</text:p>
          </table:table-cell>
          <table:table-cell office:value-type="string">
            <text:p>sheet1.I29</text:p>
          </table:table-cell>
          <table:table-cell office:value-type="string">
            <text:p>sheet1.J29</text:p>
          </table:table-cell>
        </table:table-row>
        <table:table-row table:style-name="ro1">
          <table:table-cell office:value-type="string">
            <text:p>sheet1.A30</text:p>
          </table:table-cell>
          <table:table-cell office:value-type="string">
            <text:p>sheet1.B30</text:p>
          </table:table-cell>
          <table:table-cell office:value-type="string">
            <text:p>sheet1.C30</text:p>
          </table:table-cell>
          <table:table-cell office:value-type="string">
            <text:p>sheet1.D30</text:p>
          </table:table-cell>
          <table:table-cell office:value-type="string">
            <text:p>sheet1.E30</text:p>
          </table:table-cell>
          <table:table-cell office:value-type="string">
            <text:p>sheet1.F30</text:p>
          </table:table-cell>
          <table:table-cell office:value-type="string">
            <text:p>sheet1.G30</text:p>
          </table:table-cell>
          <table:table-cell office:value-type="string">
            <text:p>sheet1.H30</text:p>
          </table:table-cell>
          <table:table-cell office:value-type="string">
            <text:p>sheet1.I30</text:p>
          </table:table-cell>
          <table:table-cell office:value-type="string">
            <text:p>sheet1.J30</text:p>
          </table:table-cell>
        </table:table-row>
        <table:table-row table:style-name="ro1">
          <table:table-cell office:value-type="string">
            <text:p>sheet1.A31</text:p>
          </table:table-cell>
          <table:table-cell office:value-type="string">
            <text:p>sheet1.B31</text:p>
          </table:table-cell>
          <table:table-cell office:value-type="string">
            <text:p>sheet1.C31</text:p>
          </table:table-cell>
          <table:table-cell office:value-type="string">
            <text:p>sheet1.D31</text:p>
          </table:table-cell>
          <table:table-cell office:value-type="string">
            <text:p>sheet1.E31</text:p>
          </table:table-cell>
          <table:table-cell office:value-type="string">
            <text:p>sheet1.F31</text:p>
          </table:table-cell>
          <table:table-cell office:value-type="string">
            <text:p>sheet1.G31</text:p>
          </table:table-cell>
          <table:table-cell office:value-type="string">
            <text:p>sheet1.H31</text:p>
          </table:table-cell>
          <table:table-cell office:value-type="string">
            <text:p>sheet1.I31</text:p>
          </table:table-cell>
          <table:table-cell office:value-type="string">
            <text:p>sheet1.J31</text:p>
          </table:table-cell>
        </table:table-row>
        <table:table-row table:style-name="ro1">
          <table:table-cell office:value-type="string">
            <text:p>sheet1.A32</text:p>
          </table:table-cell>
          <table:table-cell office:value-type="string">
            <text:p>sheet1.B32</text:p>
          </table:table-cell>
          <table:table-cell office:value-type="string">
            <text:p>sheet1.C32</text:p>
          </table:table-cell>
          <table:table-cell office:value-type="string">
            <text:p>sheet1.D32</text:p>
          </table:table-cell>
          <table:table-cell office:value-type="string">
            <text:p>sheet1.E32</text:p>
          </table:table-cell>
          <table:table-cell office:value-type="string">
            <text:p>sheet1.F32</text:p>
          </table:table-cell>
          <table:table-cell office:value-type="string">
            <text:p>sheet1.G32</text:p>
          </table:table-cell>
          <table:table-cell office:value-type="string">
            <text:p>sheet1.H32</text:p>
          </table:table-cell>
          <table:table-cell office:value-type="string">
            <text:p>sheet1.I32</text:p>
          </table:table-cell>
          <table:table-cell office:value-type="string">
            <text:p>sheet1.J32</text:p>
          </table:table-cell>
        </table:table-row>
        <table:table-row table:style-name="ro1">
          <table:table-cell office:value-type="string">
            <text:p>sheet1.A33</text:p>
          </table:table-cell>
          <table:table-cell office:value-type="string">
            <text:p>sheet1.B33</text:p>
          </table:table-cell>
          <table:table-cell office:value-type="string">
            <text:p>sheet1.C33</text:p>
          </table:table-cell>
          <table:table-cell office:value-type="string">
            <text:p>sheet1.D33</text:p>
          </table:table-cell>
          <table:table-cell office:value-type="string">
            <text:p>sheet1.E33</text:p>
          </table:table-cell>
          <table:table-cell office:value-type="string">
            <text:p>sheet1.F33</text:p>
          </table:table-cell>
          <table:table-cell office:value-type="string">
            <text:p>sheet1.G33</text:p>
          </table:table-cell>
          <table:table-cell office:value-type="string">
            <text:p>sheet1.H33</text:p>
          </table:table-cell>
          <table:table-cell office:value-type="string">
            <text:p>sheet1.I33</text:p>
          </table:table-cell>
          <table:table-cell office:value-type="string">
            <text:p>sheet1.J33</text:p>
          </table:table-cell>
        </table:table-row>
        <table:table-row table:style-name="ro1">
          <table:table-cell office:value-type="string">
            <text:p>sheet1.A34</text:p>
          </table:table-cell>
          <table:table-cell office:value-type="string">
            <text:p>sheet1.B34</text:p>
          </table:table-cell>
          <table:table-cell office:value-type="string">
            <text:p>sheet1.C34</text:p>
          </table:table-cell>
          <table:table-cell office:value-type="string">
            <text:p>sheet1.D34</text:p>
          </table:table-cell>
          <table:table-cell office:value-type="string">
            <text:p>sheet1.E34</text:p>
          </table:table-cell>
          <table:table-cell office:value-type="string">
            <text:p>sheet1.F34</text:p>
          </table:table-cell>
          <table:table-cell office:value-type="string">
            <text:p>sheet1.G34</text:p>
          </table:table-cell>
          <table:table-cell office:value-type="string">
            <text:p>sheet1.H34</text:p>
          </table:table-cell>
          <table:table-cell office:value-type="string">
            <text:p>sheet1.I34</text:p>
          </table:table-cell>
          <table:table-cell office:value-type="string">
            <text:p>sheet1.J34</text:p>
          </table:table-cell>
        </table:table-row>
        <table:table-row table:style-name="ro1">
          <table:table-cell office:value-type="string">
            <text:p>sheet1.A35</text:p>
          </table:table-cell>
          <table:table-cell office:value-type="string">
            <text:p>sheet1.B35</text:p>
          </table:table-cell>
          <table:table-cell office:value-type="string">
            <text:p>sheet1.C35</text:p>
          </table:table-cell>
          <table:table-cell office:value-type="string">
            <text:p>sheet1.D35</text:p>
          </table:table-cell>
          <table:table-cell office:value-type="string">
            <text:p>sheet1.E35</text:p>
          </table:table-cell>
          <table:table-cell office:value-type="string">
            <text:p>sheet1.F35</text:p>
          </table:table-cell>
          <table:table-cell office:value-type="string">
            <text:p>sheet1.G35</text:p>
          </table:table-cell>
          <table:table-cell office:value-type="string">
            <text:p>sheet1.H35</text:p>
          </table:table-cell>
          <table:table-cell office:value-type="string">
            <text:p>sheet1.I35</text:p>
          </table:table-cell>
          <table:table-cell office:value-type="string">
            <text:p>sheet1.J35</text:p>
          </table:table-cell>
        </table:table-row>
        <table:table-row table:style-name="ro1">
          <table:table-cell office:value-type="string">
            <text:p>sheet1.A36</text:p>
          </table:table-cell>
          <table:table-cell office:value-type="string">
            <text:p>sheet1.B36</text:p>
          </table:table-cell>
          <table:table-cell office:value-type="string">
            <text:p>sheet1.C36</text:p>
          </table:table-cell>
          <table:table-cell office:value-type="string">
            <text:p>sheet1.D36</text:p>
          </table:table-cell>
          <table:table-cell office:value-type="string">
            <text:p>sheet1.E36</text:p>
          </table:table-cell>
          <table:table-cell office:value-type="string">
            <text:p>sheet1.F36</text:p>
          </table:table-cell>
          <table:table-cell office:value-type="string">
            <text:p>sheet1.G36</text:p>
          </table:table-cell>
          <table:table-cell office:value-type="string">
            <text:p>sheet1.H36</text:p>
          </table:table-cell>
          <table:table-cell office:value-type="string">
            <text:p>sheet1.I36</text:p>
          </table:table-cell>
          <table:table-cell office:value-type="string">
            <text:p>sheet1.J36</text:p>
          </table:table-cell>
        </table:table-row>
        <table:table-row table:style-name="ro1">
          <table:table-cell office:value-type="string">
            <text:p>sheet1.A37</text:p>
          </table:table-cell>
          <table:table-cell office:value-type="string">
            <text:p>sheet1.B37</text:p>
          </table:table-cell>
          <table:table-cell office:value-type="string">
            <text:p>sheet1.C37</text:p>
          </table:table-cell>
          <table:table-cell office:value-type="string">
            <text:p>sheet1.D37</text:p>
          </table:table-cell>
          <table:table-cell office:value-type="string">
            <text:p>sheet1.E37</text:p>
          </table:table-cell>
          <table:table-cell office:value-type="string">
            <text:p>sheet1.F37</text:p>
          </table:table-cell>
          <table:table-cell office:value-type="string">
            <text:p>sheet1.G37</text:p>
          </table:table-cell>
          <table:table-cell office:value-type="string">
            <text:p>sheet1.H37</text:p>
          </table:table-cell>
          <table:table-cell office:value-type="string">
            <text:p>sheet1.I37</text:p>
          </table:table-cell>
          <table:table-cell office:value-type="string">
            <text:p>sheet1.J37</text:p>
          </table:table-cell>
        </table:table-row>
        <table:table-row table:style-name="ro1">
          <table:table-cell office:value-type="string">
            <text:p>sheet1.A38</text:p>
          </table:table-cell>
          <table:table-cell office:value-type="string">
            <text:p>sheet1.B38</text:p>
          </table:table-cell>
          <table:table-cell office:value-type="string">
            <text:p>sheet1.C38</text:p>
          </table:table-cell>
          <table:table-cell office:value-type="string">
            <text:p>sheet1.D38</text:p>
          </table:table-cell>
          <table:table-cell office:value-type="string">
            <text:p>sheet1.E38</text:p>
          </table:table-cell>
          <table:table-cell office:value-type="string">
            <text:p>sheet1.F38</text:p>
          </table:table-cell>
          <table:table-cell office:value-type="string">
            <text:p>sheet1.G38</text:p>
          </table:table-cell>
          <table:table-cell office:value-type="string">
            <text:p>sheet1.H38</text:p>
          </table:table-cell>
          <table:table-cell office:value-type="string">
            <text:p>sheet1.I38</text:p>
          </table:table-cell>
          <table:table-cell office:value-type="string">
            <text:p>sheet1.J38</text:p>
          </table:table-cell>
        </table:table-row>
        <table:table-row table:style-name="ro1">
          <table:table-cell office:value-type="string">
            <text:p>sheet1.A39</text:p>
          </table:table-cell>
          <table:table-cell office:value-type="string">
            <text:p>sheet1.B39</text:p>
          </table:table-cell>
          <table:table-cell office:value-type="string">
            <text:p>sheet1.C39</text:p>
          </table:table-cell>
          <table:table-cell office:value-type="string">
            <text:p>sheet1.D39</text:p>
          </table:table-cell>
          <table:table-cell office:value-type="string">
            <text:p>sheet1.E39</text:p>
          </table:table-cell>
          <table:table-cell office:value-type="string">
            <text:p>sheet1.F39</text:p>
          </table:table-cell>
          <table:table-cell office:value-type="string">
            <text:p>sheet1.G39</text:p>
          </table:table-cell>
          <table:table-cell office:value-type="string">
            <text:p>sheet1.H39</text:p>
          </table:table-cell>
          <table:table-cell office:value-type="string">
            <text:p>sheet1.I39</text:p>
          </table:table-cell>
          <table:table-cell office:value-type="string">
            <text:p>sheet1.J39</text:p>
          </table:table-cell>
        </table:table-row>
        <table:table-row table:style-name="ro1">
          <table:table-cell office:value-type="string">
            <text:p>sheet1.A40</text:p>
          </table:table-cell>
          <table:table-cell office:value-type="string">
            <text:p>sheet1.B40</text:p>
          </table:table-cell>
          <table:table-cell office:value-type="string">
            <text:p>sheet1.C40</text:p>
          </table:table-cell>
          <table:table-cell office:value-type="string">
            <text:p>sheet1.D40</text:p>
          </table:table-cell>
          <table:table-cell office:value-type="string">
            <text:p>sheet1.E40</text:p>
          </table:table-cell>
          <table:table-cell office:value-type="string">
            <text:p>sheet1.F40</text:p>
          </table:table-cell>
          <table:table-cell office:value-type="string">
            <text:p>sheet1.G40</text:p>
          </table:table-cell>
          <table:table-cell office:value-type="string">
            <text:p>sheet1.H40</text:p>
          </table:table-cell>
          <table:table-cell office:value-type="string">
            <text:p>sheet1.I40</text:p>
          </table:table-cell>
          <table:table-cell office:value-type="string">
            <text:p>sheet1.J40</text:p>
          </table:table-cell>
        </table:table-row>
        <table:table-row table:style-name="ro1">
          <table:table-cell office:value-type="string">
            <text:p>sheet1.A41</text:p>
          </table:table-cell>
          <table:table-cell office:value-type="string">
            <text:p>sheet1.B41</text:p>
          </table:table-cell>
          <table:table-cell office:value-type="string">
            <text:p>sheet1.C41</text:p>
          </table:table-cell>
          <table:table-cell office:value-type="string">
            <text:p>sheet1.D41</text:p>
          </table:table-cell>
          <table:table-cell office:value-type="string">
            <text:p>sheet1.E41</text:p>
          </table:table-cell>
          <table:table-cell office:value-type="string">
            <text:p>sheet1.F41</text:p>
          </table:table-cell>
          <table:table-cell office:value-type="string">
            <text:p>sheet1.G41</text:p>
          </table:table-cell>
          <table:table-cell office:value-type="string">
            <text:p>sheet1.H41</text:p>
          </table:table-cell>
          <table:table-cell office:value-type="string">
            <text:p>sheet1.I41</text:p>
          </table:table-cell>
          <table:table-cell office:value-type="string">
            <text:p>sheet1.J41</text:p>
          </table:table-cell>
        </table:table-row>
        <table:table-row table:style-name="ro1">
          <table:table-cell office:value-type="string">
            <text:p>sheet1.A42</text:p>
          </table:table-cell>
          <table:table-cell office:value-type="string">
            <text:p>sheet1.B42</text:p>
          </table:table-cell>
          <table:table-cell office:value-type="string">
            <text:p>sheet1.C42</text:p>
          </table:table-cell>
          <table:table-cell office:value-type="string">
            <text:p>sheet1.D42</text:p>
          </table:table-cell>
          <table:table-cell office:value-type="string">
            <text:p>sheet1.E42</text:p>
          </table:table-cell>
          <table:table-cell office:value-type="string">
            <text:p>sheet1.F42</text:p>
          </table:table-cell>
          <table:table-cell office:value-type="string">
            <text:p>sheet1.G42</text:p>
          </table:table-cell>
          <table:table-cell office:value-type="string">
            <text:p>sheet1.H42</text:p>
          </table:table-cell>
          <table:table-cell office:value-type="string">
            <text:p>sheet1.I42</text:p>
          </table:table-cell>
          <table:table-cell office:value-type="string">
            <text:p>sheet1.J42</text:p>
          </table:table-cell>
        </table:table-row>
        <table:table-row table:style-name="ro1">
          <table:table-cell office:value-type="string">
            <text:p>sheet1.A43</text:p>
          </table:table-cell>
          <table:table-cell office:value-type="string">
            <text:p>sheet1.B43</text:p>
          </table:table-cell>
          <table:table-cell office:value-type="string">
            <text:p>sheet1.C43</text:p>
          </table:table-cell>
          <table:table-cell office:value-type="string">
            <text:p>sheet1.D43</text:p>
          </table:table-cell>
          <table:table-cell office:value-type="string">
            <text:p>sheet1.E43</text:p>
          </table:table-cell>
          <table:table-cell office:value-type="string">
            <text:p>sheet1.F43</text:p>
          </table:table-cell>
          <table:table-cell office:value-type="string">
            <text:p>sheet1.G43</text:p>
          </table:table-cell>
          <table:table-cell office:value-type="string">
            <text:p>sheet1.H43</text:p>
          </table:table-cell>
          <table:table-cell office:value-type="string">
            <text:p>sheet1.I43</text:p>
          </table:table-cell>
          <table:table-cell office:value-type="string">
            <text:p>sheet1.J43</text:p>
          </table:table-cell>
        </table:table-row>
        <table:table-row table:style-name="ro1">
          <table:table-cell office:value-type="string">
            <text:p>sheet1.A44</text:p>
          </table:table-cell>
          <table:table-cell office:value-type="string">
            <text:p>sheet1.B44</text:p>
          </table:table-cell>
          <table:table-cell office:value-type="string">
            <text:p>sheet1.C44</text:p>
          </table:table-cell>
          <table:table-cell office:value-type="string">
            <text:p>sheet1.D44</text:p>
          </table:table-cell>
          <table:table-cell office:value-type="string">
            <text:p>sheet1.E44</text:p>
          </table:table-cell>
          <table:table-cell office:value-type="string">
            <text:p>sheet1.F44</text:p>
          </table:table-cell>
          <table:table-cell office:value-type="string">
            <text:p>sheet1.G44</text:p>
          </table:table-cell>
          <table:table-cell office:value-type="string">
            <text:p>sheet1.H44</text:p>
          </table:table-cell>
          <table:table-cell office:value-type="string">
            <text:p>sheet1.I44</text:p>
          </table:table-cell>
          <table:table-cell office:value-type="string">
            <text:p>sheet1.J44</text:p>
          </table:table-cell>
        </table:table-row>
        <table:table-row table:style-name="ro1">
          <table:table-cell office:value-type="string">
            <text:p>sheet1.A45</text:p>
          </table:table-cell>
          <table:table-cell office:value-type="string">
            <text:p>sheet1.B45</text:p>
          </table:table-cell>
          <table:table-cell office:value-type="string">
            <text:p>sheet1.C45</text:p>
          </table:table-cell>
          <table:table-cell office:value-type="string">
            <text:p>sheet1.D45</text:p>
          </table:table-cell>
          <table:table-cell office:value-type="string">
            <text:p>sheet1.E45</text:p>
          </table:table-cell>
          <table:table-cell office:value-type="string">
            <text:p>sheet1.F45</text:p>
          </table:table-cell>
          <table:table-cell office:value-type="string">
            <text:p>sheet1.G45</text:p>
          </table:table-cell>
          <table:table-cell office:value-type="string">
            <text:p>sheet1.H45</text:p>
          </table:table-cell>
          <table:table-cell office:value-type="string">
            <text:p>sheet1.I45</text:p>
          </table:table-cell>
          <table:table-cell office:value-type="string">
            <text:p>sheet1.J45</text:p>
          </table:table-cell>
        </table:table-row>
        <table:table-row table:style-name="ro1">
          <table:table-cell office:value-type="string">
            <text:p>sheet1.A46</text:p>
          </table:table-cell>
          <table:table-cell office:value-type="string">
            <text:p>sheet1.B46</text:p>
          </table:table-cell>
          <table:table-cell office:value-type="string">
            <text:p>sheet1.C46</text:p>
          </table:table-cell>
          <table:table-cell office:value-type="string">
            <text:p>sheet1.D46</text:p>
          </table:table-cell>
          <table:table-cell office:value-type="string">
            <text:p>sheet1.E46</text:p>
          </table:table-cell>
          <table:table-cell office:value-type="string">
            <text:p>sheet1.F46</text:p>
          </table:table-cell>
          <table:table-cell office:value-type="string">
            <text:p>sheet1.G46</text:p>
          </table:table-cell>
          <table:table-cell office:value-type="string">
            <text:p>sheet1.H46</text:p>
          </table:table-cell>
          <table:table-cell office:value-type="string">
            <text:p>sheet1.I46</text:p>
          </table:table-cell>
          <table:table-cell office:value-type="string">
            <text:p>sheet1.J46</text:p>
          </table:table-cell>
        </table:table-row>
        <table:table-row table:style-name="ro1">
          <table:table-cell office:value-type="string">
            <text:p>sheet1.A47</text:p>
          </table:table-cell>
          <table:table-cell office:value-type="string">
            <text:p>sheet1.B47</text:p>
          </table:table-cell>
          <table:table-cell office:value-type="string">
            <text:p>sheet1.C47</text:p>
          </table:table-cell>
          <table:table-cell office:value-type="string">
            <text:p>sheet1.D47</text:p>
          </table:table-cell>
          <table:table-cell office:value-type="string">
            <text:p>sheet1.E47</text:p>
          </table:table-cell>
          <table:table-cell office:value-type="string">
            <text:p>sheet1.F47</text:p>
          </table:table-cell>
          <table:table-cell office:value-type="string">
            <text:p>sheet1.G47</text:p>
          </table:table-cell>
          <table:table-cell office:value-type="string">
            <text:p>sheet1.H47</text:p>
          </table:table-cell>
          <table:table-cell office:value-type="string">
            <text:p>sheet1.I47</text:p>
          </table:table-cell>
          <table:table-cell office:value-type="string">
            <text:p>sheet1.J47</text:p>
          </table:table-cell>
        </table:table-row>
        <table:table-row table:style-name="ro1">
          <table:table-cell office:value-type="string">
            <text:p>sheet1.A48</text:p>
          </table:table-cell>
          <table:table-cell office:value-type="string">
            <text:p>sheet1.B48</text:p>
          </table:table-cell>
          <table:table-cell office:value-type="string">
            <text:p>sheet1.C48</text:p>
          </table:table-cell>
          <table:table-cell office:value-type="string">
            <text:p>sheet1.D48</text:p>
          </table:table-cell>
          <table:table-cell office:value-type="string">
            <text:p>sheet1.E48</text:p>
          </table:table-cell>
          <table:table-cell office:value-type="string">
            <text:p>sheet1.F48</text:p>
          </table:table-cell>
          <table:table-cell office:value-type="string">
            <text:p>sheet1.G48</text:p>
          </table:table-cell>
          <table:table-cell office:value-type="string">
            <text:p>sheet1.H48</text:p>
          </table:table-cell>
          <table:table-cell office:value-type="string">
            <text:p>sheet1.I48</text:p>
          </table:table-cell>
          <table:table-cell office:value-type="string">
            <text:p>sheet1.J48</text:p>
          </table:table-cell>
        </table:table-row>
        <table:table-row table:style-name="ro1">
          <table:table-cell office:value-type="string">
            <text:p>sheet1.A49</text:p>
          </table:table-cell>
          <table:table-cell office:value-type="string">
            <text:p>sheet1.B49</text:p>
          </table:table-cell>
          <table:table-cell office:value-type="string">
            <text:p>sheet1.C49</text:p>
          </table:table-cell>
          <table:table-cell office:value-type="string">
            <text:p>sheet1.D49</text:p>
          </table:table-cell>
          <table:table-cell office:value-type="string">
            <text:p>sheet1.E49</text:p>
          </table:table-cell>
          <table:table-cell office:value-type="string">
            <text:p>sheet1.F49</text:p>
          </table:table-cell>
          <table:table-cell office:value-type="string">
            <text:p>sheet1.G49</text:p>
          </table:table-cell>
          <table:table-cell office:value-type="string">
            <text:p>sheet1.H49</text:p>
          </table:table-cell>
          <table:table-cell office:value-type="string">
            <text:p>sheet1.I49</text:p>
          </table:table-cell>
          <table:table-cell office:value-type="string">
            <text:p>sheet1.J49</text:p>
          </table:table-cell>
        </table:table-row>
        <table:table-row table:style-name="ro1">
          <table:table-cell office:value-type="string">
            <text:p>sheet1.A50</text:p>
          </table:table-cell>
          <table:table-cell office:value-type="string">
            <text:p>sheet1.B50</text:p>
          </table:table-cell>
          <table:table-cell office:value-type="string">
            <text:p>sheet1.C50</text:p>
          </table:table-cell>
          <table:table-cell office:value-type="string">
            <text:p>sheet1.D50</text:p>
          </table:table-cell>
          <table:table-cell office:value-type="string">
            <text:p>sheet1.E50</text:p>
          </table:table-cell>
          <table:table-cell office:value-type="string">
            <text:p>sheet1.F50</text:p>
          </table:table-cell>
          <table:table-cell office:value-type="string">
            <text:p>sheet1.G50</text:p>
          </table:table-cell>
          <table:table-cell office:value-type="string">
            <text:p>sheet1.H50</text:p>
          </table:table-cell>
          <table:table-cell office:value-type="string">
            <text:p>sheet1.I50</text:p>
          </table:table-cell>
          <table:table-cell office:value-type="string">
            <text:p>sheet1.J50</text:p>
          </table:table-cell>
        </table:table-row>
        <table:table-row table:style-name="ro1">
          <table:table-cell office:value-type="string">
            <text:p>sheet1.A51</text:p>
          </table:table-cell>
          <table:table-cell office:value-type="string">
            <text:p>sheet1.B51</text:p>
          </table:table-cell>
          <table:table-cell office:value-type="string">
            <text:p>sheet1.C51</text:p>
          </table:table-cell>
          <table:table-cell office:value-type="string">
            <text:p>sheet1.D51</text:p>
          </table:table-cell>
          <table:table-cell office:value-type="string">
            <text:p>sheet1.E51</text:p>
          </table:table-cell>
          <table:table-cell office:value-type="string">
            <text:p>sheet1.F51</text:p>
          </table:table-cell>
          <table:table-cell office:value-type="string">
            <text:p>sheet1.G51</text:p>
          </table:table-cell>
          <table:table-cell office:value-type="string">
            <text:p>sheet1.H51</text:p>
          </table:table-cell>
          <table:table-cell office:value-type="string">
            <text:p>sheet1.I51</text:p>
          </table:table-cell>
          <table:table-cell office:value-type="string">
            <text:p>sheet1.J51</text:p>
          </table:table-cell>
        </table:table-row>
        <table:table-row table:style-name="ro1">
          <table:table-cell office:value-type="string">
            <text:p>sheet1.A52</text:p>
          </table:table-cell>
          <table:table-cell office:value-type="string">
            <text:p>sheet1.B52</text:p>
          </table:table-cell>
          <table:table-cell office:value-type="string">
            <text:p>sheet1.C52</text:p>
          </table:table-cell>
          <table:table-cell office:value-type="string">
            <text:p>sheet1.D52</text:p>
          </table:table-cell>
          <table:table-cell office:value-type="string">
            <text:p>sheet1.E52</text:p>
          </table:table-cell>
          <table:table-cell office:value-type="string">
            <text:p>sheet1.F52</text:p>
          </table:table-cell>
          <table:table-cell office:value-type="string">
            <text:p>sheet1.G52</text:p>
          </table:table-cell>
          <table:table-cell office:value-type="string">
            <text:p>sheet1.H52</text:p>
          </table:table-cell>
          <table:table-cell office:value-type="string">
            <text:p>sheet1.I52</text:p>
          </table:table-cell>
          <table:table-cell office:value-type="string">
            <text:p>sheet1.J52</text:p>
          </table:table-cell>
        </table:table-row>
        <table:table-row table:style-name="ro1">
          <table:table-cell office:value-type="string">
            <text:p>sheet1.A53</text:p>
          </table:table-cell>
          <table:table-cell office:value-type="string">
            <text:p>sheet1.B53</text:p>
          </table:table-cell>
          <table:table-cell office:value-type="string">
            <text:p>sheet1.C53</text:p>
          </table:table-cell>
          <table:table-cell office:value-type="string">
            <text:p>sheet1.D53</text:p>
          </table:table-cell>
          <table:table-cell office:value-type="string">
            <text:p>sheet1.E53</text:p>
          </table:table-cell>
          <table:table-cell office:value-type="string">
            <text:p>sheet1.F53</text:p>
          </table:table-cell>
          <table:table-cell office:value-type="string">
            <text:p>sheet1.G53</text:p>
          </table:table-cell>
          <table:table-cell office:value-type="string">
            <text:p>sheet1.H53</text:p>
          </table:table-cell>
          <table:table-cell office:value-type="string">
            <text:p>sheet1.I53</text:p>
          </table:table-cell>
          <table:table-cell office:value-type="string">
            <text:p>sheet1.J53</text:p>
          </table:table-cell>
        </table:table-row>
        <table:table-row table:style-name="ro1">
          <table:table-cell office:value-type="string">
            <text:p>sheet1.A54</text:p>
          </table:table-cell>
          <table:table-cell office:value-type="string">
            <text:p>sheet1.B54</text:p>
          </table:table-cell>
          <table:table-cell office:value-type="string">
            <text:p>sheet1.C54</text:p>
          </table:table-cell>
          <table:table-cell office:value-type="string">
            <text:p>sheet1.D54</text:p>
          </table:table-cell>
          <table:table-cell office:value-type="string">
            <text:p>sheet1.E54</text:p>
          </table:table-cell>
          <table:table-cell office:value-type="string">
            <text:p>sheet1.F54</text:p>
          </table:table-cell>
          <table:table-cell office:value-type="string">
            <text:p>sheet1.G54</text:p>
          </table:table-cell>
          <table:table-cell office:value-type="string">
            <text:p>sheet1.H54</text:p>
          </table:table-cell>
          <table:table-cell office:value-type="string">
            <text:p>sheet1.I54</text:p>
          </table:table-cell>
          <table:table-cell office:value-type="string">
            <text:p>sheet1.J54</text:p>
          </table:table-cell>
        </table:table-row>
        <table:table-row table:style-name="ro1">
          <table:table-cell office:value-type="string">
            <text:p>sheet1.A55</text:p>
          </table:table-cell>
          <table:table-cell office:value-type="string">
            <text:p>sheet1.B55</text:p>
          </table:table-cell>
          <table:table-cell office:value-type="string">
            <text:p>sheet1.C55</text:p>
          </table:table-cell>
          <table:table-cell office:value-type="string">
            <text:p>sheet1.D55</text:p>
          </table:table-cell>
          <table:table-cell office:value-type="string">
            <text:p>sheet1.E55</text:p>
          </table:table-cell>
          <table:table-cell office:value-type="string">
            <text:p>sheet1.F55</text:p>
          </table:table-cell>
          <table:table-cell office:value-type="string">
            <text:p>sheet1.G55</text:p>
          </table:table-cell>
          <table:table-cell office:value-type="string">
            <text:p>sheet1.H55</text:p>
          </table:table-cell>
          <table:table-cell office:value-type="string">
            <text:p>sheet1.I55</text:p>
          </table:table-cell>
          <table:table-cell office:value-type="string">
            <text:p>sheet1.J55</text:p>
          </table:table-cell>
        </table:table-row>
        <table:table-row table:style-name="ro1">
          <table:table-cell office:value-type="string">
            <text:p>sheet1.A56</text:p>
          </table:table-cell>
          <table:table-cell office:value-type="string">
            <text:p>sheet1.B56</text:p>
          </table:table-cell>
          <table:table-cell office:value-type="string">
            <text:p>sheet1.C56</text:p>
          </table:table-cell>
          <table:table-cell office:value-type="string">
            <text:p>sheet1.D56</text:p>
          </table:table-cell>
          <table:table-cell office:value-type="string">
            <text:p>sheet1.E56</text:p>
          </table:table-cell>
          <table:table-cell office:value-type="string">
            <text:p>sheet1.F56</text:p>
          </table:table-cell>
          <table:table-cell office:value-type="string">
            <text:p>sheet1.G56</text:p>
          </table:table-cell>
          <table:table-cell office:value-type="string">
            <text:p>sheet1.H56</text:p>
          </table:table-cell>
          <table:table-cell office:value-type="string">
            <text:p>sheet1.I56</text:p>
          </table:table-cell>
          <table:table-cell office:value-type="string">
            <text:p>sheet1.J56</text:p>
          </table:table-cell>
        </table:table-row>
        <table:table-row table:style-name="ro1">
          <table:table-cell office:value-type="string">
            <text:p>sheet1.A57</text:p>
          </table:table-cell>
          <table:table-cell office:value-type="string">
            <text:p>sheet1.B57</text:p>
          </table:table-cell>
          <table:table-cell office:value-type="string">
            <text:p>sheet1.C57</text:p>
          </table:table-cell>
          <table:table-cell office:value-type="string">
            <text:p>sheet1.D57</text:p>
          </table:table-cell>
          <table:table-cell office:value-type="string">
            <text:p>sheet1.E57</text:p>
          </table:table-cell>
          <table:table-cell office:value-type="string">
            <text:p>sheet1.F57</text:p>
          </table:table-cell>
          <table:table-cell office:value-type="string">
            <text:p>sheet1.G57</text:p>
          </table:table-cell>
          <table:table-cell office:value-type="string">
            <text:p>sheet1.H57</text:p>
          </table:table-cell>
          <table:table-cell office:value-type="string">
            <text:p>sheet1.I57</text:p>
          </table:table-cell>
          <table:table-cell office:value-type="string">
            <text:p>sheet1.J57</text:p>
          </table:table-cell>
        </table:table-row>
        <table:table-row table:style-name="ro1">
          <table:table-cell office:value-type="string">
            <text:p>sheet1.A58</text:p>
          </table:table-cell>
          <table:table-cell office:value-type="string">
            <text:p>sheet1.B58</text:p>
          </table:table-cell>
          <table:table-cell office:value-type="string">
            <text:p>sheet1.C58</text:p>
          </table:table-cell>
          <table:table-cell office:value-type="string">
            <text:p>sheet1.D58</text:p>
          </table:table-cell>
          <table:table-cell office:value-type="string">
            <text:p>sheet1.E58</text:p>
          </table:table-cell>
          <table:table-cell office:value-type="string">
            <text:p>sheet1.F58</text:p>
          </table:table-cell>
          <table:table-cell office:value-type="string">
            <text:p>sheet1.G58</text:p>
          </table:table-cell>
          <table:table-cell office:value-type="string">
            <text:p>sheet1.H58</text:p>
          </table:table-cell>
          <table:table-cell office:value-type="string">
            <text:p>sheet1.I58</text:p>
          </table:table-cell>
          <table:table-cell office:value-type="string">
            <text:p>sheet1.J58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heet2.A1</text:p>
          </table:table-cell>
          <table:table-cell office:value-type="string">
            <text:p>sheet2.B1</text:p>
          </table:table-cell>
          <table:table-cell office:value-type="string">
            <text:p>sheet2.C1</text:p>
          </table:table-cell>
          <table:table-cell office:value-type="string">
            <text:p>sheet2.D1</text:p>
          </table:table-cell>
          <table:table-cell office:value-type="string">
            <text:p>sheet2.E1</text:p>
          </table:table-cell>
          <table:table-cell office:value-type="string">
            <text:p>sheet2.F1</text:p>
          </table:table-cell>
          <table:table-cell office:value-type="string">
            <text:p>sheet2.G1</text:p>
          </table:table-cell>
          <table:table-cell office:value-type="string">
            <text:p>sheet2.H1</text:p>
          </table:table-cell>
          <table:table-cell office:value-type="string">
            <text:p>sheet2.I1</text:p>
          </table:table-cell>
          <table:table-cell office:value-type="string">
            <text:p>sheet2.J1</text:p>
          </table:table-cell>
        </table:table-row>
        <table:table-row table:style-name="ro1">
          <table:table-cell office:value-type="string">
            <text:p>sheet2.A2</text:p>
          </table:table-cell>
          <table:table-cell office:value-type="string">
            <text:p>sheet2.B2</text:p>
          </table:table-cell>
          <table:table-cell office:value-type="string">
            <text:p>sheet2.C2</text:p>
          </table:table-cell>
          <table:table-cell office:value-type="string">
            <text:p>sheet2.D2</text:p>
          </table:table-cell>
          <table:table-cell office:value-type="string">
            <text:p>sheet2.E2</text:p>
          </table:table-cell>
          <table:table-cell office:value-type="string">
            <text:p>sheet2.F2</text:p>
          </table:table-cell>
          <table:table-cell office:value-type="string">
            <text:p>sheet2.G2</text:p>
          </table:table-cell>
          <table:table-cell office:value-type="string">
            <text:p>sheet2.H2</text:p>
          </table:table-cell>
          <table:table-cell office:value-type="string">
            <text:p>sheet2.I2</text:p>
          </table:table-cell>
          <table:table-cell office:value-type="string">
            <text:p>sheet2.J2</text:p>
          </table:table-cell>
        </table:table-row>
        <table:table-row table:style-name="ro1">
          <table:table-cell office:value-type="string">
            <text:p>sheet2.A3</text:p>
          </table:table-cell>
          <table:table-cell office:value-type="string">
            <text:p>sheet2.B3</text:p>
          </table:table-cell>
          <table:table-cell office:value-type="string">
            <text:p>sheet2.C3</text:p>
          </table:table-cell>
          <table:table-cell office:value-type="string">
            <text:p>sheet2.D3</text:p>
          </table:table-cell>
          <table:table-cell office:value-type="string">
            <text:p>sheet2.E3</text:p>
          </table:table-cell>
          <table:table-cell office:value-type="string">
            <text:p>sheet2.F3</text:p>
          </table:table-cell>
          <table:table-cell office:value-type="string">
            <text:p>sheet2.G3</text:p>
          </table:table-cell>
          <table:table-cell office:value-type="string">
            <text:p>sheet2.H3</text:p>
          </table:table-cell>
          <table:table-cell office:value-type="string">
            <text:p>sheet2.I3</text:p>
          </table:table-cell>
          <table:table-cell office:value-type="string">
            <text:p>sheet2.J3</text:p>
          </table:table-cell>
        </table:table-row>
        <table:table-row table:style-name="ro1">
          <table:table-cell office:value-type="string">
            <text:p>sheet2.A4</text:p>
          </table:table-cell>
          <table:table-cell office:value-type="string">
            <text:p>sheet2.B4</text:p>
          </table:table-cell>
          <table:table-cell office:value-type="string">
            <text:p>sheet2.C4</text:p>
          </table:table-cell>
          <table:table-cell office:value-type="string">
            <text:p>sheet2.D4</text:p>
          </table:table-cell>
          <table:table-cell office:value-type="string">
            <text:p>sheet2.E4</text:p>
          </table:table-cell>
          <table:table-cell office:value-type="string">
            <text:p>sheet2.F4</text:p>
          </table:table-cell>
          <table:table-cell office:value-type="string">
            <text:p>sheet2.G4</text:p>
          </table:table-cell>
          <table:table-cell office:value-type="string">
            <text:p>sheet2.H4</text:p>
          </table:table-cell>
          <table:table-cell office:value-type="string">
            <text:p>sheet2.I4</text:p>
          </table:table-cell>
          <table:table-cell office:value-type="string">
            <text:p>sheet2.J4</text:p>
          </table:table-cell>
        </table:table-row>
        <table:table-row table:style-name="ro1">
          <table:table-cell office:value-type="string">
            <text:p>sheet2.A5</text:p>
          </table:table-cell>
          <table:table-cell office:value-type="string">
            <text:p>sheet2.B5</text:p>
          </table:table-cell>
          <table:table-cell office:value-type="string">
            <text:p>sheet2.C5</text:p>
          </table:table-cell>
          <table:table-cell office:value-type="string">
            <text:p>sheet2.D5</text:p>
          </table:table-cell>
          <table:table-cell office:value-type="string">
            <text:p>sheet2.E5</text:p>
          </table:table-cell>
          <table:table-cell office:value-type="string">
            <text:p>sheet2.F5</text:p>
          </table:table-cell>
          <table:table-cell office:value-type="string">
            <text:p>sheet2.G5</text:p>
          </table:table-cell>
          <table:table-cell office:value-type="string">
            <text:p>sheet2.H5</text:p>
          </table:table-cell>
          <table:table-cell office:value-type="string">
            <text:p>sheet2.I5</text:p>
          </table:table-cell>
          <table:table-cell office:value-type="string">
            <text:p>sheet2.J5</text:p>
          </table:table-cell>
        </table:table-row>
        <table:table-row table:style-name="ro1">
          <table:table-cell office:value-type="string">
            <text:p>sheet2.A6</text:p>
          </table:table-cell>
          <table:table-cell office:value-type="string">
            <text:p>sheet2.B6</text:p>
          </table:table-cell>
          <table:table-cell office:value-type="string">
            <text:p>sheet2.C6</text:p>
          </table:table-cell>
          <table:table-cell office:value-type="string">
            <text:p>sheet2.D6</text:p>
          </table:table-cell>
          <table:table-cell office:value-type="string">
            <text:p>sheet2.E6</text:p>
          </table:table-cell>
          <table:table-cell office:value-type="string">
            <text:p>sheet2.F6</text:p>
          </table:table-cell>
          <table:table-cell office:value-type="string">
            <text:p>sheet2.G6</text:p>
          </table:table-cell>
          <table:table-cell office:value-type="string">
            <text:p>sheet2.H6</text:p>
          </table:table-cell>
          <table:table-cell office:value-type="string">
            <text:p>sheet2.I6</text:p>
          </table:table-cell>
          <table:table-cell office:value-type="string">
            <text:p>sheet2.J6</text:p>
          </table:table-cell>
        </table:table-row>
        <table:table-row table:style-name="ro1">
          <table:table-cell office:value-type="string">
            <text:p>sheet2.A7</text:p>
          </table:table-cell>
          <table:table-cell office:value-type="string">
            <text:p>sheet2.B7</text:p>
          </table:table-cell>
          <table:table-cell office:value-type="string">
            <text:p>sheet2.C7</text:p>
          </table:table-cell>
          <table:table-cell office:value-type="string">
            <text:p>sheet2.D7</text:p>
          </table:table-cell>
          <table:table-cell office:value-type="string">
            <text:p>sheet2.E7</text:p>
          </table:table-cell>
          <table:table-cell office:value-type="string">
            <text:p>sheet2.F7</text:p>
          </table:table-cell>
          <table:table-cell office:value-type="string">
            <text:p>sheet2.G7</text:p>
          </table:table-cell>
          <table:table-cell office:value-type="string">
            <text:p>sheet2.H7</text:p>
          </table:table-cell>
          <table:table-cell office:value-type="string">
            <text:p>sheet2.I7</text:p>
          </table:table-cell>
          <table:table-cell office:value-type="string">
            <text:p>sheet2.J7</text:p>
          </table:table-cell>
        </table:table-row>
        <table:table-row table:style-name="ro1">
          <table:table-cell office:value-type="string">
            <text:p>sheet2.A8</text:p>
          </table:table-cell>
          <table:table-cell office:value-type="string">
            <text:p>sheet2.B8</text:p>
          </table:table-cell>
          <table:table-cell office:value-type="string">
            <text:p>sheet2.C8</text:p>
          </table:table-cell>
          <table:table-cell office:value-type="string">
            <text:p>sheet2.D8</text:p>
          </table:table-cell>
          <table:table-cell office:value-type="string">
            <text:p>sheet2.E8</text:p>
          </table:table-cell>
          <table:table-cell office:value-type="string">
            <text:p>sheet2.F8</text:p>
          </table:table-cell>
          <table:table-cell office:value-type="string">
            <text:p>sheet2.G8</text:p>
          </table:table-cell>
          <table:table-cell office:value-type="string">
            <text:p>sheet2.H8</text:p>
          </table:table-cell>
          <table:table-cell office:value-type="string">
            <text:p>sheet2.I8</text:p>
          </table:table-cell>
          <table:table-cell office:value-type="string">
            <text:p>sheet2.J8</text:p>
          </table:table-cell>
        </table:table-row>
        <table:table-row table:style-name="ro1">
          <table:table-cell office:value-type="string">
            <text:p>sheet2.A9</text:p>
          </table:table-cell>
          <table:table-cell office:value-type="string">
            <text:p>sheet2.B9</text:p>
          </table:table-cell>
          <table:table-cell office:value-type="string">
            <text:p>sheet2.C9</text:p>
          </table:table-cell>
          <table:table-cell office:value-type="string">
            <text:p>sheet2.D9</text:p>
          </table:table-cell>
          <table:table-cell office:value-type="string">
            <text:p>sheet2.E9</text:p>
          </table:table-cell>
          <table:table-cell office:value-type="string">
            <text:p>sheet2.F9</text:p>
          </table:table-cell>
          <table:table-cell office:value-type="string">
            <text:p>sheet2.G9</text:p>
          </table:table-cell>
          <table:table-cell office:value-type="string">
            <text:p>sheet2.H9</text:p>
          </table:table-cell>
          <table:table-cell office:value-type="string">
            <text:p>sheet2.I9</text:p>
          </table:table-cell>
          <table:table-cell office:value-type="string">
            <text:p>sheet2.J9</text:p>
          </table:table-cell>
        </table:table-row>
        <table:table-row table:style-name="ro1">
          <table:table-cell office:value-type="string">
            <text:p>sheet2.A10</text:p>
          </table:table-cell>
          <table:table-cell office:value-type="string">
            <text:p>sheet2.B10</text:p>
          </table:table-cell>
          <table:table-cell office:value-type="string">
            <text:p>sheet2.C10</text:p>
          </table:table-cell>
          <table:table-cell office:value-type="string">
            <text:p>sheet2.D10</text:p>
          </table:table-cell>
          <table:table-cell office:value-type="string">
            <text:p>sheet2.E10</text:p>
          </table:table-cell>
          <table:table-cell office:value-type="string">
            <text:p>sheet2.F10</text:p>
          </table:table-cell>
          <table:table-cell office:value-type="string">
            <text:p>sheet2.G10</text:p>
          </table:table-cell>
          <table:table-cell office:value-type="string">
            <text:p>sheet2.H10</text:p>
          </table:table-cell>
          <table:table-cell office:value-type="string">
            <text:p>sheet2.I10</text:p>
          </table:table-cell>
          <table:table-cell office:value-type="string">
            <text:p>sheet2.J10</text:p>
          </table:table-cell>
        </table:table-row>
        <table:table-row table:style-name="ro1">
          <table:table-cell office:value-type="string">
            <text:p>sheet2.A11</text:p>
          </table:table-cell>
          <table:table-cell office:value-type="string">
            <text:p>sheet2.B11</text:p>
          </table:table-cell>
          <table:table-cell office:value-type="string">
            <text:p>sheet2.C11</text:p>
          </table:table-cell>
          <table:table-cell office:value-type="string">
            <text:p>sheet2.D11</text:p>
          </table:table-cell>
          <table:table-cell office:value-type="string">
            <text:p>sheet2.E11</text:p>
          </table:table-cell>
          <table:table-cell office:value-type="string">
            <text:p>sheet2.F11</text:p>
          </table:table-cell>
          <table:table-cell office:value-type="string">
            <text:p>sheet2.G11</text:p>
          </table:table-cell>
          <table:table-cell office:value-type="string">
            <text:p>sheet2.H11</text:p>
          </table:table-cell>
          <table:table-cell office:value-type="string">
            <text:p>sheet2.I11</text:p>
          </table:table-cell>
          <table:table-cell office:value-type="string">
            <text:p>sheet2.J11</text:p>
          </table:table-cell>
        </table:table-row>
        <table:table-row table:style-name="ro1">
          <table:table-cell office:value-type="string">
            <text:p>sheet2.A12</text:p>
          </table:table-cell>
          <table:table-cell office:value-type="string">
            <text:p>sheet2.B12</text:p>
          </table:table-cell>
          <table:table-cell office:value-type="string">
            <text:p>sheet2.C12</text:p>
          </table:table-cell>
          <table:table-cell office:value-type="string">
            <text:p>sheet2.D12</text:p>
          </table:table-cell>
          <table:table-cell office:value-type="string">
            <text:p>sheet2.E12</text:p>
          </table:table-cell>
          <table:table-cell office:value-type="string">
            <text:p>sheet2.F12</text:p>
          </table:table-cell>
          <table:table-cell office:value-type="string">
            <text:p>sheet2.G12</text:p>
          </table:table-cell>
          <table:table-cell office:value-type="string">
            <text:p>sheet2.H12</text:p>
          </table:table-cell>
          <table:table-cell office:value-type="string">
            <text:p>sheet2.I12</text:p>
          </table:table-cell>
          <table:table-cell office:value-type="string">
            <text:p>sheet2.J12</text:p>
          </table:table-cell>
        </table:table-row>
        <table:table-row table:style-name="ro1">
          <table:table-cell office:value-type="string">
            <text:p>sheet2.A13</text:p>
          </table:table-cell>
          <table:table-cell office:value-type="string">
            <text:p>sheet2.B13</text:p>
          </table:table-cell>
          <table:table-cell office:value-type="string">
            <text:p>sheet2.C13</text:p>
          </table:table-cell>
          <table:table-cell office:value-type="string">
            <text:p>sheet2.D13</text:p>
          </table:table-cell>
          <table:table-cell office:value-type="string">
            <text:p>sheet2.E13</text:p>
          </table:table-cell>
          <table:table-cell office:value-type="string">
            <text:p>sheet2.F13</text:p>
          </table:table-cell>
          <table:table-cell office:value-type="string">
            <text:p>sheet2.G13</text:p>
          </table:table-cell>
          <table:table-cell office:value-type="string">
            <text:p>sheet2.H13</text:p>
          </table:table-cell>
          <table:table-cell office:value-type="string">
            <text:p>sheet2.I13</text:p>
          </table:table-cell>
          <table:table-cell office:value-type="string">
            <text:p>sheet2.J13</text:p>
          </table:table-cell>
        </table:table-row>
        <table:table-row table:style-name="ro1">
          <table:table-cell office:value-type="string">
            <text:p>sheet2.A14</text:p>
          </table:table-cell>
          <table:table-cell office:value-type="string">
            <text:p>sheet2.B14</text:p>
          </table:table-cell>
          <table:table-cell office:value-type="string">
            <text:p>sheet2.C14</text:p>
          </table:table-cell>
          <table:table-cell office:value-type="string">
            <text:p>sheet2.D14</text:p>
          </table:table-cell>
          <table:table-cell office:value-type="string">
            <text:p>sheet2.E14</text:p>
          </table:table-cell>
          <table:table-cell office:value-type="string">
            <text:p>sheet2.F14</text:p>
          </table:table-cell>
          <table:table-cell office:value-type="string">
            <text:p>sheet2.G14</text:p>
          </table:table-cell>
          <table:table-cell office:value-type="string">
            <text:p>sheet2.H14</text:p>
          </table:table-cell>
          <table:table-cell office:value-type="string">
            <text:p>sheet2.I14</text:p>
          </table:table-cell>
          <table:table-cell office:value-type="string">
            <text:p>sheet2.J14</text:p>
          </table:table-cell>
        </table:table-row>
        <table:table-row table:style-name="ro1">
          <table:table-cell office:value-type="string">
            <text:p>sheet2.A15</text:p>
          </table:table-cell>
          <table:table-cell office:value-type="string">
            <text:p>sheet2.B15</text:p>
          </table:table-cell>
          <table:table-cell office:value-type="string">
            <text:p>sheet2.C15</text:p>
          </table:table-cell>
          <table:table-cell office:value-type="string">
            <text:p>sheet2.D15</text:p>
          </table:table-cell>
          <table:table-cell office:value-type="string">
            <text:p>sheet2.E15</text:p>
          </table:table-cell>
          <table:table-cell office:value-type="string">
            <text:p>sheet2.F15</text:p>
          </table:table-cell>
          <table:table-cell office:value-type="string">
            <text:p>sheet2.G15</text:p>
          </table:table-cell>
          <table:table-cell office:value-type="string">
            <text:p>sheet2.H15</text:p>
          </table:table-cell>
          <table:table-cell office:value-type="string">
            <text:p>sheet2.I15</text:p>
          </table:table-cell>
          <table:table-cell office:value-type="string">
            <text:p>sheet2.J15</text:p>
          </table:table-cell>
        </table:table-row>
        <table:table-row table:style-name="ro1">
          <table:table-cell office:value-type="string">
            <text:p>sheet2.A16</text:p>
          </table:table-cell>
          <table:table-cell office:value-type="string">
            <text:p>sheet2.B16</text:p>
          </table:table-cell>
          <table:table-cell office:value-type="string">
            <text:p>sheet2.C16</text:p>
          </table:table-cell>
          <table:table-cell office:value-type="string">
            <text:p>sheet2.D16</text:p>
          </table:table-cell>
          <table:table-cell office:value-type="string">
            <text:p>sheet2.E16</text:p>
          </table:table-cell>
          <table:table-cell office:value-type="string">
            <text:p>sheet2.F16</text:p>
          </table:table-cell>
          <table:table-cell office:value-type="string">
            <text:p>sheet2.G16</text:p>
          </table:table-cell>
          <table:table-cell office:value-type="string">
            <text:p>sheet2.H16</text:p>
          </table:table-cell>
          <table:table-cell office:value-type="string">
            <text:p>sheet2.I16</text:p>
          </table:table-cell>
          <table:table-cell office:value-type="string">
            <text:p>sheet2.J16</text:p>
          </table:table-cell>
        </table:table-row>
        <table:table-row table:style-name="ro1">
          <table:table-cell office:value-type="string">
            <text:p>sheet2.A17</text:p>
          </table:table-cell>
          <table:table-cell office:value-type="string">
            <text:p>sheet2.B17</text:p>
          </table:table-cell>
          <table:table-cell office:value-type="string">
            <text:p>sheet2.C17</text:p>
          </table:table-cell>
          <table:table-cell office:value-type="string">
            <text:p>sheet2.D17</text:p>
          </table:table-cell>
          <table:table-cell office:value-type="string">
            <text:p>sheet2.E17</text:p>
          </table:table-cell>
          <table:table-cell office:value-type="string">
            <text:p>sheet2.F17</text:p>
          </table:table-cell>
          <table:table-cell office:value-type="string">
            <text:p>sheet2.G17</text:p>
          </table:table-cell>
          <table:table-cell office:value-type="string">
            <text:p>sheet2.H17</text:p>
          </table:table-cell>
          <table:table-cell office:value-type="string">
            <text:p>sheet2.I17</text:p>
          </table:table-cell>
          <table:table-cell office:value-type="string">
            <text:p>sheet2.J17</text:p>
          </table:table-cell>
        </table:table-row>
        <table:table-row table:style-name="ro1">
          <table:table-cell office:value-type="string">
            <text:p>sheet2.A18</text:p>
          </table:table-cell>
          <table:table-cell office:value-type="string">
            <text:p>sheet2.B18</text:p>
          </table:table-cell>
          <table:table-cell office:value-type="string">
            <text:p>sheet2.C18</text:p>
          </table:table-cell>
          <table:table-cell office:value-type="string">
            <text:p>sheet2.D18</text:p>
          </table:table-cell>
          <table:table-cell office:value-type="string">
            <text:p>sheet2.E18</text:p>
          </table:table-cell>
          <table:table-cell office:value-type="string">
            <text:p>sheet2.F18</text:p>
          </table:table-cell>
          <table:table-cell office:value-type="string">
            <text:p>sheet2.G18</text:p>
          </table:table-cell>
          <table:table-cell office:value-type="string">
            <text:p>sheet2.H18</text:p>
          </table:table-cell>
          <table:table-cell office:value-type="string">
            <text:p>sheet2.I18</text:p>
          </table:table-cell>
          <table:table-cell office:value-type="string">
            <text:p>sheet2.J18</text:p>
          </table:table-cell>
        </table:table-row>
        <table:table-row table:style-name="ro1">
          <table:table-cell office:value-type="string">
            <text:p>sheet2.A19</text:p>
          </table:table-cell>
          <table:table-cell office:value-type="string">
            <text:p>sheet2.B19</text:p>
          </table:table-cell>
          <table:table-cell office:value-type="string">
            <text:p>sheet2.C19</text:p>
          </table:table-cell>
          <table:table-cell office:value-type="string">
            <text:p>sheet2.D19</text:p>
          </table:table-cell>
          <table:table-cell office:value-type="string">
            <text:p>sheet2.E19</text:p>
          </table:table-cell>
          <table:table-cell office:value-type="string">
            <text:p>sheet2.F19</text:p>
          </table:table-cell>
          <table:table-cell office:value-type="string">
            <text:p>sheet2.G19</text:p>
          </table:table-cell>
          <table:table-cell office:value-type="string">
            <text:p>sheet2.H19</text:p>
          </table:table-cell>
          <table:table-cell office:value-type="string">
            <text:p>sheet2.I19</text:p>
          </table:table-cell>
          <table:table-cell office:value-type="string">
            <text:p>sheet2.J19</text:p>
          </table:table-cell>
        </table:table-row>
        <table:table-row table:style-name="ro1">
          <table:table-cell office:value-type="string">
            <text:p>sheet2.A20</text:p>
          </table:table-cell>
          <table:table-cell office:value-type="string">
            <text:p>sheet2.B20</text:p>
          </table:table-cell>
          <table:table-cell office:value-type="string">
            <text:p>sheet2.C20</text:p>
          </table:table-cell>
          <table:table-cell office:value-type="string">
            <text:p>sheet2.D20</text:p>
          </table:table-cell>
          <table:table-cell office:value-type="string">
            <text:p>sheet2.E20</text:p>
          </table:table-cell>
          <table:table-cell office:value-type="string">
            <text:p>sheet2.F20</text:p>
          </table:table-cell>
          <table:table-cell office:value-type="string">
            <text:p>sheet2.G20</text:p>
          </table:table-cell>
          <table:table-cell office:value-type="string">
            <text:p>sheet2.H20</text:p>
          </table:table-cell>
          <table:table-cell office:value-type="string">
            <text:p>sheet2.I20</text:p>
          </table:table-cell>
          <table:table-cell office:value-type="string">
            <text:p>sheet2.J20</text:p>
          </table:table-cell>
        </table:table-row>
        <table:table-row table:style-name="ro1">
          <table:table-cell office:value-type="string">
            <text:p>sheet2.A21</text:p>
          </table:table-cell>
          <table:table-cell office:value-type="string">
            <text:p>sheet2.B21</text:p>
          </table:table-cell>
          <table:table-cell office:value-type="string">
            <text:p>sheet2.C21</text:p>
          </table:table-cell>
          <table:table-cell office:value-type="string">
            <text:p>sheet2.D21</text:p>
          </table:table-cell>
          <table:table-cell office:value-type="string">
            <text:p>sheet2.E21</text:p>
          </table:table-cell>
          <table:table-cell office:value-type="string">
            <text:p>sheet2.F21</text:p>
          </table:table-cell>
          <table:table-cell office:value-type="string">
            <text:p>sheet2.G21</text:p>
          </table:table-cell>
          <table:table-cell office:value-type="string">
            <text:p>sheet2.H21</text:p>
          </table:table-cell>
          <table:table-cell office:value-type="string">
            <text:p>sheet2.I21</text:p>
          </table:table-cell>
          <table:table-cell office:value-type="string">
            <text:p>sheet2.J21</text:p>
          </table:table-cell>
        </table:table-row>
        <table:table-row table:style-name="ro1">
          <table:table-cell office:value-type="string">
            <text:p>sheet2.A22</text:p>
          </table:table-cell>
          <table:table-cell office:value-type="string">
            <text:p>sheet2.B22</text:p>
          </table:table-cell>
          <table:table-cell office:value-type="string">
            <text:p>sheet2.C22</text:p>
          </table:table-cell>
          <table:table-cell office:value-type="string">
            <text:p>sheet2.D22</text:p>
          </table:table-cell>
          <table:table-cell office:value-type="string">
            <text:p>sheet2.E22</text:p>
          </table:table-cell>
          <table:table-cell office:value-type="string">
            <text:p>sheet2.F22</text:p>
          </table:table-cell>
          <table:table-cell office:value-type="string">
            <text:p>sheet2.G22</text:p>
          </table:table-cell>
          <table:table-cell office:value-type="string">
            <text:p>sheet2.H22</text:p>
          </table:table-cell>
          <table:table-cell office:value-type="string">
            <text:p>sheet2.I22</text:p>
          </table:table-cell>
          <table:table-cell office:value-type="string">
            <text:p>sheet2.J22</text:p>
          </table:table-cell>
        </table:table-row>
        <table:table-row table:style-name="ro1">
          <table:table-cell office:value-type="string">
            <text:p>sheet2.A23</text:p>
          </table:table-cell>
          <table:table-cell office:value-type="string">
            <text:p>sheet2.B23</text:p>
          </table:table-cell>
          <table:table-cell office:value-type="string">
            <text:p>sheet2.C23</text:p>
          </table:table-cell>
          <table:table-cell office:value-type="string">
            <text:p>sheet2.D23</text:p>
          </table:table-cell>
          <table:table-cell office:value-type="string">
            <text:p>sheet2.E23</text:p>
          </table:table-cell>
          <table:table-cell office:value-type="string">
            <text:p>sheet2.F23</text:p>
          </table:table-cell>
          <table:table-cell office:value-type="string">
            <text:p>sheet2.G23</text:p>
          </table:table-cell>
          <table:table-cell office:value-type="string">
            <text:p>sheet2.H23</text:p>
          </table:table-cell>
          <table:table-cell office:value-type="string">
            <text:p>sheet2.I23</text:p>
          </table:table-cell>
          <table:table-cell office:value-type="string">
            <text:p>sheet2.J23</text:p>
          </table:table-cell>
        </table:table-row>
        <table:table-row table:style-name="ro1">
          <table:table-cell office:value-type="string">
            <text:p>sheet2.A24</text:p>
          </table:table-cell>
          <table:table-cell office:value-type="string">
            <text:p>sheet2.B24</text:p>
          </table:table-cell>
          <table:table-cell office:value-type="string">
            <text:p>sheet2.C24</text:p>
          </table:table-cell>
          <table:table-cell office:value-type="string">
            <text:p>sheet2.D24</text:p>
          </table:table-cell>
          <table:table-cell office:value-type="string">
            <text:p>sheet2.E24</text:p>
          </table:table-cell>
          <table:table-cell office:value-type="string">
            <text:p>sheet2.F24</text:p>
          </table:table-cell>
          <table:table-cell office:value-type="string">
            <text:p>sheet2.G24</text:p>
          </table:table-cell>
          <table:table-cell office:value-type="string">
            <text:p>sheet2.H24</text:p>
          </table:table-cell>
          <table:table-cell office:value-type="string">
            <text:p>sheet2.I24</text:p>
          </table:table-cell>
          <table:table-cell office:value-type="string">
            <text:p>sheet2.J24</text:p>
          </table:table-cell>
        </table:table-row>
        <table:table-row table:style-name="ro1">
          <table:table-cell office:value-type="string">
            <text:p>sheet2.A25</text:p>
          </table:table-cell>
          <table:table-cell office:value-type="string">
            <text:p>sheet2.B25</text:p>
          </table:table-cell>
          <table:table-cell office:value-type="string">
            <text:p>sheet2.C25</text:p>
          </table:table-cell>
          <table:table-cell office:value-type="string">
            <text:p>sheet2.D25</text:p>
          </table:table-cell>
          <table:table-cell office:value-type="string">
            <text:p>sheet2.E25</text:p>
          </table:table-cell>
          <table:table-cell office:value-type="string">
            <text:p>sheet2.F25</text:p>
          </table:table-cell>
          <table:table-cell office:value-type="string">
            <text:p>sheet2.G25</text:p>
          </table:table-cell>
          <table:table-cell office:value-type="string">
            <text:p>sheet2.H25</text:p>
          </table:table-cell>
          <table:table-cell office:value-type="string">
            <text:p>sheet2.I25</text:p>
          </table:table-cell>
          <table:table-cell office:value-type="string">
            <text:p>sheet2.J25</text:p>
          </table:table-cell>
        </table:table-row>
        <table:table-row table:style-name="ro1">
          <table:table-cell office:value-type="string">
            <text:p>sheet2.A26</text:p>
          </table:table-cell>
          <table:table-cell office:value-type="string">
            <text:p>sheet2.B26</text:p>
          </table:table-cell>
          <table:table-cell office:value-type="string">
            <text:p>sheet2.C26</text:p>
          </table:table-cell>
          <table:table-cell office:value-type="string">
            <text:p>sheet2.D26</text:p>
          </table:table-cell>
          <table:table-cell office:value-type="string">
            <text:p>sheet2.E26</text:p>
          </table:table-cell>
          <table:table-cell office:value-type="string">
            <text:p>sheet2.F26</text:p>
          </table:table-cell>
          <table:table-cell office:value-type="string">
            <text:p>sheet2.G26</text:p>
          </table:table-cell>
          <table:table-cell office:value-type="string">
            <text:p>sheet2.H26</text:p>
          </table:table-cell>
          <table:table-cell office:value-type="string">
            <text:p>sheet2.I26</text:p>
          </table:table-cell>
          <table:table-cell office:value-type="string">
            <text:p>sheet2.J26</text:p>
          </table:table-cell>
        </table:table-row>
        <table:table-row table:style-name="ro1">
          <table:table-cell office:value-type="string">
            <text:p>sheet2.A27</text:p>
          </table:table-cell>
          <table:table-cell office:value-type="string">
            <text:p>sheet2.B27</text:p>
          </table:table-cell>
          <table:table-cell office:value-type="string">
            <text:p>sheet2.C27</text:p>
          </table:table-cell>
          <table:table-cell office:value-type="string">
            <text:p>sheet2.D27</text:p>
          </table:table-cell>
          <table:table-cell office:value-type="string">
            <text:p>sheet2.E27</text:p>
          </table:table-cell>
          <table:table-cell office:value-type="string">
            <text:p>sheet2.F27</text:p>
          </table:table-cell>
          <table:table-cell office:value-type="string">
            <text:p>sheet2.G27</text:p>
          </table:table-cell>
          <table:table-cell office:value-type="string">
            <text:p>sheet2.H27</text:p>
          </table:table-cell>
          <table:table-cell office:value-type="string">
            <text:p>sheet2.I27</text:p>
          </table:table-cell>
          <table:table-cell office:value-type="string">
            <text:p>sheet2.J27</text:p>
          </table:table-cell>
        </table:table-row>
        <table:table-row table:style-name="ro1">
          <table:table-cell office:value-type="string">
            <text:p>sheet2.A28</text:p>
          </table:table-cell>
          <table:table-cell office:value-type="string">
            <text:p>sheet2.B28</text:p>
          </table:table-cell>
          <table:table-cell office:value-type="string">
            <text:p>sheet2.C28</text:p>
          </table:table-cell>
          <table:table-cell office:value-type="string">
            <text:p>sheet2.D28</text:p>
          </table:table-cell>
          <table:table-cell office:value-type="string">
            <text:p>sheet2.E28</text:p>
          </table:table-cell>
          <table:table-cell office:value-type="string">
            <text:p>sheet2.F28</text:p>
          </table:table-cell>
          <table:table-cell office:value-type="string">
            <text:p>sheet2.G28</text:p>
          </table:table-cell>
          <table:table-cell office:value-type="string">
            <text:p>sheet2.H28</text:p>
          </table:table-cell>
          <table:table-cell office:value-type="string">
            <text:p>sheet2.I28</text:p>
          </table:table-cell>
          <table:table-cell office:value-type="string">
            <text:p>sheet2.J28</text:p>
          </table:table-cell>
        </table:table-row>
        <table:table-row table:style-name="ro1">
          <table:table-cell office:value-type="string">
            <text:p>sheet2.A29</text:p>
          </table:table-cell>
          <table:table-cell office:value-type="string">
            <text:p>sheet2.B29</text:p>
          </table:table-cell>
          <table:table-cell office:value-type="string">
            <text:p>sheet2.C29</text:p>
          </table:table-cell>
          <table:table-cell office:value-type="string">
            <text:p>sheet2.D29</text:p>
          </table:table-cell>
          <table:table-cell office:value-type="string">
            <text:p>sheet2.E29</text:p>
          </table:table-cell>
          <table:table-cell office:value-type="string">
            <text:p>sheet2.F29</text:p>
          </table:table-cell>
          <table:table-cell office:value-type="string">
            <text:p>sheet2.G29</text:p>
          </table:table-cell>
          <table:table-cell office:value-type="string">
            <text:p>sheet2.H29</text:p>
          </table:table-cell>
          <table:table-cell office:value-type="string">
            <text:p>sheet2.I29</text:p>
          </table:table-cell>
          <table:table-cell office:value-type="string">
            <text:p>sheet2.J29</text:p>
          </table:table-cell>
        </table:table-row>
        <table:table-row table:style-name="ro1">
          <table:table-cell office:value-type="string">
            <text:p>sheet2.A30</text:p>
          </table:table-cell>
          <table:table-cell office:value-type="string">
            <text:p>sheet2.B30</text:p>
          </table:table-cell>
          <table:table-cell office:value-type="string">
            <text:p>sheet2.C30</text:p>
          </table:table-cell>
          <table:table-cell office:value-type="string">
            <text:p>sheet2.D30</text:p>
          </table:table-cell>
          <table:table-cell office:value-type="string">
            <text:p>sheet2.E30</text:p>
          </table:table-cell>
          <table:table-cell office:value-type="string">
            <text:p>sheet2.F30</text:p>
          </table:table-cell>
          <table:table-cell office:value-type="string">
            <text:p>sheet2.G30</text:p>
          </table:table-cell>
          <table:table-cell office:value-type="string">
            <text:p>sheet2.H30</text:p>
          </table:table-cell>
          <table:table-cell office:value-type="string">
            <text:p>sheet2.I30</text:p>
          </table:table-cell>
          <table:table-cell office:value-type="string">
            <text:p>sheet2.J30</text:p>
          </table:table-cell>
        </table:table-row>
        <table:table-row table:style-name="ro1">
          <table:table-cell office:value-type="string">
            <text:p>sheet2.A31</text:p>
          </table:table-cell>
          <table:table-cell office:value-type="string">
            <text:p>sheet2.B31</text:p>
          </table:table-cell>
          <table:table-cell office:value-type="string">
            <text:p>sheet2.C31</text:p>
          </table:table-cell>
          <table:table-cell office:value-type="string">
            <text:p>sheet2.D31</text:p>
          </table:table-cell>
          <table:table-cell office:value-type="string">
            <text:p>sheet2.E31</text:p>
          </table:table-cell>
          <table:table-cell office:value-type="string">
            <text:p>sheet2.F31</text:p>
          </table:table-cell>
          <table:table-cell office:value-type="string">
            <text:p>sheet2.G31</text:p>
          </table:table-cell>
          <table:table-cell office:value-type="string">
            <text:p>sheet2.H31</text:p>
          </table:table-cell>
          <table:table-cell office:value-type="string">
            <text:p>sheet2.I31</text:p>
          </table:table-cell>
          <table:table-cell office:value-type="string">
            <text:p>sheet2.J31</text:p>
          </table:table-cell>
        </table:table-row>
        <table:table-row table:style-name="ro1">
          <table:table-cell office:value-type="string">
            <text:p>sheet2.A32</text:p>
          </table:table-cell>
          <table:table-cell office:value-type="string">
            <text:p>sheet2.B32</text:p>
          </table:table-cell>
          <table:table-cell office:value-type="string">
            <text:p>sheet2.C32</text:p>
          </table:table-cell>
          <table:table-cell office:value-type="string">
            <text:p>sheet2.D32</text:p>
          </table:table-cell>
          <table:table-cell office:value-type="string">
            <text:p>sheet2.E32</text:p>
          </table:table-cell>
          <table:table-cell office:value-type="string">
            <text:p>sheet2.F32</text:p>
          </table:table-cell>
          <table:table-cell office:value-type="string">
            <text:p>sheet2.G32</text:p>
          </table:table-cell>
          <table:table-cell office:value-type="string">
            <text:p>sheet2.H32</text:p>
          </table:table-cell>
          <table:table-cell office:value-type="string">
            <text:p>sheet2.I32</text:p>
          </table:table-cell>
          <table:table-cell office:value-type="string">
            <text:p>sheet2.J32</text:p>
          </table:table-cell>
        </table:table-row>
        <table:table-row table:style-name="ro1">
          <table:table-cell office:value-type="string">
            <text:p>sheet2.A33</text:p>
          </table:table-cell>
          <table:table-cell office:value-type="string">
            <text:p>sheet2.B33</text:p>
          </table:table-cell>
          <table:table-cell office:value-type="string">
            <text:p>sheet2.C33</text:p>
          </table:table-cell>
          <table:table-cell office:value-type="string">
            <text:p>sheet2.D33</text:p>
          </table:table-cell>
          <table:table-cell office:value-type="string">
            <text:p>sheet2.E33</text:p>
          </table:table-cell>
          <table:table-cell office:value-type="string">
            <text:p>sheet2.F33</text:p>
          </table:table-cell>
          <table:table-cell office:value-type="string">
            <text:p>sheet2.G33</text:p>
          </table:table-cell>
          <table:table-cell office:value-type="string">
            <text:p>sheet2.H33</text:p>
          </table:table-cell>
          <table:table-cell office:value-type="string">
            <text:p>sheet2.I33</text:p>
          </table:table-cell>
          <table:table-cell office:value-type="string">
            <text:p>sheet2.J33</text:p>
          </table:table-cell>
        </table:table-row>
        <table:table-row table:style-name="ro1">
          <table:table-cell office:value-type="string">
            <text:p>sheet2.A34</text:p>
          </table:table-cell>
          <table:table-cell office:value-type="string">
            <text:p>sheet2.B34</text:p>
          </table:table-cell>
          <table:table-cell office:value-type="string">
            <text:p>sheet2.C34</text:p>
          </table:table-cell>
          <table:table-cell office:value-type="string">
            <text:p>sheet2.D34</text:p>
          </table:table-cell>
          <table:table-cell office:value-type="string">
            <text:p>sheet2.E34</text:p>
          </table:table-cell>
          <table:table-cell office:value-type="string">
            <text:p>sheet2.F34</text:p>
          </table:table-cell>
          <table:table-cell office:value-type="string">
            <text:p>sheet2.G34</text:p>
          </table:table-cell>
          <table:table-cell office:value-type="string">
            <text:p>sheet2.H34</text:p>
          </table:table-cell>
          <table:table-cell office:value-type="string">
            <text:p>sheet2.I34</text:p>
          </table:table-cell>
          <table:table-cell office:value-type="string">
            <text:p>sheet2.J34</text:p>
          </table:table-cell>
        </table:table-row>
        <table:table-row table:style-name="ro1">
          <table:table-cell office:value-type="string">
            <text:p>sheet2.A35</text:p>
          </table:table-cell>
          <table:table-cell office:value-type="string">
            <text:p>sheet2.B35</text:p>
          </table:table-cell>
          <table:table-cell office:value-type="string">
            <text:p>sheet2.C35</text:p>
          </table:table-cell>
          <table:table-cell office:value-type="string">
            <text:p>sheet2.D35</text:p>
          </table:table-cell>
          <table:table-cell office:value-type="string">
            <text:p>sheet2.E35</text:p>
          </table:table-cell>
          <table:table-cell office:value-type="string">
            <text:p>sheet2.F35</text:p>
          </table:table-cell>
          <table:table-cell office:value-type="string">
            <text:p>sheet2.G35</text:p>
          </table:table-cell>
          <table:table-cell office:value-type="string">
            <text:p>sheet2.H35</text:p>
          </table:table-cell>
          <table:table-cell office:value-type="string">
            <text:p>sheet2.I35</text:p>
          </table:table-cell>
          <table:table-cell office:value-type="string">
            <text:p>sheet2.J35</text:p>
          </table:table-cell>
        </table:table-row>
        <table:table-row table:style-name="ro1">
          <table:table-cell office:value-type="string">
            <text:p>sheet2.A36</text:p>
          </table:table-cell>
          <table:table-cell office:value-type="string">
            <text:p>sheet2.B36</text:p>
          </table:table-cell>
          <table:table-cell office:value-type="string">
            <text:p>sheet2.C36</text:p>
          </table:table-cell>
          <table:table-cell office:value-type="string">
            <text:p>sheet2.D36</text:p>
          </table:table-cell>
          <table:table-cell office:value-type="string">
            <text:p>sheet2.E36</text:p>
          </table:table-cell>
          <table:table-cell office:value-type="string">
            <text:p>sheet2.F36</text:p>
          </table:table-cell>
          <table:table-cell office:value-type="string">
            <text:p>sheet2.G36</text:p>
          </table:table-cell>
          <table:table-cell office:value-type="string">
            <text:p>sheet2.H36</text:p>
          </table:table-cell>
          <table:table-cell office:value-type="string">
            <text:p>sheet2.I36</text:p>
          </table:table-cell>
          <table:table-cell office:value-type="string">
            <text:p>sheet2.J36</text:p>
          </table:table-cell>
        </table:table-row>
        <table:table-row table:style-name="ro1">
          <table:table-cell office:value-type="string">
            <text:p>sheet2.A37</text:p>
          </table:table-cell>
          <table:table-cell office:value-type="string">
            <text:p>sheet2.B37</text:p>
          </table:table-cell>
          <table:table-cell office:value-type="string">
            <text:p>sheet2.C37</text:p>
          </table:table-cell>
          <table:table-cell office:value-type="string">
            <text:p>sheet2.D37</text:p>
          </table:table-cell>
          <table:table-cell office:value-type="string">
            <text:p>sheet2.E37</text:p>
          </table:table-cell>
          <table:table-cell office:value-type="string">
            <text:p>sheet2.F37</text:p>
          </table:table-cell>
          <table:table-cell office:value-type="string">
            <text:p>sheet2.G37</text:p>
          </table:table-cell>
          <table:table-cell office:value-type="string">
            <text:p>sheet2.H37</text:p>
          </table:table-cell>
          <table:table-cell office:value-type="string">
            <text:p>sheet2.I37</text:p>
          </table:table-cell>
          <table:table-cell office:value-type="string">
            <text:p>sheet2.J37</text:p>
          </table:table-cell>
        </table:table-row>
        <table:table-row table:style-name="ro1">
          <table:table-cell office:value-type="string">
            <text:p>sheet2.A38</text:p>
          </table:table-cell>
          <table:table-cell office:value-type="string">
            <text:p>sheet2.B38</text:p>
          </table:table-cell>
          <table:table-cell office:value-type="string">
            <text:p>sheet2.C38</text:p>
          </table:table-cell>
          <table:table-cell office:value-type="string">
            <text:p>sheet2.D38</text:p>
          </table:table-cell>
          <table:table-cell office:value-type="string">
            <text:p>sheet2.E38</text:p>
          </table:table-cell>
          <table:table-cell office:value-type="string">
            <text:p>sheet2.F38</text:p>
          </table:table-cell>
          <table:table-cell office:value-type="string">
            <text:p>sheet2.G38</text:p>
          </table:table-cell>
          <table:table-cell office:value-type="string">
            <text:p>sheet2.H38</text:p>
          </table:table-cell>
          <table:table-cell office:value-type="string">
            <text:p>sheet2.I38</text:p>
          </table:table-cell>
          <table:table-cell office:value-type="string">
            <text:p>sheet2.J38</text:p>
          </table:table-cell>
        </table:table-row>
        <table:table-row table:style-name="ro1">
          <table:table-cell office:value-type="string">
            <text:p>sheet2.A39</text:p>
          </table:table-cell>
          <table:table-cell office:value-type="string">
            <text:p>sheet2.B39</text:p>
          </table:table-cell>
          <table:table-cell office:value-type="string">
            <text:p>sheet2.C39</text:p>
          </table:table-cell>
          <table:table-cell office:value-type="string">
            <text:p>sheet2.D39</text:p>
          </table:table-cell>
          <table:table-cell office:value-type="string">
            <text:p>sheet2.E39</text:p>
          </table:table-cell>
          <table:table-cell office:value-type="string">
            <text:p>sheet2.F39</text:p>
          </table:table-cell>
          <table:table-cell office:value-type="string">
            <text:p>sheet2.G39</text:p>
          </table:table-cell>
          <table:table-cell office:value-type="string">
            <text:p>sheet2.H39</text:p>
          </table:table-cell>
          <table:table-cell office:value-type="string">
            <text:p>sheet2.I39</text:p>
          </table:table-cell>
          <table:table-cell office:value-type="string">
            <text:p>sheet2.J39</text:p>
          </table:table-cell>
        </table:table-row>
        <table:table-row table:style-name="ro1">
          <table:table-cell office:value-type="string">
            <text:p>sheet2.A40</text:p>
          </table:table-cell>
          <table:table-cell office:value-type="string">
            <text:p>sheet2.B40</text:p>
          </table:table-cell>
          <table:table-cell office:value-type="string">
            <text:p>sheet2.C40</text:p>
          </table:table-cell>
          <table:table-cell office:value-type="string">
            <text:p>sheet2.D40</text:p>
          </table:table-cell>
          <table:table-cell office:value-type="string">
            <text:p>sheet2.E40</text:p>
          </table:table-cell>
          <table:table-cell office:value-type="string">
            <text:p>sheet2.F40</text:p>
          </table:table-cell>
          <table:table-cell office:value-type="string">
            <text:p>sheet2.G40</text:p>
          </table:table-cell>
          <table:table-cell office:value-type="string">
            <text:p>sheet2.H40</text:p>
          </table:table-cell>
          <table:table-cell office:value-type="string">
            <text:p>sheet2.I40</text:p>
          </table:table-cell>
          <table:table-cell office:value-type="string">
            <text:p>sheet2.J40</text:p>
          </table:table-cell>
        </table:table-row>
        <table:table-row table:style-name="ro1">
          <table:table-cell office:value-type="string">
            <text:p>sheet2.A41</text:p>
          </table:table-cell>
          <table:table-cell office:value-type="string">
            <text:p>sheet2.B41</text:p>
          </table:table-cell>
          <table:table-cell office:value-type="string">
            <text:p>sheet2.C41</text:p>
          </table:table-cell>
          <table:table-cell office:value-type="string">
            <text:p>sheet2.D41</text:p>
          </table:table-cell>
          <table:table-cell office:value-type="string">
            <text:p>sheet2.E41</text:p>
          </table:table-cell>
          <table:table-cell office:value-type="string">
            <text:p>sheet2.F41</text:p>
          </table:table-cell>
          <table:table-cell office:value-type="string">
            <text:p>sheet2.G41</text:p>
          </table:table-cell>
          <table:table-cell office:value-type="string">
            <text:p>sheet2.H41</text:p>
          </table:table-cell>
          <table:table-cell office:value-type="string">
            <text:p>sheet2.I41</text:p>
          </table:table-cell>
          <table:table-cell office:value-type="string">
            <text:p>sheet2.J41</text:p>
          </table:table-cell>
        </table:table-row>
        <table:table-row table:style-name="ro1">
          <table:table-cell office:value-type="string">
            <text:p>sheet2.A42</text:p>
          </table:table-cell>
          <table:table-cell office:value-type="string">
            <text:p>sheet2.B42</text:p>
          </table:table-cell>
          <table:table-cell office:value-type="string">
            <text:p>sheet2.C42</text:p>
          </table:table-cell>
          <table:table-cell office:value-type="string">
            <text:p>sheet2.D42</text:p>
          </table:table-cell>
          <table:table-cell office:value-type="string">
            <text:p>sheet2.E42</text:p>
          </table:table-cell>
          <table:table-cell office:value-type="string">
            <text:p>sheet2.F42</text:p>
          </table:table-cell>
          <table:table-cell office:value-type="string">
            <text:p>sheet2.G42</text:p>
          </table:table-cell>
          <table:table-cell office:value-type="string">
            <text:p>sheet2.H42</text:p>
          </table:table-cell>
          <table:table-cell office:value-type="string">
            <text:p>sheet2.I42</text:p>
          </table:table-cell>
          <table:table-cell office:value-type="string">
            <text:p>sheet2.J42</text:p>
          </table:table-cell>
        </table:table-row>
        <table:table-row table:style-name="ro1">
          <table:table-cell office:value-type="string">
            <text:p>sheet2.A43</text:p>
          </table:table-cell>
          <table:table-cell office:value-type="string">
            <text:p>sheet2.B43</text:p>
          </table:table-cell>
          <table:table-cell office:value-type="string">
            <text:p>sheet2.C43</text:p>
          </table:table-cell>
          <table:table-cell office:value-type="string">
            <text:p>sheet2.D43</text:p>
          </table:table-cell>
          <table:table-cell office:value-type="string">
            <text:p>sheet2.E43</text:p>
          </table:table-cell>
          <table:table-cell office:value-type="string">
            <text:p>sheet2.F43</text:p>
          </table:table-cell>
          <table:table-cell office:value-type="string">
            <text:p>sheet2.G43</text:p>
          </table:table-cell>
          <table:table-cell office:value-type="string">
            <text:p>sheet2.H43</text:p>
          </table:table-cell>
          <table:table-cell office:value-type="string">
            <text:p>sheet2.I43</text:p>
          </table:table-cell>
          <table:table-cell office:value-type="string">
            <text:p>sheet2.J43</text:p>
          </table:table-cell>
        </table:table-row>
        <table:table-row table:style-name="ro1">
          <table:table-cell office:value-type="string">
            <text:p>sheet2.A44</text:p>
          </table:table-cell>
          <table:table-cell office:value-type="string">
            <text:p>sheet2.B44</text:p>
          </table:table-cell>
          <table:table-cell office:value-type="string">
            <text:p>sheet2.C44</text:p>
          </table:table-cell>
          <table:table-cell office:value-type="string">
            <text:p>sheet2.D44</text:p>
          </table:table-cell>
          <table:table-cell office:value-type="string">
            <text:p>sheet2.E44</text:p>
          </table:table-cell>
          <table:table-cell office:value-type="string">
            <text:p>sheet2.F44</text:p>
          </table:table-cell>
          <table:table-cell office:value-type="string">
            <text:p>sheet2.G44</text:p>
          </table:table-cell>
          <table:table-cell office:value-type="string">
            <text:p>sheet2.H44</text:p>
          </table:table-cell>
          <table:table-cell office:value-type="string">
            <text:p>sheet2.I44</text:p>
          </table:table-cell>
          <table:table-cell office:value-type="string">
            <text:p>sheet2.J44</text:p>
          </table:table-cell>
        </table:table-row>
        <table:table-row table:style-name="ro1">
          <table:table-cell office:value-type="string">
            <text:p>sheet2.A45</text:p>
          </table:table-cell>
          <table:table-cell office:value-type="string">
            <text:p>sheet2.B45</text:p>
          </table:table-cell>
          <table:table-cell office:value-type="string">
            <text:p>sheet2.C45</text:p>
          </table:table-cell>
          <table:table-cell office:value-type="string">
            <text:p>sheet2.D45</text:p>
          </table:table-cell>
          <table:table-cell office:value-type="string">
            <text:p>sheet2.E45</text:p>
          </table:table-cell>
          <table:table-cell office:value-type="string">
            <text:p>sheet2.F45</text:p>
          </table:table-cell>
          <table:table-cell office:value-type="string">
            <text:p>sheet2.G45</text:p>
          </table:table-cell>
          <table:table-cell office:value-type="string">
            <text:p>sheet2.H45</text:p>
          </table:table-cell>
          <table:table-cell office:value-type="string">
            <text:p>sheet2.I45</text:p>
          </table:table-cell>
          <table:table-cell office:value-type="string">
            <text:p>sheet2.J45</text:p>
          </table:table-cell>
        </table:table-row>
        <table:table-row table:style-name="ro1">
          <table:table-cell office:value-type="string">
            <text:p>sheet2.A46</text:p>
          </table:table-cell>
          <table:table-cell office:value-type="string">
            <text:p>sheet2.B46</text:p>
          </table:table-cell>
          <table:table-cell office:value-type="string">
            <text:p>sheet2.C46</text:p>
          </table:table-cell>
          <table:table-cell office:value-type="string">
            <text:p>sheet2.D46</text:p>
          </table:table-cell>
          <table:table-cell office:value-type="string">
            <text:p>sheet2.E46</text:p>
          </table:table-cell>
          <table:table-cell office:value-type="string">
            <text:p>sheet2.F46</text:p>
          </table:table-cell>
          <table:table-cell office:value-type="string">
            <text:p>sheet2.G46</text:p>
          </table:table-cell>
          <table:table-cell office:value-type="string">
            <text:p>sheet2.H46</text:p>
          </table:table-cell>
          <table:table-cell office:value-type="string">
            <text:p>sheet2.I46</text:p>
          </table:table-cell>
          <table:table-cell office:value-type="string">
            <text:p>sheet2.J46</text:p>
          </table:table-cell>
        </table:table-row>
        <table:table-row table:style-name="ro1">
          <table:table-cell office:value-type="string">
            <text:p>sheet2.A47</text:p>
          </table:table-cell>
          <table:table-cell office:value-type="string">
            <text:p>sheet2.B47</text:p>
          </table:table-cell>
          <table:table-cell office:value-type="string">
            <text:p>sheet2.C47</text:p>
          </table:table-cell>
          <table:table-cell office:value-type="string">
            <text:p>sheet2.D47</text:p>
          </table:table-cell>
          <table:table-cell office:value-type="string">
            <text:p>sheet2.E47</text:p>
          </table:table-cell>
          <table:table-cell office:value-type="string">
            <text:p>sheet2.F47</text:p>
          </table:table-cell>
          <table:table-cell office:value-type="string">
            <text:p>sheet2.G47</text:p>
          </table:table-cell>
          <table:table-cell office:value-type="string">
            <text:p>sheet2.H47</text:p>
          </table:table-cell>
          <table:table-cell office:value-type="string">
            <text:p>sheet2.I47</text:p>
          </table:table-cell>
          <table:table-cell office:value-type="string">
            <text:p>sheet2.J47</text:p>
          </table:table-cell>
        </table:table-row>
        <table:table-row table:style-name="ro1">
          <table:table-cell office:value-type="string">
            <text:p>sheet2.A48</text:p>
          </table:table-cell>
          <table:table-cell office:value-type="string">
            <text:p>sheet2.B48</text:p>
          </table:table-cell>
          <table:table-cell office:value-type="string">
            <text:p>sheet2.C48</text:p>
          </table:table-cell>
          <table:table-cell office:value-type="string">
            <text:p>sheet2.D48</text:p>
          </table:table-cell>
          <table:table-cell office:value-type="string">
            <text:p>sheet2.E48</text:p>
          </table:table-cell>
          <table:table-cell office:value-type="string">
            <text:p>sheet2.F48</text:p>
          </table:table-cell>
          <table:table-cell office:value-type="string">
            <text:p>sheet2.G48</text:p>
          </table:table-cell>
          <table:table-cell office:value-type="string">
            <text:p>sheet2.H48</text:p>
          </table:table-cell>
          <table:table-cell office:value-type="string">
            <text:p>sheet2.I48</text:p>
          </table:table-cell>
          <table:table-cell office:value-type="string">
            <text:p>sheet2.J48</text:p>
          </table:table-cell>
        </table:table-row>
        <table:table-row table:style-name="ro1">
          <table:table-cell office:value-type="string">
            <text:p>sheet2.A49</text:p>
          </table:table-cell>
          <table:table-cell office:value-type="string">
            <text:p>sheet2.B49</text:p>
          </table:table-cell>
          <table:table-cell office:value-type="string">
            <text:p>sheet2.C49</text:p>
          </table:table-cell>
          <table:table-cell office:value-type="string">
            <text:p>sheet2.D49</text:p>
          </table:table-cell>
          <table:table-cell office:value-type="string">
            <text:p>sheet2.E49</text:p>
          </table:table-cell>
          <table:table-cell office:value-type="string">
            <text:p>sheet2.F49</text:p>
          </table:table-cell>
          <table:table-cell office:value-type="string">
            <text:p>sheet2.G49</text:p>
          </table:table-cell>
          <table:table-cell office:value-type="string">
            <text:p>sheet2.H49</text:p>
          </table:table-cell>
          <table:table-cell office:value-type="string">
            <text:p>sheet2.I49</text:p>
          </table:table-cell>
          <table:table-cell office:value-type="string">
            <text:p>sheet2.J49</text:p>
          </table:table-cell>
        </table:table-row>
        <table:table-row table:style-name="ro1">
          <table:table-cell office:value-type="string">
            <text:p>sheet2.A50</text:p>
          </table:table-cell>
          <table:table-cell office:value-type="string">
            <text:p>sheet2.B50</text:p>
          </table:table-cell>
          <table:table-cell office:value-type="string">
            <text:p>sheet2.C50</text:p>
          </table:table-cell>
          <table:table-cell office:value-type="string">
            <text:p>sheet2.D50</text:p>
          </table:table-cell>
          <table:table-cell office:value-type="string">
            <text:p>sheet2.E50</text:p>
          </table:table-cell>
          <table:table-cell office:value-type="string">
            <text:p>sheet2.F50</text:p>
          </table:table-cell>
          <table:table-cell office:value-type="string">
            <text:p>sheet2.G50</text:p>
          </table:table-cell>
          <table:table-cell office:value-type="string">
            <text:p>sheet2.H50</text:p>
          </table:table-cell>
          <table:table-cell office:value-type="string">
            <text:p>sheet2.I50</text:p>
          </table:table-cell>
          <table:table-cell office:value-type="string">
            <text:p>sheet2.J50</text:p>
          </table:table-cell>
        </table:table-row>
        <table:table-row table:style-name="ro1">
          <table:table-cell office:value-type="string">
            <text:p>sheet2.A51</text:p>
          </table:table-cell>
          <table:table-cell office:value-type="string">
            <text:p>sheet2.B51</text:p>
          </table:table-cell>
          <table:table-cell office:value-type="string">
            <text:p>sheet2.C51</text:p>
          </table:table-cell>
          <table:table-cell office:value-type="string">
            <text:p>sheet2.D51</text:p>
          </table:table-cell>
          <table:table-cell office:value-type="string">
            <text:p>sheet2.E51</text:p>
          </table:table-cell>
          <table:table-cell office:value-type="string">
            <text:p>sheet2.F51</text:p>
          </table:table-cell>
          <table:table-cell office:value-type="string">
            <text:p>sheet2.G51</text:p>
          </table:table-cell>
          <table:table-cell office:value-type="string">
            <text:p>sheet2.H51</text:p>
          </table:table-cell>
          <table:table-cell office:value-type="string">
            <text:p>sheet2.I51</text:p>
          </table:table-cell>
          <table:table-cell office:value-type="string">
            <text:p>sheet2.J51</text:p>
          </table:table-cell>
        </table:table-row>
        <table:table-row table:style-name="ro1">
          <table:table-cell office:value-type="string">
            <text:p>sheet2.A52</text:p>
          </table:table-cell>
          <table:table-cell office:value-type="string">
            <text:p>sheet2.B52</text:p>
          </table:table-cell>
          <table:table-cell office:value-type="string">
            <text:p>sheet2.C52</text:p>
          </table:table-cell>
          <table:table-cell office:value-type="string">
            <text:p>sheet2.D52</text:p>
          </table:table-cell>
          <table:table-cell office:value-type="string">
            <text:p>sheet2.E52</text:p>
          </table:table-cell>
          <table:table-cell office:value-type="string">
            <text:p>sheet2.F52</text:p>
          </table:table-cell>
          <table:table-cell office:value-type="string">
            <text:p>sheet2.G52</text:p>
          </table:table-cell>
          <table:table-cell office:value-type="string">
            <text:p>sheet2.H52</text:p>
          </table:table-cell>
          <table:table-cell office:value-type="string">
            <text:p>sheet2.I52</text:p>
          </table:table-cell>
          <table:table-cell office:value-type="string">
            <text:p>sheet2.J52</text:p>
          </table:table-cell>
        </table:table-row>
        <table:table-row table:style-name="ro1">
          <table:table-cell office:value-type="string">
            <text:p>sheet2.A53</text:p>
          </table:table-cell>
          <table:table-cell office:value-type="string">
            <text:p>sheet2.B53</text:p>
          </table:table-cell>
          <table:table-cell office:value-type="string">
            <text:p>sheet2.C53</text:p>
          </table:table-cell>
          <table:table-cell office:value-type="string">
            <text:p>sheet2.D53</text:p>
          </table:table-cell>
          <table:table-cell office:value-type="string">
            <text:p>sheet2.E53</text:p>
          </table:table-cell>
          <table:table-cell office:value-type="string">
            <text:p>sheet2.F53</text:p>
          </table:table-cell>
          <table:table-cell office:value-type="string">
            <text:p>sheet2.G53</text:p>
          </table:table-cell>
          <table:table-cell office:value-type="string">
            <text:p>sheet2.H53</text:p>
          </table:table-cell>
          <table:table-cell office:value-type="string">
            <text:p>sheet2.I53</text:p>
          </table:table-cell>
          <table:table-cell office:value-type="string">
            <text:p>sheet2.J53</text:p>
          </table:table-cell>
        </table:table-row>
        <table:table-row table:style-name="ro1">
          <table:table-cell office:value-type="string">
            <text:p>sheet2.A54</text:p>
          </table:table-cell>
          <table:table-cell office:value-type="string">
            <text:p>sheet2.B54</text:p>
          </table:table-cell>
          <table:table-cell office:value-type="string">
            <text:p>sheet2.C54</text:p>
          </table:table-cell>
          <table:table-cell office:value-type="string">
            <text:p>sheet2.D54</text:p>
          </table:table-cell>
          <table:table-cell office:value-type="string">
            <text:p>sheet2.E54</text:p>
          </table:table-cell>
          <table:table-cell office:value-type="string">
            <text:p>sheet2.F54</text:p>
          </table:table-cell>
          <table:table-cell office:value-type="string">
            <text:p>sheet2.G54</text:p>
          </table:table-cell>
          <table:table-cell office:value-type="string">
            <text:p>sheet2.H54</text:p>
          </table:table-cell>
          <table:table-cell office:value-type="string">
            <text:p>sheet2.I54</text:p>
          </table:table-cell>
          <table:table-cell office:value-type="string">
            <text:p>sheet2.J54</text:p>
          </table:table-cell>
        </table:table-row>
        <table:table-row table:style-name="ro1">
          <table:table-cell office:value-type="string">
            <text:p>sheet2.A55</text:p>
          </table:table-cell>
          <table:table-cell office:value-type="string">
            <text:p>sheet2.B55</text:p>
          </table:table-cell>
          <table:table-cell office:value-type="string">
            <text:p>sheet2.C55</text:p>
          </table:table-cell>
          <table:table-cell office:value-type="string">
            <text:p>sheet2.D55</text:p>
          </table:table-cell>
          <table:table-cell office:value-type="string">
            <text:p>sheet2.E55</text:p>
          </table:table-cell>
          <table:table-cell office:value-type="string">
            <text:p>sheet2.F55</text:p>
          </table:table-cell>
          <table:table-cell office:value-type="string">
            <text:p>sheet2.G55</text:p>
          </table:table-cell>
          <table:table-cell office:value-type="string">
            <text:p>sheet2.H55</text:p>
          </table:table-cell>
          <table:table-cell office:value-type="string">
            <text:p>sheet2.I55</text:p>
          </table:table-cell>
          <table:table-cell office:value-type="string">
            <text:p>sheet2.J55</text:p>
          </table:table-cell>
        </table:table-row>
        <table:table-row table:style-name="ro1">
          <table:table-cell office:value-type="string">
            <text:p>sheet2.A56</text:p>
          </table:table-cell>
          <table:table-cell office:value-type="string">
            <text:p>sheet2.B56</text:p>
          </table:table-cell>
          <table:table-cell office:value-type="string">
            <text:p>sheet2.C56</text:p>
          </table:table-cell>
          <table:table-cell office:value-type="string">
            <text:p>sheet2.D56</text:p>
          </table:table-cell>
          <table:table-cell office:value-type="string">
            <text:p>sheet2.E56</text:p>
          </table:table-cell>
          <table:table-cell office:value-type="string">
            <text:p>sheet2.F56</text:p>
          </table:table-cell>
          <table:table-cell office:value-type="string">
            <text:p>sheet2.G56</text:p>
          </table:table-cell>
          <table:table-cell office:value-type="string">
            <text:p>sheet2.H56</text:p>
          </table:table-cell>
          <table:table-cell office:value-type="string">
            <text:p>sheet2.I56</text:p>
          </table:table-cell>
          <table:table-cell office:value-type="string">
            <text:p>sheet2.J56</text:p>
          </table:table-cell>
        </table:table-row>
        <table:table-row table:style-name="ro1">
          <table:table-cell office:value-type="string">
            <text:p>sheet2.A57</text:p>
          </table:table-cell>
          <table:table-cell office:value-type="string">
            <text:p>sheet2.B57</text:p>
          </table:table-cell>
          <table:table-cell office:value-type="string">
            <text:p>sheet2.C57</text:p>
          </table:table-cell>
          <table:table-cell office:value-type="string">
            <text:p>sheet2.D57</text:p>
          </table:table-cell>
          <table:table-cell office:value-type="string">
            <text:p>sheet2.E57</text:p>
          </table:table-cell>
          <table:table-cell office:value-type="string">
            <text:p>sheet2.F57</text:p>
          </table:table-cell>
          <table:table-cell office:value-type="string">
            <text:p>sheet2.G57</text:p>
          </table:table-cell>
          <table:table-cell office:value-type="string">
            <text:p>sheet2.H57</text:p>
          </table:table-cell>
          <table:table-cell office:value-type="string">
            <text:p>sheet2.I57</text:p>
          </table:table-cell>
          <table:table-cell office:value-type="string">
            <text:p>sheet2.J57</text:p>
          </table:table-cell>
        </table:table-row>
        <table:table-row table:style-name="ro1">
          <table:table-cell office:value-type="string">
            <text:p>sheet2.A58</text:p>
          </table:table-cell>
          <table:table-cell office:value-type="string">
            <text:p>sheet2.B58</text:p>
          </table:table-cell>
          <table:table-cell office:value-type="string">
            <text:p>sheet2.C58</text:p>
          </table:table-cell>
          <table:table-cell office:value-type="string">
            <text:p>sheet2.D58</text:p>
          </table:table-cell>
          <table:table-cell office:value-type="string">
            <text:p>sheet2.E58</text:p>
          </table:table-cell>
          <table:table-cell office:value-type="string">
            <text:p>sheet2.F58</text:p>
          </table:table-cell>
          <table:table-cell office:value-type="string">
            <text:p>sheet2.G58</text:p>
          </table:table-cell>
          <table:table-cell office:value-type="string">
            <text:p>sheet2.H58</text:p>
          </table:table-cell>
          <table:table-cell office:value-type="string">
            <text:p>sheet2.I58</text:p>
          </table:table-cell>
          <table:table-cell office:value-type="string">
            <text:p>sheet2.J58</text:p>
          </table:table-cell>
        </table:table-row>
      </table:table>
      <table:table table:name="Sheet3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heet3.A1</text:p>
          </table:table-cell>
          <table:table-cell office:value-type="string">
            <text:p>sheet3.B1</text:p>
          </table:table-cell>
          <table:table-cell office:value-type="string">
            <text:p>sheet3.C1</text:p>
          </table:table-cell>
          <table:table-cell office:value-type="string">
            <text:p>sheet3.D1</text:p>
          </table:table-cell>
          <table:table-cell office:value-type="string">
            <text:p>sheet3.E1</text:p>
          </table:table-cell>
          <table:table-cell office:value-type="string">
            <text:p>sheet3.F1</text:p>
          </table:table-cell>
          <table:table-cell office:value-type="string">
            <text:p>sheet3.G1</text:p>
          </table:table-cell>
          <table:table-cell office:value-type="string">
            <text:p>sheet3.H1</text:p>
          </table:table-cell>
          <table:table-cell office:value-type="string">
            <text:p>sheet3.I1</text:p>
          </table:table-cell>
          <table:table-cell office:value-type="string">
            <text:p>sheet3.J1</text:p>
          </table:table-cell>
        </table:table-row>
        <table:table-row table:style-name="ro1">
          <table:table-cell office:value-type="string">
            <text:p>sheet3.A2</text:p>
          </table:table-cell>
          <table:table-cell office:value-type="string">
            <text:p>sheet3.B2</text:p>
          </table:table-cell>
          <table:table-cell office:value-type="string">
            <text:p>sheet3.C2</text:p>
          </table:table-cell>
          <table:table-cell office:value-type="string">
            <text:p>sheet3.D2</text:p>
          </table:table-cell>
          <table:table-cell office:value-type="string">
            <text:p>sheet3.E2</text:p>
          </table:table-cell>
          <table:table-cell office:value-type="string">
            <text:p>sheet3.F2</text:p>
          </table:table-cell>
          <table:table-cell office:value-type="string">
            <text:p>sheet3.G2</text:p>
          </table:table-cell>
          <table:table-cell office:value-type="string">
            <text:p>sheet3.H2</text:p>
          </table:table-cell>
          <table:table-cell office:value-type="string">
            <text:p>sheet3.I2</text:p>
          </table:table-cell>
          <table:table-cell office:value-type="string">
            <text:p>sheet3.J2</text:p>
          </table:table-cell>
        </table:table-row>
        <table:table-row table:style-name="ro1">
          <table:table-cell office:value-type="string">
            <text:p>sheet3.A3</text:p>
          </table:table-cell>
          <table:table-cell office:value-type="string">
            <text:p>sheet3.B3</text:p>
          </table:table-cell>
          <table:table-cell office:value-type="string">
            <text:p>sheet3.C3</text:p>
          </table:table-cell>
          <table:table-cell office:value-type="string">
            <text:p>sheet3.D3</text:p>
          </table:table-cell>
          <table:table-cell office:value-type="string">
            <text:p>sheet3.E3</text:p>
          </table:table-cell>
          <table:table-cell office:value-type="string">
            <text:p>sheet3.F3</text:p>
          </table:table-cell>
          <table:table-cell office:value-type="string">
            <text:p>sheet3.G3</text:p>
          </table:table-cell>
          <table:table-cell office:value-type="string">
            <text:p>sheet3.H3</text:p>
          </table:table-cell>
          <table:table-cell office:value-type="string">
            <text:p>sheet3.I3</text:p>
          </table:table-cell>
          <table:table-cell office:value-type="string">
            <text:p>sheet3.J3</text:p>
          </table:table-cell>
        </table:table-row>
        <table:table-row table:style-name="ro1">
          <table:table-cell office:value-type="string">
            <text:p>sheet3.A4</text:p>
          </table:table-cell>
          <table:table-cell office:value-type="string">
            <text:p>sheet3.B4</text:p>
          </table:table-cell>
          <table:table-cell office:value-type="string">
            <text:p>sheet3.C4</text:p>
          </table:table-cell>
          <table:table-cell office:value-type="string">
            <text:p>sheet3.D4</text:p>
          </table:table-cell>
          <table:table-cell office:value-type="string">
            <text:p>sheet3.E4</text:p>
          </table:table-cell>
          <table:table-cell office:value-type="string">
            <text:p>sheet3.F4</text:p>
          </table:table-cell>
          <table:table-cell office:value-type="string">
            <text:p>sheet3.G4</text:p>
          </table:table-cell>
          <table:table-cell office:value-type="string">
            <text:p>sheet3.H4</text:p>
          </table:table-cell>
          <table:table-cell office:value-type="string">
            <text:p>sheet3.I4</text:p>
          </table:table-cell>
          <table:table-cell office:value-type="string">
            <text:p>sheet3.J4</text:p>
          </table:table-cell>
        </table:table-row>
        <table:table-row table:style-name="ro1">
          <table:table-cell office:value-type="string">
            <text:p>sheet3.A5</text:p>
          </table:table-cell>
          <table:table-cell office:value-type="string">
            <text:p>sheet3.B5</text:p>
          </table:table-cell>
          <table:table-cell office:value-type="string">
            <text:p>sheet3.C5</text:p>
          </table:table-cell>
          <table:table-cell office:value-type="string">
            <text:p>sheet3.D5</text:p>
          </table:table-cell>
          <table:table-cell office:value-type="string">
            <text:p>sheet3.E5</text:p>
          </table:table-cell>
          <table:table-cell office:value-type="string">
            <text:p>sheet3.F5</text:p>
          </table:table-cell>
          <table:table-cell office:value-type="string">
            <text:p>sheet3.G5</text:p>
          </table:table-cell>
          <table:table-cell office:value-type="string">
            <text:p>sheet3.H5</text:p>
          </table:table-cell>
          <table:table-cell office:value-type="string">
            <text:p>sheet3.I5</text:p>
          </table:table-cell>
          <table:table-cell office:value-type="string">
            <text:p>sheet3.J5</text:p>
          </table:table-cell>
        </table:table-row>
        <table:table-row table:style-name="ro1">
          <table:table-cell office:value-type="string">
            <text:p>sheet3.A6</text:p>
          </table:table-cell>
          <table:table-cell office:value-type="string">
            <text:p>sheet3.B6</text:p>
          </table:table-cell>
          <table:table-cell office:value-type="string">
            <text:p>sheet3.C6</text:p>
          </table:table-cell>
          <table:table-cell office:value-type="string">
            <text:p>sheet3.D6</text:p>
          </table:table-cell>
          <table:table-cell office:value-type="string">
            <text:p>sheet3.E6</text:p>
          </table:table-cell>
          <table:table-cell office:value-type="string">
            <text:p>sheet3.F6</text:p>
          </table:table-cell>
          <table:table-cell office:value-type="string">
            <text:p>sheet3.G6</text:p>
          </table:table-cell>
          <table:table-cell office:value-type="string">
            <text:p>sheet3.H6</text:p>
          </table:table-cell>
          <table:table-cell office:value-type="string">
            <text:p>sheet3.I6</text:p>
          </table:table-cell>
          <table:table-cell office:value-type="string">
            <text:p>sheet3.J6</text:p>
          </table:table-cell>
        </table:table-row>
        <table:table-row table:style-name="ro1">
          <table:table-cell office:value-type="string">
            <text:p>sheet3.A7</text:p>
          </table:table-cell>
          <table:table-cell office:value-type="string">
            <text:p>sheet3.B7</text:p>
          </table:table-cell>
          <table:table-cell office:value-type="string">
            <text:p>sheet3.C7</text:p>
          </table:table-cell>
          <table:table-cell office:value-type="string">
            <text:p>sheet3.D7</text:p>
          </table:table-cell>
          <table:table-cell office:value-type="string">
            <text:p>sheet3.E7</text:p>
          </table:table-cell>
          <table:table-cell office:value-type="string">
            <text:p>sheet3.F7</text:p>
          </table:table-cell>
          <table:table-cell office:value-type="string">
            <text:p>sheet3.G7</text:p>
          </table:table-cell>
          <table:table-cell office:value-type="string">
            <text:p>sheet3.H7</text:p>
          </table:table-cell>
          <table:table-cell office:value-type="string">
            <text:p>sheet3.I7</text:p>
          </table:table-cell>
          <table:table-cell office:value-type="string">
            <text:p>sheet3.J7</text:p>
          </table:table-cell>
        </table:table-row>
        <table:table-row table:style-name="ro1">
          <table:table-cell office:value-type="string">
            <text:p>sheet3.A8</text:p>
          </table:table-cell>
          <table:table-cell office:value-type="string">
            <text:p>sheet3.B8</text:p>
          </table:table-cell>
          <table:table-cell office:value-type="string">
            <text:p>sheet3.C8</text:p>
          </table:table-cell>
          <table:table-cell office:value-type="string">
            <text:p>sheet3.D8</text:p>
          </table:table-cell>
          <table:table-cell office:value-type="string">
            <text:p>sheet3.E8</text:p>
          </table:table-cell>
          <table:table-cell office:value-type="string">
            <text:p>sheet3.F8</text:p>
          </table:table-cell>
          <table:table-cell office:value-type="string">
            <text:p>sheet3.G8</text:p>
          </table:table-cell>
          <table:table-cell office:value-type="string">
            <text:p>sheet3.H8</text:p>
          </table:table-cell>
          <table:table-cell office:value-type="string">
            <text:p>sheet3.I8</text:p>
          </table:table-cell>
          <table:table-cell office:value-type="string">
            <text:p>sheet3.J8</text:p>
          </table:table-cell>
        </table:table-row>
        <table:table-row table:style-name="ro1">
          <table:table-cell office:value-type="string">
            <text:p>sheet3.A9</text:p>
          </table:table-cell>
          <table:table-cell office:value-type="string">
            <text:p>sheet3.B9</text:p>
          </table:table-cell>
          <table:table-cell office:value-type="string">
            <text:p>sheet3.C9</text:p>
          </table:table-cell>
          <table:table-cell office:value-type="string">
            <text:p>sheet3.D9</text:p>
          </table:table-cell>
          <table:table-cell office:value-type="string">
            <text:p>sheet3.E9</text:p>
          </table:table-cell>
          <table:table-cell office:value-type="string">
            <text:p>sheet3.F9</text:p>
          </table:table-cell>
          <table:table-cell office:value-type="string">
            <text:p>sheet3.G9</text:p>
          </table:table-cell>
          <table:table-cell office:value-type="string">
            <text:p>sheet3.H9</text:p>
          </table:table-cell>
          <table:table-cell office:value-type="string">
            <text:p>sheet3.I9</text:p>
          </table:table-cell>
          <table:table-cell office:value-type="string">
            <text:p>sheet3.J9</text:p>
          </table:table-cell>
        </table:table-row>
        <table:table-row table:style-name="ro1">
          <table:table-cell office:value-type="string">
            <text:p>sheet3.A10</text:p>
          </table:table-cell>
          <table:table-cell office:value-type="string">
            <text:p>sheet3.B10</text:p>
          </table:table-cell>
          <table:table-cell office:value-type="string">
            <text:p>sheet3.C10</text:p>
          </table:table-cell>
          <table:table-cell office:value-type="string">
            <text:p>sheet3.D10</text:p>
          </table:table-cell>
          <table:table-cell office:value-type="string">
            <text:p>sheet3.E10</text:p>
          </table:table-cell>
          <table:table-cell office:value-type="string">
            <text:p>sheet3.F10</text:p>
          </table:table-cell>
          <table:table-cell office:value-type="string">
            <text:p>sheet3.G10</text:p>
          </table:table-cell>
          <table:table-cell office:value-type="string">
            <text:p>sheet3.H10</text:p>
          </table:table-cell>
          <table:table-cell office:value-type="string">
            <text:p>sheet3.I10</text:p>
          </table:table-cell>
          <table:table-cell office:value-type="string">
            <text:p>sheet3.J10</text:p>
          </table:table-cell>
        </table:table-row>
        <table:table-row table:style-name="ro1">
          <table:table-cell office:value-type="string">
            <text:p>sheet3.A11</text:p>
          </table:table-cell>
          <table:table-cell office:value-type="string">
            <text:p>sheet3.B11</text:p>
          </table:table-cell>
          <table:table-cell office:value-type="string">
            <text:p>sheet3.C11</text:p>
          </table:table-cell>
          <table:table-cell office:value-type="string">
            <text:p>sheet3.D11</text:p>
          </table:table-cell>
          <table:table-cell office:value-type="string">
            <text:p>sheet3.E11</text:p>
          </table:table-cell>
          <table:table-cell office:value-type="string">
            <text:p>sheet3.F11</text:p>
          </table:table-cell>
          <table:table-cell office:value-type="string">
            <text:p>sheet3.G11</text:p>
          </table:table-cell>
          <table:table-cell office:value-type="string">
            <text:p>sheet3.H11</text:p>
          </table:table-cell>
          <table:table-cell office:value-type="string">
            <text:p>sheet3.I11</text:p>
          </table:table-cell>
          <table:table-cell office:value-type="string">
            <text:p>sheet3.J11</text:p>
          </table:table-cell>
        </table:table-row>
        <table:table-row table:style-name="ro1">
          <table:table-cell office:value-type="string">
            <text:p>sheet3.A12</text:p>
          </table:table-cell>
          <table:table-cell office:value-type="string">
            <text:p>sheet3.B12</text:p>
          </table:table-cell>
          <table:table-cell office:value-type="string">
            <text:p>sheet3.C12</text:p>
          </table:table-cell>
          <table:table-cell office:value-type="string">
            <text:p>sheet3.D12</text:p>
          </table:table-cell>
          <table:table-cell office:value-type="string">
            <text:p>sheet3.E12</text:p>
          </table:table-cell>
          <table:table-cell office:value-type="string">
            <text:p>sheet3.F12</text:p>
          </table:table-cell>
          <table:table-cell office:value-type="string">
            <text:p>sheet3.G12</text:p>
          </table:table-cell>
          <table:table-cell office:value-type="string">
            <text:p>sheet3.H12</text:p>
          </table:table-cell>
          <table:table-cell office:value-type="string">
            <text:p>sheet3.I12</text:p>
          </table:table-cell>
          <table:table-cell office:value-type="string">
            <text:p>sheet3.J12</text:p>
          </table:table-cell>
        </table:table-row>
        <table:table-row table:style-name="ro1">
          <table:table-cell office:value-type="string">
            <text:p>sheet3.A13</text:p>
          </table:table-cell>
          <table:table-cell office:value-type="string">
            <text:p>sheet3.B13</text:p>
          </table:table-cell>
          <table:table-cell office:value-type="string">
            <text:p>sheet3.C13</text:p>
          </table:table-cell>
          <table:table-cell office:value-type="string">
            <text:p>sheet3.D13</text:p>
          </table:table-cell>
          <table:table-cell office:value-type="string">
            <text:p>sheet3.E13</text:p>
          </table:table-cell>
          <table:table-cell office:value-type="string">
            <text:p>sheet3.F13</text:p>
          </table:table-cell>
          <table:table-cell office:value-type="string">
            <text:p>sheet3.G13</text:p>
          </table:table-cell>
          <table:table-cell office:value-type="string">
            <text:p>sheet3.H13</text:p>
          </table:table-cell>
          <table:table-cell office:value-type="string">
            <text:p>sheet3.I13</text:p>
          </table:table-cell>
          <table:table-cell office:value-type="string">
            <text:p>sheet3.J13</text:p>
          </table:table-cell>
        </table:table-row>
        <table:table-row table:style-name="ro1">
          <table:table-cell office:value-type="string">
            <text:p>sheet3.A14</text:p>
          </table:table-cell>
          <table:table-cell office:value-type="string">
            <text:p>sheet3.B14</text:p>
          </table:table-cell>
          <table:table-cell office:value-type="string">
            <text:p>sheet3.C14</text:p>
          </table:table-cell>
          <table:table-cell office:value-type="string">
            <text:p>sheet3.D14</text:p>
          </table:table-cell>
          <table:table-cell office:value-type="string">
            <text:p>sheet3.E14</text:p>
          </table:table-cell>
          <table:table-cell office:value-type="string">
            <text:p>sheet3.F14</text:p>
          </table:table-cell>
          <table:table-cell office:value-type="string">
            <text:p>sheet3.G14</text:p>
          </table:table-cell>
          <table:table-cell office:value-type="string">
            <text:p>sheet3.H14</text:p>
          </table:table-cell>
          <table:table-cell office:value-type="string">
            <text:p>sheet3.I14</text:p>
          </table:table-cell>
          <table:table-cell office:value-type="string">
            <text:p>sheet3.J14</text:p>
          </table:table-cell>
        </table:table-row>
        <table:table-row table:style-name="ro1">
          <table:table-cell office:value-type="string">
            <text:p>sheet3.A15</text:p>
          </table:table-cell>
          <table:table-cell office:value-type="string">
            <text:p>sheet3.B15</text:p>
          </table:table-cell>
          <table:table-cell office:value-type="string">
            <text:p>sheet3.C15</text:p>
          </table:table-cell>
          <table:table-cell office:value-type="string">
            <text:p>sheet3.D15</text:p>
          </table:table-cell>
          <table:table-cell office:value-type="string">
            <text:p>sheet3.E15</text:p>
          </table:table-cell>
          <table:table-cell office:value-type="string">
            <text:p>sheet3.F15</text:p>
          </table:table-cell>
          <table:table-cell office:value-type="string">
            <text:p>sheet3.G15</text:p>
          </table:table-cell>
          <table:table-cell office:value-type="string">
            <text:p>sheet3.H15</text:p>
          </table:table-cell>
          <table:table-cell office:value-type="string">
            <text:p>sheet3.I15</text:p>
          </table:table-cell>
          <table:table-cell office:value-type="string">
            <text:p>sheet3.J15</text:p>
          </table:table-cell>
        </table:table-row>
        <table:table-row table:style-name="ro1">
          <table:table-cell office:value-type="string">
            <text:p>sheet3.A16</text:p>
          </table:table-cell>
          <table:table-cell office:value-type="string">
            <text:p>sheet3.B16</text:p>
          </table:table-cell>
          <table:table-cell office:value-type="string">
            <text:p>sheet3.C16</text:p>
          </table:table-cell>
          <table:table-cell office:value-type="string">
            <text:p>sheet3.D16</text:p>
          </table:table-cell>
          <table:table-cell office:value-type="string">
            <text:p>sheet3.E16</text:p>
          </table:table-cell>
          <table:table-cell office:value-type="string">
            <text:p>sheet3.F16</text:p>
          </table:table-cell>
          <table:table-cell office:value-type="string">
            <text:p>sheet3.G16</text:p>
          </table:table-cell>
          <table:table-cell office:value-type="string">
            <text:p>sheet3.H16</text:p>
          </table:table-cell>
          <table:table-cell office:value-type="string">
            <text:p>sheet3.I16</text:p>
          </table:table-cell>
          <table:table-cell office:value-type="string">
            <text:p>sheet3.J16</text:p>
          </table:table-cell>
        </table:table-row>
        <table:table-row table:style-name="ro1">
          <table:table-cell office:value-type="string">
            <text:p>sheet3.A17</text:p>
          </table:table-cell>
          <table:table-cell office:value-type="string">
            <text:p>sheet3.B17</text:p>
          </table:table-cell>
          <table:table-cell office:value-type="string">
            <text:p>sheet3.C17</text:p>
          </table:table-cell>
          <table:table-cell office:value-type="string">
            <text:p>sheet3.D17</text:p>
          </table:table-cell>
          <table:table-cell office:value-type="string">
            <text:p>sheet3.E17</text:p>
          </table:table-cell>
          <table:table-cell office:value-type="string">
            <text:p>sheet3.F17</text:p>
          </table:table-cell>
          <table:table-cell office:value-type="string">
            <text:p>sheet3.G17</text:p>
          </table:table-cell>
          <table:table-cell office:value-type="string">
            <text:p>sheet3.H17</text:p>
          </table:table-cell>
          <table:table-cell office:value-type="string">
            <text:p>sheet3.I17</text:p>
          </table:table-cell>
          <table:table-cell office:value-type="string">
            <text:p>sheet3.J17</text:p>
          </table:table-cell>
        </table:table-row>
        <table:table-row table:style-name="ro1">
          <table:table-cell office:value-type="string">
            <text:p>sheet3.A18</text:p>
          </table:table-cell>
          <table:table-cell office:value-type="string">
            <text:p>sheet3.B18</text:p>
          </table:table-cell>
          <table:table-cell office:value-type="string">
            <text:p>sheet3.C18</text:p>
          </table:table-cell>
          <table:table-cell office:value-type="string">
            <text:p>sheet3.D18</text:p>
          </table:table-cell>
          <table:table-cell office:value-type="string">
            <text:p>sheet3.E18</text:p>
          </table:table-cell>
          <table:table-cell office:value-type="string">
            <text:p>sheet3.F18</text:p>
          </table:table-cell>
          <table:table-cell office:value-type="string">
            <text:p>sheet3.G18</text:p>
          </table:table-cell>
          <table:table-cell office:value-type="string">
            <text:p>sheet3.H18</text:p>
          </table:table-cell>
          <table:table-cell office:value-type="string">
            <text:p>sheet3.I18</text:p>
          </table:table-cell>
          <table:table-cell office:value-type="string">
            <text:p>sheet3.J18</text:p>
          </table:table-cell>
        </table:table-row>
        <table:table-row table:style-name="ro1">
          <table:table-cell office:value-type="string">
            <text:p>sheet3.A19</text:p>
          </table:table-cell>
          <table:table-cell office:value-type="string">
            <text:p>sheet3.B19</text:p>
          </table:table-cell>
          <table:table-cell office:value-type="string">
            <text:p>sheet3.C19</text:p>
          </table:table-cell>
          <table:table-cell office:value-type="string">
            <text:p>sheet3.D19</text:p>
          </table:table-cell>
          <table:table-cell office:value-type="string">
            <text:p>sheet3.E19</text:p>
          </table:table-cell>
          <table:table-cell office:value-type="string">
            <text:p>sheet3.F19</text:p>
          </table:table-cell>
          <table:table-cell office:value-type="string">
            <text:p>sheet3.G19</text:p>
          </table:table-cell>
          <table:table-cell office:value-type="string">
            <text:p>sheet3.H19</text:p>
          </table:table-cell>
          <table:table-cell office:value-type="string">
            <text:p>sheet3.I19</text:p>
          </table:table-cell>
          <table:table-cell office:value-type="string">
            <text:p>sheet3.J19</text:p>
          </table:table-cell>
        </table:table-row>
        <table:table-row table:style-name="ro1">
          <table:table-cell office:value-type="string">
            <text:p>sheet3.A20</text:p>
          </table:table-cell>
          <table:table-cell office:value-type="string">
            <text:p>sheet3.B20</text:p>
          </table:table-cell>
          <table:table-cell office:value-type="string">
            <text:p>sheet3.C20</text:p>
          </table:table-cell>
          <table:table-cell office:value-type="string">
            <text:p>sheet3.D20</text:p>
          </table:table-cell>
          <table:table-cell office:value-type="string">
            <text:p>sheet3.E20</text:p>
          </table:table-cell>
          <table:table-cell office:value-type="string">
            <text:p>sheet3.F20</text:p>
          </table:table-cell>
          <table:table-cell office:value-type="string">
            <text:p>sheet3.G20</text:p>
          </table:table-cell>
          <table:table-cell office:value-type="string">
            <text:p>sheet3.H20</text:p>
          </table:table-cell>
          <table:table-cell office:value-type="string">
            <text:p>sheet3.I20</text:p>
          </table:table-cell>
          <table:table-cell office:value-type="string">
            <text:p>sheet3.J20</text:p>
          </table:table-cell>
        </table:table-row>
        <table:table-row table:style-name="ro1">
          <table:table-cell office:value-type="string">
            <text:p>sheet3.A21</text:p>
          </table:table-cell>
          <table:table-cell office:value-type="string">
            <text:p>sheet3.B21</text:p>
          </table:table-cell>
          <table:table-cell office:value-type="string">
            <text:p>sheet3.C21</text:p>
          </table:table-cell>
          <table:table-cell office:value-type="string">
            <text:p>sheet3.D21</text:p>
          </table:table-cell>
          <table:table-cell office:value-type="string">
            <text:p>sheet3.E21</text:p>
          </table:table-cell>
          <table:table-cell office:value-type="string">
            <text:p>sheet3.F21</text:p>
          </table:table-cell>
          <table:table-cell office:value-type="string">
            <text:p>sheet3.G21</text:p>
          </table:table-cell>
          <table:table-cell office:value-type="string">
            <text:p>sheet3.H21</text:p>
          </table:table-cell>
          <table:table-cell office:value-type="string">
            <text:p>sheet3.I21</text:p>
          </table:table-cell>
          <table:table-cell office:value-type="string">
            <text:p>sheet3.J21</text:p>
          </table:table-cell>
        </table:table-row>
        <table:table-row table:style-name="ro1">
          <table:table-cell office:value-type="string">
            <text:p>sheet3.A22</text:p>
          </table:table-cell>
          <table:table-cell office:value-type="string">
            <text:p>sheet3.B22</text:p>
          </table:table-cell>
          <table:table-cell office:value-type="string">
            <text:p>sheet3.C22</text:p>
          </table:table-cell>
          <table:table-cell office:value-type="string">
            <text:p>sheet3.D22</text:p>
          </table:table-cell>
          <table:table-cell office:value-type="string">
            <text:p>sheet3.E22</text:p>
          </table:table-cell>
          <table:table-cell office:value-type="string">
            <text:p>sheet3.F22</text:p>
          </table:table-cell>
          <table:table-cell office:value-type="string">
            <text:p>sheet3.G22</text:p>
          </table:table-cell>
          <table:table-cell office:value-type="string">
            <text:p>sheet3.H22</text:p>
          </table:table-cell>
          <table:table-cell office:value-type="string">
            <text:p>sheet3.I22</text:p>
          </table:table-cell>
          <table:table-cell office:value-type="string">
            <text:p>sheet3.J22</text:p>
          </table:table-cell>
        </table:table-row>
        <table:table-row table:style-name="ro1">
          <table:table-cell office:value-type="string">
            <text:p>sheet3.A23</text:p>
          </table:table-cell>
          <table:table-cell office:value-type="string">
            <text:p>sheet3.B23</text:p>
          </table:table-cell>
          <table:table-cell office:value-type="string">
            <text:p>sheet3.C23</text:p>
          </table:table-cell>
          <table:table-cell office:value-type="string">
            <text:p>sheet3.D23</text:p>
          </table:table-cell>
          <table:table-cell office:value-type="string">
            <text:p>sheet3.E23</text:p>
          </table:table-cell>
          <table:table-cell office:value-type="string">
            <text:p>sheet3.F23</text:p>
          </table:table-cell>
          <table:table-cell office:value-type="string">
            <text:p>sheet3.G23</text:p>
          </table:table-cell>
          <table:table-cell office:value-type="string">
            <text:p>sheet3.H23</text:p>
          </table:table-cell>
          <table:table-cell office:value-type="string">
            <text:p>sheet3.I23</text:p>
          </table:table-cell>
          <table:table-cell office:value-type="string">
            <text:p>sheet3.J23</text:p>
          </table:table-cell>
        </table:table-row>
        <table:table-row table:style-name="ro1">
          <table:table-cell office:value-type="string">
            <text:p>sheet3.A24</text:p>
          </table:table-cell>
          <table:table-cell office:value-type="string">
            <text:p>sheet3.B24</text:p>
          </table:table-cell>
          <table:table-cell office:value-type="string">
            <text:p>sheet3.C24</text:p>
          </table:table-cell>
          <table:table-cell office:value-type="string">
            <text:p>sheet3.D24</text:p>
          </table:table-cell>
          <table:table-cell office:value-type="string">
            <text:p>sheet3.E24</text:p>
          </table:table-cell>
          <table:table-cell office:value-type="string">
            <text:p>sheet3.F24</text:p>
          </table:table-cell>
          <table:table-cell office:value-type="string">
            <text:p>sheet3.G24</text:p>
          </table:table-cell>
          <table:table-cell office:value-type="string">
            <text:p>sheet3.H24</text:p>
          </table:table-cell>
          <table:table-cell office:value-type="string">
            <text:p>sheet3.I24</text:p>
          </table:table-cell>
          <table:table-cell office:value-type="string">
            <text:p>sheet3.J24</text:p>
          </table:table-cell>
        </table:table-row>
        <table:table-row table:style-name="ro1">
          <table:table-cell office:value-type="string">
            <text:p>sheet3.A25</text:p>
          </table:table-cell>
          <table:table-cell office:value-type="string">
            <text:p>sheet3.B25</text:p>
          </table:table-cell>
          <table:table-cell office:value-type="string">
            <text:p>sheet3.C25</text:p>
          </table:table-cell>
          <table:table-cell office:value-type="string">
            <text:p>sheet3.D25</text:p>
          </table:table-cell>
          <table:table-cell office:value-type="string">
            <text:p>sheet3.E25</text:p>
          </table:table-cell>
          <table:table-cell office:value-type="string">
            <text:p>sheet3.F25</text:p>
          </table:table-cell>
          <table:table-cell office:value-type="string">
            <text:p>sheet3.G25</text:p>
          </table:table-cell>
          <table:table-cell office:value-type="string">
            <text:p>sheet3.H25</text:p>
          </table:table-cell>
          <table:table-cell office:value-type="string">
            <text:p>sheet3.I25</text:p>
          </table:table-cell>
          <table:table-cell office:value-type="string">
            <text:p>sheet3.J25</text:p>
          </table:table-cell>
        </table:table-row>
        <table:table-row table:style-name="ro1">
          <table:table-cell office:value-type="string">
            <text:p>sheet3.A26</text:p>
          </table:table-cell>
          <table:table-cell office:value-type="string">
            <text:p>sheet3.B26</text:p>
          </table:table-cell>
          <table:table-cell office:value-type="string">
            <text:p>sheet3.C26</text:p>
          </table:table-cell>
          <table:table-cell office:value-type="string">
            <text:p>sheet3.D26</text:p>
          </table:table-cell>
          <table:table-cell office:value-type="string">
            <text:p>sheet3.E26</text:p>
          </table:table-cell>
          <table:table-cell office:value-type="string">
            <text:p>sheet3.F26</text:p>
          </table:table-cell>
          <table:table-cell office:value-type="string">
            <text:p>sheet3.G26</text:p>
          </table:table-cell>
          <table:table-cell office:value-type="string">
            <text:p>sheet3.H26</text:p>
          </table:table-cell>
          <table:table-cell office:value-type="string">
            <text:p>sheet3.I26</text:p>
          </table:table-cell>
          <table:table-cell office:value-type="string">
            <text:p>sheet3.J26</text:p>
          </table:table-cell>
        </table:table-row>
        <table:table-row table:style-name="ro1">
          <table:table-cell office:value-type="string">
            <text:p>sheet3.A27</text:p>
          </table:table-cell>
          <table:table-cell office:value-type="string">
            <text:p>sheet3.B27</text:p>
          </table:table-cell>
          <table:table-cell office:value-type="string">
            <text:p>sheet3.C27</text:p>
          </table:table-cell>
          <table:table-cell office:value-type="string">
            <text:p>sheet3.D27</text:p>
          </table:table-cell>
          <table:table-cell office:value-type="string">
            <text:p>sheet3.E27</text:p>
          </table:table-cell>
          <table:table-cell office:value-type="string">
            <text:p>sheet3.F27</text:p>
          </table:table-cell>
          <table:table-cell office:value-type="string">
            <text:p>sheet3.G27</text:p>
          </table:table-cell>
          <table:table-cell office:value-type="string">
            <text:p>sheet3.H27</text:p>
          </table:table-cell>
          <table:table-cell office:value-type="string">
            <text:p>sheet3.I27</text:p>
          </table:table-cell>
          <table:table-cell office:value-type="string">
            <text:p>sheet3.J27</text:p>
          </table:table-cell>
        </table:table-row>
        <table:table-row table:style-name="ro1">
          <table:table-cell office:value-type="string">
            <text:p>sheet3.A28</text:p>
          </table:table-cell>
          <table:table-cell office:value-type="string">
            <text:p>sheet3.B28</text:p>
          </table:table-cell>
          <table:table-cell office:value-type="string">
            <text:p>sheet3.C28</text:p>
          </table:table-cell>
          <table:table-cell office:value-type="string">
            <text:p>sheet3.D28</text:p>
          </table:table-cell>
          <table:table-cell office:value-type="string">
            <text:p>sheet3.E28</text:p>
          </table:table-cell>
          <table:table-cell office:value-type="string">
            <text:p>sheet3.F28</text:p>
          </table:table-cell>
          <table:table-cell office:value-type="string">
            <text:p>sheet3.G28</text:p>
          </table:table-cell>
          <table:table-cell office:value-type="string">
            <text:p>sheet3.H28</text:p>
          </table:table-cell>
          <table:table-cell office:value-type="string">
            <text:p>sheet3.I28</text:p>
          </table:table-cell>
          <table:table-cell office:value-type="string">
            <text:p>sheet3.J28</text:p>
          </table:table-cell>
        </table:table-row>
        <table:table-row table:style-name="ro1">
          <table:table-cell office:value-type="string">
            <text:p>sheet3.A29</text:p>
          </table:table-cell>
          <table:table-cell office:value-type="string">
            <text:p>sheet3.B29</text:p>
          </table:table-cell>
          <table:table-cell office:value-type="string">
            <text:p>sheet3.C29</text:p>
          </table:table-cell>
          <table:table-cell office:value-type="string">
            <text:p>sheet3.D29</text:p>
          </table:table-cell>
          <table:table-cell office:value-type="string">
            <text:p>sheet3.E29</text:p>
          </table:table-cell>
          <table:table-cell office:value-type="string">
            <text:p>sheet3.F29</text:p>
          </table:table-cell>
          <table:table-cell office:value-type="string">
            <text:p>sheet3.G29</text:p>
          </table:table-cell>
          <table:table-cell office:value-type="string">
            <text:p>sheet3.H29</text:p>
          </table:table-cell>
          <table:table-cell office:value-type="string">
            <text:p>sheet3.I29</text:p>
          </table:table-cell>
          <table:table-cell office:value-type="string">
            <text:p>sheet3.J29</text:p>
          </table:table-cell>
        </table:table-row>
        <table:table-row table:style-name="ro1">
          <table:table-cell office:value-type="string">
            <text:p>sheet3.A30</text:p>
          </table:table-cell>
          <table:table-cell office:value-type="string">
            <text:p>sheet3.B30</text:p>
          </table:table-cell>
          <table:table-cell office:value-type="string">
            <text:p>sheet3.C30</text:p>
          </table:table-cell>
          <table:table-cell office:value-type="string">
            <text:p>sheet3.D30</text:p>
          </table:table-cell>
          <table:table-cell office:value-type="string">
            <text:p>sheet3.E30</text:p>
          </table:table-cell>
          <table:table-cell office:value-type="string">
            <text:p>sheet3.F30</text:p>
          </table:table-cell>
          <table:table-cell office:value-type="string">
            <text:p>sheet3.G30</text:p>
          </table:table-cell>
          <table:table-cell office:value-type="string">
            <text:p>sheet3.H30</text:p>
          </table:table-cell>
          <table:table-cell office:value-type="string">
            <text:p>sheet3.I30</text:p>
          </table:table-cell>
          <table:table-cell office:value-type="string">
            <text:p>sheet3.J30</text:p>
          </table:table-cell>
        </table:table-row>
        <table:table-row table:style-name="ro1">
          <table:table-cell office:value-type="string">
            <text:p>sheet3.A31</text:p>
          </table:table-cell>
          <table:table-cell office:value-type="string">
            <text:p>sheet3.B31</text:p>
          </table:table-cell>
          <table:table-cell office:value-type="string">
            <text:p>sheet3.C31</text:p>
          </table:table-cell>
          <table:table-cell office:value-type="string">
            <text:p>sheet3.D31</text:p>
          </table:table-cell>
          <table:table-cell office:value-type="string">
            <text:p>sheet3.E31</text:p>
          </table:table-cell>
          <table:table-cell office:value-type="string">
            <text:p>sheet3.F31</text:p>
          </table:table-cell>
          <table:table-cell office:value-type="string">
            <text:p>sheet3.G31</text:p>
          </table:table-cell>
          <table:table-cell office:value-type="string">
            <text:p>sheet3.H31</text:p>
          </table:table-cell>
          <table:table-cell office:value-type="string">
            <text:p>sheet3.I31</text:p>
          </table:table-cell>
          <table:table-cell office:value-type="string">
            <text:p>sheet3.J31</text:p>
          </table:table-cell>
        </table:table-row>
        <table:table-row table:style-name="ro1">
          <table:table-cell office:value-type="string">
            <text:p>sheet3.A32</text:p>
          </table:table-cell>
          <table:table-cell office:value-type="string">
            <text:p>sheet3.B32</text:p>
          </table:table-cell>
          <table:table-cell office:value-type="string">
            <text:p>sheet3.C32</text:p>
          </table:table-cell>
          <table:table-cell office:value-type="string">
            <text:p>sheet3.D32</text:p>
          </table:table-cell>
          <table:table-cell office:value-type="string">
            <text:p>sheet3.E32</text:p>
          </table:table-cell>
          <table:table-cell office:value-type="string">
            <text:p>sheet3.F32</text:p>
          </table:table-cell>
          <table:table-cell office:value-type="string">
            <text:p>sheet3.G32</text:p>
          </table:table-cell>
          <table:table-cell office:value-type="string">
            <text:p>sheet3.H32</text:p>
          </table:table-cell>
          <table:table-cell office:value-type="string">
            <text:p>sheet3.I32</text:p>
          </table:table-cell>
          <table:table-cell office:value-type="string">
            <text:p>sheet3.J32</text:p>
          </table:table-cell>
        </table:table-row>
        <table:table-row table:style-name="ro1">
          <table:table-cell office:value-type="string">
            <text:p>sheet3.A33</text:p>
          </table:table-cell>
          <table:table-cell office:value-type="string">
            <text:p>sheet3.B33</text:p>
          </table:table-cell>
          <table:table-cell office:value-type="string">
            <text:p>sheet3.C33</text:p>
          </table:table-cell>
          <table:table-cell office:value-type="string">
            <text:p>sheet3.D33</text:p>
          </table:table-cell>
          <table:table-cell office:value-type="string">
            <text:p>sheet3.E33</text:p>
          </table:table-cell>
          <table:table-cell office:value-type="string">
            <text:p>sheet3.F33</text:p>
          </table:table-cell>
          <table:table-cell office:value-type="string">
            <text:p>sheet3.G33</text:p>
          </table:table-cell>
          <table:table-cell office:value-type="string">
            <text:p>sheet3.H33</text:p>
          </table:table-cell>
          <table:table-cell office:value-type="string">
            <text:p>sheet3.I33</text:p>
          </table:table-cell>
          <table:table-cell office:value-type="string">
            <text:p>sheet3.J33</text:p>
          </table:table-cell>
        </table:table-row>
        <table:table-row table:style-name="ro1">
          <table:table-cell office:value-type="string">
            <text:p>sheet3.A34</text:p>
          </table:table-cell>
          <table:table-cell office:value-type="string">
            <text:p>sheet3.B34</text:p>
          </table:table-cell>
          <table:table-cell office:value-type="string">
            <text:p>sheet3.C34</text:p>
          </table:table-cell>
          <table:table-cell office:value-type="string">
            <text:p>sheet3.D34</text:p>
          </table:table-cell>
          <table:table-cell office:value-type="string">
            <text:p>sheet3.E34</text:p>
          </table:table-cell>
          <table:table-cell office:value-type="string">
            <text:p>sheet3.F34</text:p>
          </table:table-cell>
          <table:table-cell office:value-type="string">
            <text:p>sheet3.G34</text:p>
          </table:table-cell>
          <table:table-cell office:value-type="string">
            <text:p>sheet3.H34</text:p>
          </table:table-cell>
          <table:table-cell office:value-type="string">
            <text:p>sheet3.I34</text:p>
          </table:table-cell>
          <table:table-cell office:value-type="string">
            <text:p>sheet3.J34</text:p>
          </table:table-cell>
        </table:table-row>
        <table:table-row table:style-name="ro1">
          <table:table-cell office:value-type="string">
            <text:p>sheet3.A35</text:p>
          </table:table-cell>
          <table:table-cell office:value-type="string">
            <text:p>sheet3.B35</text:p>
          </table:table-cell>
          <table:table-cell office:value-type="string">
            <text:p>sheet3.C35</text:p>
          </table:table-cell>
          <table:table-cell office:value-type="string">
            <text:p>sheet3.D35</text:p>
          </table:table-cell>
          <table:table-cell office:value-type="string">
            <text:p>sheet3.E35</text:p>
          </table:table-cell>
          <table:table-cell office:value-type="string">
            <text:p>sheet3.F35</text:p>
          </table:table-cell>
          <table:table-cell office:value-type="string">
            <text:p>sheet3.G35</text:p>
          </table:table-cell>
          <table:table-cell office:value-type="string">
            <text:p>sheet3.H35</text:p>
          </table:table-cell>
          <table:table-cell office:value-type="string">
            <text:p>sheet3.I35</text:p>
          </table:table-cell>
          <table:table-cell office:value-type="string">
            <text:p>sheet3.J35</text:p>
          </table:table-cell>
        </table:table-row>
        <table:table-row table:style-name="ro1">
          <table:table-cell office:value-type="string">
            <text:p>sheet3.A36</text:p>
          </table:table-cell>
          <table:table-cell office:value-type="string">
            <text:p>sheet3.B36</text:p>
          </table:table-cell>
          <table:table-cell office:value-type="string">
            <text:p>sheet3.C36</text:p>
          </table:table-cell>
          <table:table-cell office:value-type="string">
            <text:p>sheet3.D36</text:p>
          </table:table-cell>
          <table:table-cell office:value-type="string">
            <text:p>sheet3.E36</text:p>
          </table:table-cell>
          <table:table-cell office:value-type="string">
            <text:p>sheet3.F36</text:p>
          </table:table-cell>
          <table:table-cell office:value-type="string">
            <text:p>sheet3.G36</text:p>
          </table:table-cell>
          <table:table-cell office:value-type="string">
            <text:p>sheet3.H36</text:p>
          </table:table-cell>
          <table:table-cell office:value-type="string">
            <text:p>sheet3.I36</text:p>
          </table:table-cell>
          <table:table-cell office:value-type="string">
            <text:p>sheet3.J36</text:p>
          </table:table-cell>
        </table:table-row>
        <table:table-row table:style-name="ro1">
          <table:table-cell office:value-type="string">
            <text:p>sheet3.A37</text:p>
          </table:table-cell>
          <table:table-cell office:value-type="string">
            <text:p>sheet3.B37</text:p>
          </table:table-cell>
          <table:table-cell office:value-type="string">
            <text:p>sheet3.C37</text:p>
          </table:table-cell>
          <table:table-cell office:value-type="string">
            <text:p>sheet3.D37</text:p>
          </table:table-cell>
          <table:table-cell office:value-type="string">
            <text:p>sheet3.E37</text:p>
          </table:table-cell>
          <table:table-cell office:value-type="string">
            <text:p>sheet3.F37</text:p>
          </table:table-cell>
          <table:table-cell office:value-type="string">
            <text:p>sheet3.G37</text:p>
          </table:table-cell>
          <table:table-cell office:value-type="string">
            <text:p>sheet3.H37</text:p>
          </table:table-cell>
          <table:table-cell office:value-type="string">
            <text:p>sheet3.I37</text:p>
          </table:table-cell>
          <table:table-cell office:value-type="string">
            <text:p>sheet3.J37</text:p>
          </table:table-cell>
        </table:table-row>
        <table:table-row table:style-name="ro1">
          <table:table-cell office:value-type="string">
            <text:p>sheet3.A38</text:p>
          </table:table-cell>
          <table:table-cell office:value-type="string">
            <text:p>sheet3.B38</text:p>
          </table:table-cell>
          <table:table-cell office:value-type="string">
            <text:p>sheet3.C38</text:p>
          </table:table-cell>
          <table:table-cell office:value-type="string">
            <text:p>sheet3.D38</text:p>
          </table:table-cell>
          <table:table-cell office:value-type="string">
            <text:p>sheet3.E38</text:p>
          </table:table-cell>
          <table:table-cell office:value-type="string">
            <text:p>sheet3.F38</text:p>
          </table:table-cell>
          <table:table-cell office:value-type="string">
            <text:p>sheet3.G38</text:p>
          </table:table-cell>
          <table:table-cell office:value-type="string">
            <text:p>sheet3.H38</text:p>
          </table:table-cell>
          <table:table-cell office:value-type="string">
            <text:p>sheet3.I38</text:p>
          </table:table-cell>
          <table:table-cell office:value-type="string">
            <text:p>sheet3.J38</text:p>
          </table:table-cell>
        </table:table-row>
        <table:table-row table:style-name="ro1">
          <table:table-cell office:value-type="string">
            <text:p>sheet3.A39</text:p>
          </table:table-cell>
          <table:table-cell office:value-type="string">
            <text:p>sheet3.B39</text:p>
          </table:table-cell>
          <table:table-cell office:value-type="string">
            <text:p>sheet3.C39</text:p>
          </table:table-cell>
          <table:table-cell office:value-type="string">
            <text:p>sheet3.D39</text:p>
          </table:table-cell>
          <table:table-cell office:value-type="string">
            <text:p>sheet3.E39</text:p>
          </table:table-cell>
          <table:table-cell office:value-type="string">
            <text:p>sheet3.F39</text:p>
          </table:table-cell>
          <table:table-cell office:value-type="string">
            <text:p>sheet3.G39</text:p>
          </table:table-cell>
          <table:table-cell office:value-type="string">
            <text:p>sheet3.H39</text:p>
          </table:table-cell>
          <table:table-cell office:value-type="string">
            <text:p>sheet3.I39</text:p>
          </table:table-cell>
          <table:table-cell office:value-type="string">
            <text:p>sheet3.J39</text:p>
          </table:table-cell>
        </table:table-row>
        <table:table-row table:style-name="ro1">
          <table:table-cell office:value-type="string">
            <text:p>sheet3.A40</text:p>
          </table:table-cell>
          <table:table-cell office:value-type="string">
            <text:p>sheet3.B40</text:p>
          </table:table-cell>
          <table:table-cell office:value-type="string">
            <text:p>sheet3.C40</text:p>
          </table:table-cell>
          <table:table-cell office:value-type="string">
            <text:p>sheet3.D40</text:p>
          </table:table-cell>
          <table:table-cell office:value-type="string">
            <text:p>sheet3.E40</text:p>
          </table:table-cell>
          <table:table-cell office:value-type="string">
            <text:p>sheet3.F40</text:p>
          </table:table-cell>
          <table:table-cell office:value-type="string">
            <text:p>sheet3.G40</text:p>
          </table:table-cell>
          <table:table-cell office:value-type="string">
            <text:p>sheet3.H40</text:p>
          </table:table-cell>
          <table:table-cell office:value-type="string">
            <text:p>sheet3.I40</text:p>
          </table:table-cell>
          <table:table-cell office:value-type="string">
            <text:p>sheet3.J40</text:p>
          </table:table-cell>
        </table:table-row>
        <table:table-row table:style-name="ro1">
          <table:table-cell office:value-type="string">
            <text:p>sheet3.A41</text:p>
          </table:table-cell>
          <table:table-cell office:value-type="string">
            <text:p>sheet3.B41</text:p>
          </table:table-cell>
          <table:table-cell office:value-type="string">
            <text:p>sheet3.C41</text:p>
          </table:table-cell>
          <table:table-cell office:value-type="string">
            <text:p>sheet3.D41</text:p>
          </table:table-cell>
          <table:table-cell office:value-type="string">
            <text:p>sheet3.E41</text:p>
          </table:table-cell>
          <table:table-cell office:value-type="string">
            <text:p>sheet3.F41</text:p>
          </table:table-cell>
          <table:table-cell office:value-type="string">
            <text:p>sheet3.G41</text:p>
          </table:table-cell>
          <table:table-cell office:value-type="string">
            <text:p>sheet3.H41</text:p>
          </table:table-cell>
          <table:table-cell office:value-type="string">
            <text:p>sheet3.I41</text:p>
          </table:table-cell>
          <table:table-cell office:value-type="string">
            <text:p>sheet3.J41</text:p>
          </table:table-cell>
        </table:table-row>
        <table:table-row table:style-name="ro1">
          <table:table-cell office:value-type="string">
            <text:p>sheet3.A42</text:p>
          </table:table-cell>
          <table:table-cell office:value-type="string">
            <text:p>sheet3.B42</text:p>
          </table:table-cell>
          <table:table-cell office:value-type="string">
            <text:p>sheet3.C42</text:p>
          </table:table-cell>
          <table:table-cell office:value-type="string">
            <text:p>sheet3.D42</text:p>
          </table:table-cell>
          <table:table-cell office:value-type="string">
            <text:p>sheet3.E42</text:p>
          </table:table-cell>
          <table:table-cell office:value-type="string">
            <text:p>sheet3.F42</text:p>
          </table:table-cell>
          <table:table-cell office:value-type="string">
            <text:p>sheet3.G42</text:p>
          </table:table-cell>
          <table:table-cell office:value-type="string">
            <text:p>sheet3.H42</text:p>
          </table:table-cell>
          <table:table-cell office:value-type="string">
            <text:p>sheet3.I42</text:p>
          </table:table-cell>
          <table:table-cell office:value-type="string">
            <text:p>sheet3.J42</text:p>
          </table:table-cell>
        </table:table-row>
        <table:table-row table:style-name="ro1">
          <table:table-cell office:value-type="string">
            <text:p>sheet3.A43</text:p>
          </table:table-cell>
          <table:table-cell office:value-type="string">
            <text:p>sheet3.B43</text:p>
          </table:table-cell>
          <table:table-cell office:value-type="string">
            <text:p>sheet3.C43</text:p>
          </table:table-cell>
          <table:table-cell office:value-type="string">
            <text:p>sheet3.D43</text:p>
          </table:table-cell>
          <table:table-cell office:value-type="string">
            <text:p>sheet3.E43</text:p>
          </table:table-cell>
          <table:table-cell office:value-type="string">
            <text:p>sheet3.F43</text:p>
          </table:table-cell>
          <table:table-cell office:value-type="string">
            <text:p>sheet3.G43</text:p>
          </table:table-cell>
          <table:table-cell office:value-type="string">
            <text:p>sheet3.H43</text:p>
          </table:table-cell>
          <table:table-cell office:value-type="string">
            <text:p>sheet3.I43</text:p>
          </table:table-cell>
          <table:table-cell office:value-type="string">
            <text:p>sheet3.J43</text:p>
          </table:table-cell>
        </table:table-row>
        <table:table-row table:style-name="ro1">
          <table:table-cell office:value-type="string">
            <text:p>sheet3.A44</text:p>
          </table:table-cell>
          <table:table-cell office:value-type="string">
            <text:p>sheet3.B44</text:p>
          </table:table-cell>
          <table:table-cell office:value-type="string">
            <text:p>sheet3.C44</text:p>
          </table:table-cell>
          <table:table-cell office:value-type="string">
            <text:p>sheet3.D44</text:p>
          </table:table-cell>
          <table:table-cell office:value-type="string">
            <text:p>sheet3.E44</text:p>
          </table:table-cell>
          <table:table-cell office:value-type="string">
            <text:p>sheet3.F44</text:p>
          </table:table-cell>
          <table:table-cell office:value-type="string">
            <text:p>sheet3.G44</text:p>
          </table:table-cell>
          <table:table-cell office:value-type="string">
            <text:p>sheet3.H44</text:p>
          </table:table-cell>
          <table:table-cell office:value-type="string">
            <text:p>sheet3.I44</text:p>
          </table:table-cell>
          <table:table-cell office:value-type="string">
            <text:p>sheet3.J44</text:p>
          </table:table-cell>
        </table:table-row>
        <table:table-row table:style-name="ro1">
          <table:table-cell office:value-type="string">
            <text:p>sheet3.A45</text:p>
          </table:table-cell>
          <table:table-cell office:value-type="string">
            <text:p>sheet3.B45</text:p>
          </table:table-cell>
          <table:table-cell office:value-type="string">
            <text:p>sheet3.C45</text:p>
          </table:table-cell>
          <table:table-cell office:value-type="string">
            <text:p>sheet3.D45</text:p>
          </table:table-cell>
          <table:table-cell office:value-type="string">
            <text:p>sheet3.E45</text:p>
          </table:table-cell>
          <table:table-cell office:value-type="string">
            <text:p>sheet3.F45</text:p>
          </table:table-cell>
          <table:table-cell office:value-type="string">
            <text:p>sheet3.G45</text:p>
          </table:table-cell>
          <table:table-cell office:value-type="string">
            <text:p>sheet3.H45</text:p>
          </table:table-cell>
          <table:table-cell office:value-type="string">
            <text:p>sheet3.I45</text:p>
          </table:table-cell>
          <table:table-cell office:value-type="string">
            <text:p>sheet3.J45</text:p>
          </table:table-cell>
        </table:table-row>
        <table:table-row table:style-name="ro1">
          <table:table-cell office:value-type="string">
            <text:p>sheet3.A46</text:p>
          </table:table-cell>
          <table:table-cell office:value-type="string">
            <text:p>sheet3.B46</text:p>
          </table:table-cell>
          <table:table-cell office:value-type="string">
            <text:p>sheet3.C46</text:p>
          </table:table-cell>
          <table:table-cell office:value-type="string">
            <text:p>sheet3.D46</text:p>
          </table:table-cell>
          <table:table-cell office:value-type="string">
            <text:p>sheet3.E46</text:p>
          </table:table-cell>
          <table:table-cell office:value-type="string">
            <text:p>sheet3.F46</text:p>
          </table:table-cell>
          <table:table-cell office:value-type="string">
            <text:p>sheet3.G46</text:p>
          </table:table-cell>
          <table:table-cell office:value-type="string">
            <text:p>sheet3.H46</text:p>
          </table:table-cell>
          <table:table-cell office:value-type="string">
            <text:p>sheet3.I46</text:p>
          </table:table-cell>
          <table:table-cell office:value-type="string">
            <text:p>sheet3.J46</text:p>
          </table:table-cell>
        </table:table-row>
        <table:table-row table:style-name="ro1">
          <table:table-cell office:value-type="string">
            <text:p>sheet3.A47</text:p>
          </table:table-cell>
          <table:table-cell office:value-type="string">
            <text:p>sheet3.B47</text:p>
          </table:table-cell>
          <table:table-cell office:value-type="string">
            <text:p>sheet3.C47</text:p>
          </table:table-cell>
          <table:table-cell office:value-type="string">
            <text:p>sheet3.D47</text:p>
          </table:table-cell>
          <table:table-cell office:value-type="string">
            <text:p>sheet3.E47</text:p>
          </table:table-cell>
          <table:table-cell office:value-type="string">
            <text:p>sheet3.F47</text:p>
          </table:table-cell>
          <table:table-cell office:value-type="string">
            <text:p>sheet3.G47</text:p>
          </table:table-cell>
          <table:table-cell office:value-type="string">
            <text:p>sheet3.H47</text:p>
          </table:table-cell>
          <table:table-cell office:value-type="string">
            <text:p>sheet3.I47</text:p>
          </table:table-cell>
          <table:table-cell office:value-type="string">
            <text:p>sheet3.J47</text:p>
          </table:table-cell>
        </table:table-row>
        <table:table-row table:style-name="ro1">
          <table:table-cell office:value-type="string">
            <text:p>sheet3.A48</text:p>
          </table:table-cell>
          <table:table-cell office:value-type="string">
            <text:p>sheet3.B48</text:p>
          </table:table-cell>
          <table:table-cell office:value-type="string">
            <text:p>sheet3.C48</text:p>
          </table:table-cell>
          <table:table-cell office:value-type="string">
            <text:p>sheet3.D48</text:p>
          </table:table-cell>
          <table:table-cell office:value-type="string">
            <text:p>sheet3.E48</text:p>
          </table:table-cell>
          <table:table-cell office:value-type="string">
            <text:p>sheet3.F48</text:p>
          </table:table-cell>
          <table:table-cell office:value-type="string">
            <text:p>sheet3.G48</text:p>
          </table:table-cell>
          <table:table-cell office:value-type="string">
            <text:p>sheet3.H48</text:p>
          </table:table-cell>
          <table:table-cell office:value-type="string">
            <text:p>sheet3.I48</text:p>
          </table:table-cell>
          <table:table-cell office:value-type="string">
            <text:p>sheet3.J48</text:p>
          </table:table-cell>
        </table:table-row>
        <table:table-row table:style-name="ro1">
          <table:table-cell office:value-type="string">
            <text:p>sheet3.A49</text:p>
          </table:table-cell>
          <table:table-cell office:value-type="string">
            <text:p>sheet3.B49</text:p>
          </table:table-cell>
          <table:table-cell office:value-type="string">
            <text:p>sheet3.C49</text:p>
          </table:table-cell>
          <table:table-cell office:value-type="string">
            <text:p>sheet3.D49</text:p>
          </table:table-cell>
          <table:table-cell office:value-type="string">
            <text:p>sheet3.E49</text:p>
          </table:table-cell>
          <table:table-cell office:value-type="string">
            <text:p>sheet3.F49</text:p>
          </table:table-cell>
          <table:table-cell office:value-type="string">
            <text:p>sheet3.G49</text:p>
          </table:table-cell>
          <table:table-cell office:value-type="string">
            <text:p>sheet3.H49</text:p>
          </table:table-cell>
          <table:table-cell office:value-type="string">
            <text:p>sheet3.I49</text:p>
          </table:table-cell>
          <table:table-cell office:value-type="string">
            <text:p>sheet3.J49</text:p>
          </table:table-cell>
        </table:table-row>
        <table:table-row table:style-name="ro1">
          <table:table-cell office:value-type="string">
            <text:p>sheet3.A50</text:p>
          </table:table-cell>
          <table:table-cell office:value-type="string">
            <text:p>sheet3.B50</text:p>
          </table:table-cell>
          <table:table-cell office:value-type="string">
            <text:p>sheet3.C50</text:p>
          </table:table-cell>
          <table:table-cell office:value-type="string">
            <text:p>sheet3.D50</text:p>
          </table:table-cell>
          <table:table-cell office:value-type="string">
            <text:p>sheet3.E50</text:p>
          </table:table-cell>
          <table:table-cell office:value-type="string">
            <text:p>sheet3.F50</text:p>
          </table:table-cell>
          <table:table-cell office:value-type="string">
            <text:p>sheet3.G50</text:p>
          </table:table-cell>
          <table:table-cell office:value-type="string">
            <text:p>sheet3.H50</text:p>
          </table:table-cell>
          <table:table-cell office:value-type="string">
            <text:p>sheet3.I50</text:p>
          </table:table-cell>
          <table:table-cell office:value-type="string">
            <text:p>sheet3.J50</text:p>
          </table:table-cell>
        </table:table-row>
        <table:table-row table:style-name="ro1">
          <table:table-cell office:value-type="string">
            <text:p>sheet3.A51</text:p>
          </table:table-cell>
          <table:table-cell office:value-type="string">
            <text:p>sheet3.B51</text:p>
          </table:table-cell>
          <table:table-cell office:value-type="string">
            <text:p>sheet3.C51</text:p>
          </table:table-cell>
          <table:table-cell office:value-type="string">
            <text:p>sheet3.D51</text:p>
          </table:table-cell>
          <table:table-cell office:value-type="string">
            <text:p>sheet3.E51</text:p>
          </table:table-cell>
          <table:table-cell office:value-type="string">
            <text:p>sheet3.F51</text:p>
          </table:table-cell>
          <table:table-cell office:value-type="string">
            <text:p>sheet3.G51</text:p>
          </table:table-cell>
          <table:table-cell office:value-type="string">
            <text:p>sheet3.H51</text:p>
          </table:table-cell>
          <table:table-cell office:value-type="string">
            <text:p>sheet3.I51</text:p>
          </table:table-cell>
          <table:table-cell office:value-type="string">
            <text:p>sheet3.J51</text:p>
          </table:table-cell>
        </table:table-row>
        <table:table-row table:style-name="ro1">
          <table:table-cell office:value-type="string">
            <text:p>sheet3.A52</text:p>
          </table:table-cell>
          <table:table-cell office:value-type="string">
            <text:p>sheet3.B52</text:p>
          </table:table-cell>
          <table:table-cell office:value-type="string">
            <text:p>sheet3.C52</text:p>
          </table:table-cell>
          <table:table-cell office:value-type="string">
            <text:p>sheet3.D52</text:p>
          </table:table-cell>
          <table:table-cell office:value-type="string">
            <text:p>sheet3.E52</text:p>
          </table:table-cell>
          <table:table-cell office:value-type="string">
            <text:p>sheet3.F52</text:p>
          </table:table-cell>
          <table:table-cell office:value-type="string">
            <text:p>sheet3.G52</text:p>
          </table:table-cell>
          <table:table-cell office:value-type="string">
            <text:p>sheet3.H52</text:p>
          </table:table-cell>
          <table:table-cell office:value-type="string">
            <text:p>sheet3.I52</text:p>
          </table:table-cell>
          <table:table-cell office:value-type="string">
            <text:p>sheet3.J52</text:p>
          </table:table-cell>
        </table:table-row>
        <table:table-row table:style-name="ro1">
          <table:table-cell office:value-type="string">
            <text:p>sheet3.A53</text:p>
          </table:table-cell>
          <table:table-cell office:value-type="string">
            <text:p>sheet3.B53</text:p>
          </table:table-cell>
          <table:table-cell office:value-type="string">
            <text:p>sheet3.C53</text:p>
          </table:table-cell>
          <table:table-cell office:value-type="string">
            <text:p>sheet3.D53</text:p>
          </table:table-cell>
          <table:table-cell office:value-type="string">
            <text:p>sheet3.E53</text:p>
          </table:table-cell>
          <table:table-cell office:value-type="string">
            <text:p>sheet3.F53</text:p>
          </table:table-cell>
          <table:table-cell office:value-type="string">
            <text:p>sheet3.G53</text:p>
          </table:table-cell>
          <table:table-cell office:value-type="string">
            <text:p>sheet3.H53</text:p>
          </table:table-cell>
          <table:table-cell office:value-type="string">
            <text:p>sheet3.I53</text:p>
          </table:table-cell>
          <table:table-cell office:value-type="string">
            <text:p>sheet3.J53</text:p>
          </table:table-cell>
        </table:table-row>
        <table:table-row table:style-name="ro1">
          <table:table-cell office:value-type="string">
            <text:p>sheet3.A54</text:p>
          </table:table-cell>
          <table:table-cell office:value-type="string">
            <text:p>sheet3.B54</text:p>
          </table:table-cell>
          <table:table-cell office:value-type="string">
            <text:p>sheet3.C54</text:p>
          </table:table-cell>
          <table:table-cell office:value-type="string">
            <text:p>sheet3.D54</text:p>
          </table:table-cell>
          <table:table-cell office:value-type="string">
            <text:p>sheet3.E54</text:p>
          </table:table-cell>
          <table:table-cell office:value-type="string">
            <text:p>sheet3.F54</text:p>
          </table:table-cell>
          <table:table-cell office:value-type="string">
            <text:p>sheet3.G54</text:p>
          </table:table-cell>
          <table:table-cell office:value-type="string">
            <text:p>sheet3.H54</text:p>
          </table:table-cell>
          <table:table-cell office:value-type="string">
            <text:p>sheet3.I54</text:p>
          </table:table-cell>
          <table:table-cell office:value-type="string">
            <text:p>sheet3.J54</text:p>
          </table:table-cell>
        </table:table-row>
        <table:table-row table:style-name="ro1">
          <table:table-cell office:value-type="string">
            <text:p>sheet3.A55</text:p>
          </table:table-cell>
          <table:table-cell office:value-type="string">
            <text:p>sheet3.B55</text:p>
          </table:table-cell>
          <table:table-cell office:value-type="string">
            <text:p>sheet3.C55</text:p>
          </table:table-cell>
          <table:table-cell office:value-type="string">
            <text:p>sheet3.D55</text:p>
          </table:table-cell>
          <table:table-cell office:value-type="string">
            <text:p>sheet3.E55</text:p>
          </table:table-cell>
          <table:table-cell office:value-type="string">
            <text:p>sheet3.F55</text:p>
          </table:table-cell>
          <table:table-cell office:value-type="string">
            <text:p>sheet3.G55</text:p>
          </table:table-cell>
          <table:table-cell office:value-type="string">
            <text:p>sheet3.H55</text:p>
          </table:table-cell>
          <table:table-cell office:value-type="string">
            <text:p>sheet3.I55</text:p>
          </table:table-cell>
          <table:table-cell office:value-type="string">
            <text:p>sheet3.J55</text:p>
          </table:table-cell>
        </table:table-row>
        <table:table-row table:style-name="ro1">
          <table:table-cell office:value-type="string">
            <text:p>sheet3.A56</text:p>
          </table:table-cell>
          <table:table-cell office:value-type="string">
            <text:p>sheet3.B56</text:p>
          </table:table-cell>
          <table:table-cell office:value-type="string">
            <text:p>sheet3.C56</text:p>
          </table:table-cell>
          <table:table-cell office:value-type="string">
            <text:p>sheet3.D56</text:p>
          </table:table-cell>
          <table:table-cell office:value-type="string">
            <text:p>sheet3.E56</text:p>
          </table:table-cell>
          <table:table-cell office:value-type="string">
            <text:p>sheet3.F56</text:p>
          </table:table-cell>
          <table:table-cell office:value-type="string">
            <text:p>sheet3.G56</text:p>
          </table:table-cell>
          <table:table-cell office:value-type="string">
            <text:p>sheet3.H56</text:p>
          </table:table-cell>
          <table:table-cell office:value-type="string">
            <text:p>sheet3.I56</text:p>
          </table:table-cell>
          <table:table-cell office:value-type="string">
            <text:p>sheet3.J56</text:p>
          </table:table-cell>
        </table:table-row>
        <table:table-row table:style-name="ro1">
          <table:table-cell office:value-type="string">
            <text:p>sheet3.A57</text:p>
          </table:table-cell>
          <table:table-cell office:value-type="string">
            <text:p>sheet3.B57</text:p>
          </table:table-cell>
          <table:table-cell office:value-type="string">
            <text:p>sheet3.C57</text:p>
          </table:table-cell>
          <table:table-cell office:value-type="string">
            <text:p>sheet3.D57</text:p>
          </table:table-cell>
          <table:table-cell office:value-type="string">
            <text:p>sheet3.E57</text:p>
          </table:table-cell>
          <table:table-cell office:value-type="string">
            <text:p>sheet3.F57</text:p>
          </table:table-cell>
          <table:table-cell office:value-type="string">
            <text:p>sheet3.G57</text:p>
          </table:table-cell>
          <table:table-cell office:value-type="string">
            <text:p>sheet3.H57</text:p>
          </table:table-cell>
          <table:table-cell office:value-type="string">
            <text:p>sheet3.I57</text:p>
          </table:table-cell>
          <table:table-cell office:value-type="string">
            <text:p>sheet3.J57</text:p>
          </table:table-cell>
        </table:table-row>
        <table:table-row table:style-name="ro1">
          <table:table-cell office:value-type="string">
            <text:p>sheet3.A58</text:p>
          </table:table-cell>
          <table:table-cell office:value-type="string">
            <text:p>sheet3.B58</text:p>
          </table:table-cell>
          <table:table-cell office:value-type="string">
            <text:p>sheet3.C58</text:p>
          </table:table-cell>
          <table:table-cell office:value-type="string">
            <text:p>sheet3.D58</text:p>
          </table:table-cell>
          <table:table-cell office:value-type="string">
            <text:p>sheet3.E58</text:p>
          </table:table-cell>
          <table:table-cell office:value-type="string">
            <text:p>sheet3.F58</text:p>
          </table:table-cell>
          <table:table-cell office:value-type="string">
            <text:p>sheet3.G58</text:p>
          </table:table-cell>
          <table:table-cell office:value-type="string">
            <text:p>sheet3.H58</text:p>
          </table:table-cell>
          <table:table-cell office:value-type="string">
            <text:p>sheet3.I58</text:p>
          </table:table-cell>
          <table:table-cell office:value-type="string">
            <text:p>sheet3.J58</text:p>
          </table:table-cell>
        </table:table-row>
      </table:table>
      <table:named-expressions>
        <table:named-range table:name="repeatrow" table:base-cell-address="$Sheet1.$J$1" table:cell-range-address="$Sheet1.$A$1:.$J$1" table:range-usable-as="repeat-row"/>
        <table:named-range table:name="repeatcolumn" table:base-cell-address="$Sheet1.$J$1" table:cell-range-address="$Sheet1.$A$1:.$A$58" table:range-usable-as="repeat-column"/>
        <table:named-range table:name="Printrange" table:base-cell-address="$Sheet1.$A$2" table:cell-range-address="$Sheet1.$B$7:.$J$5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19">05/19/2005</text:date>, <text:time>15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04$Build-8913</meta:generator>
    <meta:initial-creator>Oliver Crämer</meta:initial-creator>
    <meta:creation-date>2003-11-18T09:48:02</meta:creation-date>
    <dc:date>2005-05-19T15:22:03</dc:date>
    <dc:language>en-US</dc:language>
    <meta:editing-cycles>6</meta:editing-cycles>
    <meta:editing-duration>PT15M58S</meta:editing-duration>
    <meta:user-defined meta:name="Info 1"/>
    <meta:user-defined meta:name="Info 2"/>
    <meta:user-defined meta:name="Info 3"/>
    <meta:user-defined meta:name="Info 4"/>
    <meta:document-statistic meta:table-count="3" meta:cell-count="1740"/>
  </office:meta>
</office:document-meta>
</file>